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font-weight="normal"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Text_20_body">
      <style:paragraph-properties fo:text-align="justify" style:justify-single-word="false"/>
    </style:style>
    <style:style style:name="P12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text-properties fo:language="ru" fo:country="RU"/>
    </style:style>
    <style:style style:name="P127" style:family="paragraph" style:parent-style-name="Text_20_body">
      <style:text-properties fo:language="en" fo:country="US"/>
    </style:style>
    <style:style style:name="P128" style:family="paragraph" style:parent-style-name="Text_20_body">
      <loext:graphic-properties draw:fill="solid" draw:fill-color="#eeeeee" draw:opacity="100%"/>
      <style:paragraph-properties fo:background-color="#eeeeee"/>
    </style:style>
    <style:style style:name="P129" style:family="paragraph" style:parent-style-name="First_20_line_20_indent">
      <style:text-properties fo:language="ru" fo:country="RU"/>
    </style:style>
    <style:style style:name="P130" style:family="paragraph" style:parent-style-name="First_20_line_20_indent">
      <style:paragraph-properties fo:text-align="justify" style:justify-single-word="false"/>
      <style:text-properties fo:language="ru" fo:country="RU"/>
    </style:style>
    <style:style style:name="P131" style:family="paragraph" style:parent-style-name="First_20_line_20_indent">
      <style:text-properties fo:font-size="15pt" fo:language="ru" fo:country="RU" style:font-size-asian="15pt" style:font-size-complex="15pt"/>
    </style:style>
    <style:style style:name="P132" style:family="paragraph" style:parent-style-name="First_20_line_20_indent">
      <style:text-properties fo:font-size="12pt" fo:language="ru" fo:country="RU" style:font-size-asian="12pt" style:font-size-complex="12pt"/>
    </style:style>
    <style:style style:name="P133" style:family="paragraph" style:parent-style-name="First_20_line_20_indent">
      <style:paragraph-properties fo:text-align="justify" style:justify-single-word="false"/>
      <style:text-properties fo:language="en" fo:country="US"/>
    </style:style>
    <style:style style:name="P134" style:family="paragraph" style:parent-style-name="First_20_line_20_indent">
      <style:paragraph-properties fo:text-align="justify" style:justify-single-word="false"/>
    </style:style>
    <style:style style:name="P135" style:family="paragraph" style:parent-style-name="Text_20_body">
      <style:paragraph-properties fo:margin-left="0in" fo:margin-right="0in" fo:text-align="justify" style:justify-single-word="false" fo:text-indent="0in" style:auto-text-indent="false"/>
    </style:style>
    <style:style style:name="P13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paragraph-properties fo:margin-left="0in" fo:margin-right="0in" fo:text-indent="0in" style:auto-text-indent="false"/>
      <style:text-properties fo:language="en" fo:country="US"/>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3" style:family="paragraph" style:parent-style-name="Standard">
      <style:text-properties fo:font-style="italic" style:font-style-asian="italic" style:font-style-complex="italic"/>
    </style:style>
    <style:style style:name="P15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5" style:family="paragraph" style:parent-style-name="Text_20_body" style:list-style-name="L1">
      <style:paragraph-properties fo:text-align="justify" style:justify-single-word="false"/>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9" style:family="paragraph" style:parent-style-name="Text_20_body" style:list-style-name="L3">
      <style:text-properties fo:language="ru" fo:country="RU"/>
    </style:style>
    <style:style style:name="P160" style:family="paragraph" style:parent-style-name="Text_20_body" style:list-style-name="L3">
      <style:text-properties fo:language="ru" fo:country="RU" fo:background-color="#ffff00"/>
    </style:style>
    <style:style style:name="P16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4589"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b4a8" style:font-style-asian="normal" style:font-style-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04589" officeooo:paragraph-rsid="00104589" style:font-style-asian="normal" style:font-style-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0d847" officeooo:paragraph-rsid="0010d847" style:font-style-asian="normal" style:font-style-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74bb4" officeooo:paragraph-rsid="00199fb7" style:font-style-asian="normal" style:font-style-complex="normal"/>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9"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0"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1" style:family="paragraph" style:parent-style-name="Heading_20_2">
      <style:text-properties fo:language="en" fo:country="US"/>
    </style:style>
    <style:style style:name="P172" style:family="paragraph" style:parent-style-name="Heading_20_2">
      <style:text-properties fo:language="ru" fo:country="RU"/>
    </style:style>
    <style:style style:name="P173" style:family="paragraph" style:parent-style-name="Heading_20_2">
      <style:paragraph-properties fo:text-align="justify" style:justify-single-word="false"/>
    </style:style>
    <style:style style:name="P174" style:family="paragraph" style:parent-style-name="Heading_20_2">
      <loext:graphic-properties draw:fill="solid" draw:fill-color="#eeeeee" draw:opacity="100%"/>
      <style:paragraph-properties fo:background-color="#eeeeee"/>
    </style:style>
    <style:style style:name="P175" style:family="paragraph" style:parent-style-name="Heading_20_1">
      <style:paragraph-properties fo:margin-left="0in" fo:margin-right="0in" fo:text-align="center" style:justify-single-word="false" fo:text-indent="0.1965in" style:auto-text-indent="false"/>
    </style:style>
    <style:style style:name="P17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f5723"/>
    </style:style>
    <style:style style:name="T12" style:family="text">
      <style:text-properties fo:language="ru" fo:country="RU" officeooo:rsid="00104589"/>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language="en" fo:country="US" officeooo:rsid="00104589"/>
    </style:style>
    <style:style style:name="T21" style:family="text">
      <style:text-properties fo:language="en" fo:country="US" officeooo:rsid="0010b4a8"/>
    </style:style>
    <style:style style:name="T22" style:family="text">
      <style:text-properties fo:language="en" fo:country="US" officeooo:rsid="00135804"/>
    </style:style>
    <style:style style:name="T23" style:family="text">
      <style:text-properties fo:language="en" fo:country="US" officeooo:rsid="00152b09"/>
    </style:style>
    <style:style style:name="T24" style:family="text">
      <style:text-properties fo:language="en" fo:country="US" officeooo:rsid="0017e87c"/>
    </style:style>
    <style:style style:name="T25" style:family="text">
      <style:text-properties fo:language="en" fo:country="US" officeooo:rsid="0018bddf"/>
    </style:style>
    <style:style style:name="T26" style:family="text">
      <style:text-properties fo:color="#ff3333"/>
    </style:style>
    <style:style style:name="T27" style:family="text">
      <style:text-properties fo:color="#ff3333" fo:language="ru" fo:country="RU"/>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color="#800000"/>
    </style:style>
    <style:style style:name="T32" style:family="text">
      <style:text-properties fo:color="#800000" fo:language="ru" fo:country="RU"/>
    </style:style>
    <style:style style:name="T33" style:family="text">
      <style:text-properties fo:color="#800000" fo:language="ru" fo:country="RU" fo:font-style="normal" style:font-style-asian="normal" style:font-style-complex="normal"/>
    </style:style>
    <style:style style:name="T34"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fo:color="#800000" fo:language="en" fo:country="US"/>
    </style:style>
    <style:style style:name="T36"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7" style:family="text">
      <style:text-properties fo:color="#ff6600"/>
    </style:style>
    <style:style style:name="T38" style:family="text">
      <style:text-properties fo:color="#ff6600" fo:language="ru" fo:country="RU"/>
    </style:style>
    <style:style style:name="T39" style:family="text">
      <style:text-properties fo:font-weight="bold" style:font-weight-asian="bold" style:font-weight-complex="bold"/>
    </style:style>
    <style:style style:name="T40" style:family="text">
      <style:text-properties fo:font-weight="bold" fo:background-color="transparent" loext:char-shading-value="0" style:font-weight-asian="bold" style:font-weight-complex="bold"/>
    </style:style>
    <style:style style:name="T41" style:family="text">
      <style:text-properties style:use-window-font-color="true"/>
    </style:style>
    <style:style style:name="T42" style:family="text">
      <style:text-properties style:use-window-font-color="true" fo:language="ru" fo:country="RU"/>
    </style:style>
    <style:style style:name="T43" style:family="text">
      <style:text-properties style:use-window-font-color="true" fo:language="ru" fo:country="RU" fo:font-style="normal" style:font-style-asian="normal" style:font-style-complex="normal"/>
    </style:style>
    <style:style style:name="T44" style:family="text">
      <style:text-properties style:use-window-font-color="true" fo:language="ru" fo:country="RU" fo:font-style="normal" fo:font-weight="normal" style:font-style-asian="normal" style:font-weight-asian="normal" style:font-style-complex="normal" style:font-weight-complex="normal"/>
    </style:style>
    <style:style style:name="T4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ru" fo:country="RU" fo:font-style="normal" fo:background-color="transparent" loext:char-shading-value="0" style:font-style-asian="normal" style:font-style-complex="normal"/>
    </style:style>
    <style:style style:name="T47" style:family="text">
      <style:text-properties style:use-window-font-color="true" fo:language="ru" fo:country="RU" fo:font-style="italic" style:font-style-asian="italic" style:font-style-complex="italic"/>
    </style:style>
    <style:style style:name="T48" style:family="text">
      <style:text-properties style:use-window-font-color="true" fo:language="ru" fo:country="RU" fo:font-style="italic" fo:font-weight="normal" style:font-style-asian="italic" style:font-weight-asian="normal" style:font-style-complex="italic" style:font-weight-complex="normal"/>
    </style:style>
    <style:style style:name="T49" style:family="text">
      <style:text-properties style:use-window-font-color="true" fo:language="ru" fo:country="RU" fo:font-weight="normal" style:font-weight-asian="normal" style:font-weight-complex="normal"/>
    </style:style>
    <style:style style:name="T50" style:family="text">
      <style:text-properties style:use-window-font-color="true" fo:language="ru" fo:country="RU" fo:background-color="transparent" loext:char-shading-value="0"/>
    </style:style>
    <style:style style:name="T51" style:family="text">
      <style:text-properties style:use-window-font-color="true" fo:language="en" fo:country="US"/>
    </style:style>
    <style:style style:name="T52" style:family="text">
      <style:text-properties style:use-window-font-color="true" fo:language="en" fo:country="US" fo:font-style="normal" style:font-style-asian="normal" style:font-style-complex="normal"/>
    </style:style>
    <style:style style:name="T53" style:family="text">
      <style:text-properties style:use-window-font-color="true" fo:language="en" fo:country="US" fo:font-style="normal" fo:background-color="transparent" loext:char-shading-value="0" style:font-style-asian="normal" style:font-style-complex="normal"/>
    </style:style>
    <style:style style:name="T54" style:family="text">
      <style:text-properties style:use-window-font-color="true" fo:language="en" fo:country="US" fo:font-style="normal" fo:font-weight="normal" style:font-style-asian="normal" style:font-weight-asian="normal" style:font-style-complex="normal" style:font-weight-complex="normal"/>
    </style:style>
    <style:style style:name="T5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6" style:family="text">
      <style:text-properties style:use-window-font-color="true" fo:language="en" fo:country="US" fo:font-weight="normal" style:font-weight-asian="normal" style:font-weight-complex="normal"/>
    </style:style>
    <style:style style:name="T57" style:family="text">
      <style:text-properties style:use-window-font-color="true" fo:font-style="normal" style:font-style-asian="normal" style:font-style-complex="normal"/>
    </style:style>
    <style:style style:name="T58" style:family="text">
      <style:text-properties style:use-window-font-color="true" fo:font-style="normal" fo:font-weight="normal" style:font-style-asian="normal" style:font-weight-asian="normal" style:font-style-complex="normal" style:font-weight-complex="normal"/>
    </style:style>
    <style:style style:name="T59"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60" style:family="text">
      <style:text-properties style:use-window-font-color="true" fo:font-style="italic" fo:font-weight="normal" style:font-style-asian="italic" style:font-weight-asian="normal" style:font-style-complex="italic" style:font-weight-complex="normal"/>
    </style:style>
    <style:style style:name="T61" style:family="text">
      <style:text-properties style:use-window-font-color="true" fo:background-color="transparent" loext:char-shading-value="0"/>
    </style:style>
    <style:style style:name="T62" style:family="text">
      <style:text-properties fo:background-color="transparent" loext:char-shading-value="0"/>
    </style:style>
    <style:style style:name="T63" style:family="text">
      <style:text-properties style:text-position="super 58%"/>
    </style:style>
    <style:style style:name="T64" style:family="text">
      <style:text-properties fo:color="#c5000b"/>
    </style:style>
    <style:style style:name="T65" style:family="text">
      <style:text-properties fo:language="fr" fo:country="FR"/>
    </style:style>
    <style:style style:name="T66" style:family="text">
      <style:text-properties fo:color="#0000ff"/>
    </style:style>
    <style:style style:name="T67" style:family="text">
      <style:text-properties fo:color="#0000ff" fo:language="ru" fo:country="RU"/>
    </style:style>
    <style:style style:name="T68" style:family="text">
      <style:text-properties fo:color="#3333ff"/>
    </style:style>
    <style:style style:name="T69" style:family="text">
      <style:text-properties fo:color="#3333ff" fo:language="en" fo:country="US"/>
    </style:style>
    <style:style style:name="T70" style:family="text">
      <style:text-properties fo:font-style="normal"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style:text-underline-style="none" style:font-style-asian="normal" style:font-style-complex="normal"/>
    </style:style>
    <style:style style:name="T73" style:family="text">
      <style:text-properties fo:color="#0066ff"/>
    </style:style>
    <style:style style:name="T74" style:family="text">
      <style:text-properties fo:color="#0066ff" fo:language="en" fo:country="US" fo:font-style="normal" fo:background-color="transparent" loext:char-shading-value="0" style:font-style-asian="normal" style:font-style-complex="normal"/>
    </style:style>
    <style:style style:name="T75" style:family="text">
      <style:text-properties fo:background-color="#ffff00" loext:char-shading-value="0"/>
    </style:style>
    <style:style style:name="T76" style:family="text">
      <style:text-properties fo:color="#00ccff"/>
    </style:style>
    <style:style style:name="T77" style:family="text">
      <style:text-properties fo:font-weight="normal"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fo:color="#0066cc"/>
    </style:style>
    <style:style style:name="T80" style:family="text">
      <style:text-properties fo:color="#0066cc" fo:language="ru" fo:country="RU"/>
    </style:style>
    <style:style style:name="T81" style:family="text">
      <style:text-properties fo:color="#0000cc"/>
    </style:style>
    <style:style style:name="T82" style:family="text">
      <style:text-properties style:text-line-through-style="solid" style:text-line-through-type="single" fo:font-weight="bold" style:font-weight-asian="bold" style:font-weight-complex="bold"/>
    </style:style>
    <style:style style:name="T83" style:family="text">
      <style:text-properties fo:language="uk" fo:country="UA"/>
    </style:style>
    <style:style style:name="T84" style:family="text">
      <style:text-properties fo:language="uk" fo:country="UA" fo:font-style="italic" style:font-style-asian="italic" style:font-style-complex="italic"/>
    </style:style>
    <style:style style:name="T85" style:family="text">
      <style:text-properties fo:language="uk" fo:country="UA" fo:font-weight="bold" style:font-weight-asian="bold" style:font-weight-complex="bold"/>
    </style:style>
    <style:style style:name="T86" style:family="text">
      <style:text-properties fo:color="#ff0000"/>
    </style:style>
    <style:style style:name="T87" style:family="text">
      <style:text-properties style:text-underline-style="none"/>
    </style:style>
    <style:style style:name="T88" style:family="text">
      <style:text-properties style:text-rotation-angle="90" style:text-rotation-scale="line-height"/>
    </style:style>
    <style:style style:name="T89" style:family="text">
      <style:text-properties style:text-rotation-angle="270" style:text-rotation-scale="line-height"/>
    </style:style>
    <style:style style:name="T90" style:family="text">
      <style:text-properties style:text-position="sub 58%" style:font-size-asian="10.5pt"/>
    </style:style>
    <style:style style:name="T91" style:family="text">
      <style:text-properties style:font-name="Symbol" style:font-name-asian="Symbol" style:font-name-complex="Symbol"/>
    </style:style>
    <style:style style:name="T92" style:family="text">
      <style:text-properties style:font-name="Liberation Serif1" style:font-name-asian="Symbol" style:font-name-complex="Symbol"/>
    </style:style>
    <style:style style:name="T93" style:family="text">
      <style:text-properties style:font-name="Courier New CYR"/>
    </style:style>
    <style:style style:name="T94" style:family="text">
      <style:text-properties style:font-name="Courier New CYR" fo:language="en" fo:country="US"/>
    </style:style>
    <style:style style:name="T95" style:family="text">
      <style:text-properties fo:color="#6666ff"/>
    </style:style>
    <style:style style:name="T96" style:family="text">
      <style:text-properties fo:color="#3399ff"/>
    </style:style>
    <style:style style:name="T97" style:family="text">
      <style:text-properties officeooo:rsid="000f2bd3"/>
    </style:style>
    <style:style style:name="T98" style:family="text">
      <style:text-properties officeooo:rsid="00104589"/>
    </style:style>
    <style:style style:name="T99" style:family="text">
      <style:text-properties officeooo:rsid="00108db2"/>
    </style:style>
    <style:style style:name="T100" style:family="text">
      <style:text-properties officeooo:rsid="0010b4a8"/>
    </style:style>
    <style:style style:name="T101" style:family="text">
      <style:text-properties officeooo:rsid="00135804"/>
    </style:style>
    <style:style style:name="T102" style:family="text">
      <style:text-properties officeooo:rsid="0018bd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5" text:outline-level="1">Последний фанфик</text:h>
      <text:p text:style-name="P1"><text:span text:style-name="T1">&lt;</text:span><text:span text:style-name="T6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4"><text:span text:style-name="T55">&lt;</text:span><text:span text:style-name="T59">Э</text:span><text:span text:style-name="T36">пизод в Кантерлоте, где Луна составляет невысокое мнение об умственных способностях Макса</text:span><text:span text:style-name="T55">&gt;</text:span></text:p>
      <text:p text:style-name="P44">&lt;<text:span text:style-name="T32">Глава про то, как Селестия пытается определить, чего хочет Макс </text:span>&lt;<text:span text:style-name="T1">и </text:span><text:span text:style-name="T32">ест ванильное мороженное</text:span>&gt;<text:span text:style-name="T32">. В конце-концов, она понимает, что Макс хочет секса и дружбы (на самом деле - любви). Эпизод с Агамемноном-бескланником:</text:span></text:p>
      <text:p text:style-name="P35">-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51">&gt;</text:span></text:p>
      <text:p text:style-name="P44">&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9">&lt;<text:span text:style-name="T32">Селестия лечит Макса в Кантерлоте от болячек и наркозависимости по-настоящему </text:span><text:span text:style-name="T31">(</text:span><text:span text:style-name="T32">перебирает на себя его болячки</text:span><text:span text:style-name="T31">)</text:span><text:span text:style-name="T32">.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9">&lt;<text:span text:style-name="T1">Сел показывает и даёт прочувствовать Максу корректировку орбиты Эквуса («подъём» Солнца)</text:span>&gt;</text:p>
      <text:p text:style-name="P49">&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9">&lt;Сел пытается научить Макса телепортации, и он телепортирует Агамемнона в пещеру под Кантерлотом (и учит ругательствам – в т.ч. “заебали”)&gt;</text:p>
      <text:p text:style-name="P60"><text:span text:style-name="T13">&lt;Луна - </text:span><text:span text:style-name="T31">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3">&gt;</text:span></text:p>
      <text:p text:style-name="P60">&lt;Добавить эпизод подбора снаряги перед опасным заданием&gt;</text:p>
      <text:p text:style-name="P60">&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4">Таймлайн <text:span text:style-name="T13">(</text:span>события через 10 лет после Обмена): </text:p>
      <text:p text:style-name="P84">Год 2143 ПВ <text:span text:style-name="T13">(AU -?)</text:span></text:p>
      <text:p text:style-name="P84"><text:span text:style-name="T13">20-</text:span>е апреля — Юджин «прыгает» с крыши (неудачная попытка заклинания последнего шанса)</text:p>
      <text:p text:style-name="P84">22-е мая — вызов Макса в Эквестрию. Гибель Кимеринна</text:p>
      <text:p text:style-name="P84">25-е мая — встреча с Норфом</text:p>
      <text:p text:style-name="P84">27-е мая — первая встреча с Селестией после бегства из замка Сестёр. Сцена с докторами</text:p>
      <text:p text:style-name="P84">29-е мая — встреча с Индиго. Прогулка с Селестией по парку. Муравьи под накрупником</text:p>
      <text:p text:style-name="P84">30-е мая — исчезновение Селестии на неделю</text:p>
      <text:p text:style-name="P84">6-е июня — встреча с Селестией после разлуки. Прогулка по парку. Вид со стены. Землетрясение</text:p>
      <text:p text:style-name="P84"><text:span text:style-name="T13">&lt;</text:span>7<text:span text:style-name="T13">-</text:span>е июня — секс с Селестией. Раздор</text:p>
      <text:p text:style-name="P84">&lt;15-е июня — исчезновение Норфа. Прощание с Селестией.</text:p>
      <text:p text:style-name="P84">17-е июня — отбытие из Кантерлота</text:p>
      <text:p text:style-name="P85"><text:span text:style-name="T1">18</text:span>-<text:span text:style-name="T1">июня — Прибытие в Понивилль. Прочтение дневника эксперимента с заклинанием Индрэ</text:span></text:p>
      <text:p text:style-name="P84"><text:span text:style-name="T13">&lt;</text:span>25-е июня — попойка с Пинки. Бочколёт метконосцев</text:p>
      <text:p text:style-name="P84"><text:soft-page-break/>27-е июня — получение письма от Селестии. Отказ выдать магический усилитель</text:p>
      <text:p text:style-name="P84"><text:span text:style-name="T13">&lt;</text:span>28-е июня<text:span text:style-name="T13"> </text:span>- попытка отослать письмо Селестии через Спайка</text:p>
      <text:p text:style-name="P84">30-е июня — выезд из Понивилля</text:p>
      <text:p text:style-name="P84">1-е июля — Прибытие в Фетлок. Захват резонаторных рубинов в павильоне Псинтела</text:p>
      <text:p text:style-name="P84">2-е июля — выезд из Фетлока Макса с Дэш в фургоне</text:p>
      <text:p text:style-name="P84">&lt;4-е июля - Дэш стучит лбом в дерево. Обнимашки</text:p>
      <text:p text:style-name="P84">8-е июля — прибытие в Груммингтон</text:p>
      <text:p text:style-name="P84">9-е июля –<text:span text:style-name="T13"> </text:span>Провал Груммингтона. Отбытие с Груммингтона</text:p>
      <text:p text:style-name="P84"><text:span text:style-name="T13">&lt;</text:span>12-е июля — Прибытие в Филлидельфию. Отбытие. Падение Макса с самоката</text:p>
      <text:p text:style-name="P84">14-е июля — переправа через седловое озеро. Прибытие Макса с Дэш в Понивилль</text:p>
      <text:p text:style-name="P84">15-е июля — эксперимент с усиленным заклинанием Индрэ. Поединок Луны с Твайлайт в Понивилле</text:p>
      <text:p text:style-name="P84">17-е июля — прибытие в Кантерлот Луны, Макса и шестёрки</text:p>
      <text:p text:style-name="P84"><text:span text:style-name="T13">[</text:span>21-е июля<text:span text:style-name="T13">]</text:span> — Гранд Галопин Гала</text:p>
      <text:p text:style-name="P85">[26-<text:span text:style-name="T1">е июля</text:span>]<text:span text:style-name="T1"> — совещание в зале стратегического планирования. Выдача паспорта Максу</text:span></text:p>
      <text:p text:style-name="P85"/>
      <text:h text:style-name="Heading_20_2" text:outline-level="2">Прочитанные фанфики</text:h>
      <text:h text:style-name="Heading_20_3" text:outline-level="3">Эпичные</text:h>
      <text:p text:style-name="P126">Обмен ( <text:a xlink:type="simple" xlink:href="https://darkpony.ru/obmen/" text:style-name="Internet_20_link" text:visited-style-name="Visited_20_Internet_20_Link">https://darkpony.ru/obmen/</text:a> )</text:p>
      <text:p text:style-name="P127">I Dream Of Luna</text:p>
      <text:p text:style-name="P126">Розовые глазки</text:p>
      <text:p text:style-name="P12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5"/>
      <text:h text:style-name="Heading_20_2" text:outline-level="2">Идеи</text:h>
      <text:list xml:id="list5568276166411151023" text:style-name="L1">
        <text:list-item>
          <text:p text:style-name="P155">добавить детектив <text:span text:style-name="T1">(реализовано)</text:span>+ магические уроки/трактаты Старсвирла (реализовано)</text:p>
        </text:list-item>
        <text:list-item>
          <text:p text:style-name="P156">Терра несколько раз пытается убить Макса (один раз — в аквапарке). Несколько раз Макса спасает Селестия (даёт приказы Нексусу)</text:p>
        </text:list-item>
        <text:list-item>
          <text:p text:style-name="P156">Книги:</text:p>
        </text:list-item>
      </text:list>
      <text:list xml:id="list7247236181645498822" text:style-name="L2">
        <text:list-item>
          <text:p text:style-name="P157">«Великие грифоны прошлого» - из канона (5<text:span text:style-name="T13">s8e)</text:span></text:p>
        </text:list-item>
        <text:list-item>
          <text:p text:style-name="P157">«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text:span text:style-name="T75">Природа Проклятий</text:span>» - обмен</text:p>
        </text:list-item>
        <text:list-item>
          <text:p text:style-name="P157"><text:soft-page-break/><text:span text:style-name="T75">«Магия для Чайников»</text:span> - обмен</text:p>
        </text:list-item>
        <text:list-item>
          <text:p text:style-name="P157"><text:span text:style-name="T75">«Энциклопедия Арканум»</text:span> - обмен</text:p>
        </text:list-item>
        <text:list-item>
          <text:p text:style-name="P157">«О Гейсах» - обмен</text:p>
        </text:list-item>
        <text:list-item>
          <text:p text:style-name="P157">«<text:span text:style-name="T75">Тайны Тайных Наук</text:span>» - обмен</text:p>
        </text:list-item>
        <text:list-item>
          <text:p text:style-name="P158">«Основы Заклятий» - обмен</text:p>
        </text:list-item>
        <text:list-item>
          <text:p text:style-name="P157">«Мамочка, А Что Это Истекает Из Моего Рога? - Введение В Магию Для Маленьких Единорогов» - обмен</text:p>
        </text:list-item>
      </text:list>
      <text:p text:style-name="P4"/>
      <text:h text:style-name="Heading_20_2" text:outline-level="2">Факты об Эквестрии <text:span text:style-name="T1">(согласовать с вики)</text:span></text:h>
      <text:list xml:id="list2454707931776848406" text:style-name="L3">
        <text:list-item>
          <text:p text:style-name="P15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0">Селестия — переменчивая пони. В одно время не строгая, а в другое может быть такой, что страшно становится</text:p>
        </text:list-item>
        <text:list-item>
          <text:p text:style-name="P159">У Селестии были такие элементы гармонии: Магия, Доброта, Смех. У Луны — Верность, Честность, Щедрость. (ксенофазия)</text:p>
        </text:list-item>
        <text:list-item>
          <text:p text:style-name="P15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9">Около 820-ти лет назад будущий маг Лайтнинг Стар поступил на обучение к наставнику Тииспоту</text:p>
        </text:list-item>
        <text:list-item>
          <text:p text:style-name="P15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9">У Селестии грива и хвост развеваются и переливаются от магического шампуня</text:p>
        </text:list-item>
        <text:list-item>
          <text:p text:style-name="P159">Тело Селестии очень крепкое — может выдержать несколько тонн земли</text:p>
        </text:list-item>
        <text:list-item>
          <text:p text:style-name="P159">Дискорд намного старше принцесс, его магия сильнее ихней на голову</text:p>
        </text:list-item>
        <text:list-item>
          <text:p text:style-name="P159">Луна младше Селестии на 3 года. Сёстрам около 5000 лет. <text:span text:style-name="T75">По другим данным, Селестии около 2500 лет (Обмен).</text:span></text:p>
        </text:list-item>
        <text:list-item>
          <text:p text:style-name="P159">Принцессы начали войну с Дискордом в возрасте, когда им было около 700 лет — и продолжалась война почти сто лет</text:p>
        </text:list-item>
        <text:list-item>
          <text:p text:style-name="P159">Самый главный враг сестёр и Дискорда — скука</text:p>
        </text:list-item>
        <text:list-item>
          <text:p text:style-name="P159">В Эквестрии на одного жеребца приходится четыре - пять кобыл</text:p>
        </text:list-item>
        <text:list-item>
          <text:p text:style-name="P15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9"><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159">Настоящий цвет гривы Селестии — клубнично-розовая. Радужный цвет гривы и хвоста поддерживается магией</text:p>
        </text:list-item>
        <text:list-item>
          <text:p text:style-name="P159">Кроме Дискорда, старше сестёр ещё старейшина драконов</text:p>
        </text:list-item>
        <text:list-item>
          <text:p text:style-name="P159">Кэйденс не прожила и 60-ти лет и является низкорожденной</text:p>
        </text:list-item>
        <text:list-item>
          <text:p text:style-name="P15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9">Народ тихо фигел от нововведений и с ещё большим ожесточением продолжал делать по-своему</text:p>
        </text:list-item>
        <text:list-item>
          <text:p text:style-name="P15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9">Когда пони женятся, они обмениваются ножными браслетами</text:p>
        </text:list-item>
        <text:list-item>
          <text:p text:style-name="P159">Светилами, кроме сестёр, могут управлять единороги (группы), Дискорд, Твайлайт и Старсвирл</text:p>
        </text:list-item>
        <text:list-item>
          <text:p text:style-name="P159">Королева Кризалис — правительница Зелёной Долины</text:p>
        </text:list-item>
        <text:list-item>
          <text:p text:style-name="P159">Мать Луны и Селестии — аликорн Лорен. Мать Дискорда — Алиса (пони-человек)</text:p>
        </text:list-item>
        <text:list-item>
          <text:p text:style-name="P15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4">Искусственный интеллект. Создан Владом и Максом. Разработан для управления корпорациями.</text:p>
      <text:h text:style-name="Heading_20_3" text:outline-level="3">Норф</text:h>
      <text:p text:style-name="P12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3">2500</text:span>. Страдает о скуки.</text:p>
      <text:h text:style-name="Heading_20_3" text:outline-level="3"><text:soft-page-break/>Луна</text:h>
      <text:p text:style-name="P12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5">Единорог. Холост, молод, мечтателен. Живёт в Кантерлоте. В свободное время рисует облака.</text:p>
      <text:h text:style-name="Heading_20_3" text:outline-level="3"><text:soft-page-break/>Алекс</text:h>
      <text:p text:style-name="P135">Менеджер проектов, над одним из которых (Нексус) работает Макс.</text:p>
      <text:h text:style-name="Heading_20_3" text:outline-level="3">Ростик</text:h>
      <text:p text:style-name="P135">Лидер команды тестировщиков</text:p>
      <text:h text:style-name="Heading_20_3" text:outline-level="3">Стас</text:h>
      <text:p text:style-name="P135">Программист-новичок в команде Макса.</text:p>
      <text:h text:style-name="Heading_20_3" text:outline-level="3">Рома</text:h>
      <text:p text:style-name="P135">Программист в команде UI-программистов</text:p>
      <text:h text:style-name="Heading_20_3" text:outline-level="3">Анджела</text:h>
      <text:p text:style-name="P135">Сисадмин. Флиртует с Максом.</text:p>
      <text:p text:style-name="P135"/>
      <text:h text:style-name="Heading_20_2" text:outline-level="2">Положения</text:h>
      <text:p text:style-name="P13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71"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31">&lt;Pink Floyd “Another Brick In The Wall”&gt;</text:p>
      <text:p text:style-name="P13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4">Я прислонился к стойке с коньяком и закрыл глаза.</text:p>
      <text:p text:style-name="P6">Блядь, как хочется послать его нахуй.</text:p>
      <text:p text:style-name="P4">– Алекс, какого чёрта? Я уволился два дня назад.</text:p>
      <text:p text:style-name="P1"><text:soft-page-break/><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41">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8">–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3"><text:note text:id="ftn1" text:note-class="footnote"><text:note-citation>1</text:note-citation><text:note-body><text:p text:style-name="P14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6">Блядь!</text:p>
      <text:p text:style-name="P4">– Ладно, <text:span text:style-name="T13">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Анон.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1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3">RnD-</text:span><text:span text:style-name="T1">зоны</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3">UI</text:span>-программистов.</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0">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9"/>
      <text:p text:style-name="P9">– Нэш, привет. Это Анон.</text:p>
      <text:p text:style-name="P9">– Привет, Анон. Рад тебя видеть. Мне говорили, ты ушёл с проекта?</text:p>
      <text:p text:style-name="P9">– Не парься об этом, Нэш. Лучше выдай мне общую диагностику на экран в сжатом формате.</text:p>
      <text:p text:style-name="P40"><text:soft-page-break/></text:p>
      <text:p text:style-name="P40">Так, что тут у нас? <text:span text:style-name="T1">Т</text:span>ри последних запроса вызвали сбои в работе кластера и заставили перегрузиться один из хостов.</text:p>
      <text:p text:style-name="P40">Введём-ка парочку <text:span text:style-name="T1">общих</text:span> вопросов <text:span text:style-name="T1">для разминки</text:span>.</text:p>
      <text:p text:style-name="P40"/>
      <text:p text:style-name="P81"><text:span text:style-name="T13">– Нэш, к</text:span>ак называется наш проект?</text:p>
      <text:p text:style-name="P79"><text:span text:style-name="T8">– </text:span><text:span text:style-name="T77">Дайсон.</text:span></text:p>
      <text:p text:style-name="P79"><text:span text:style-name="T8">– </text:span><text:span text:style-name="T77">Сколько тебе лет?</text:span></text:p>
      <text:p text:style-name="P79"><text:span text:style-name="T8">– </text:span><text:span text:style-name="T77">Два года с начала запуска кластера.</text:span></text:p>
      <text:p text:style-name="P79"><text:span text:style-name="T8">– </text:span><text:span text:style-name="T77">Какой сейчас год?</text:span></text:p>
      <text:p text:style-name="P79"><text:span text:style-name="T8">– </text:span><text:span text:style-name="T77">202</text:span><text:span text:style-name="T8">1</text:span><text:span text:style-name="T77">-й.</text:span></text:p>
      <text:p text:style-name="P27"/>
      <text:p text:style-name="P40">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9"/>
      <text:p text:style-name="P81"><text:span text:style-name="T1">– </text:span>Н<text:span text:style-name="T1">эш тестовая задача номер шестнадцать</text:span>. <text:span text:style-name="T1">Выполни при дефолтных настройках.</text:span></text:p>
      <text:p text:style-name="P60">– Принял к исполнению.</text:p>
      <text:p text:style-name="P60"/>
      <text:p text:style-name="P94">«Выживание корпорации в условиях жёсткой конкуренции с ограниченными ресурсами. Случай 16».</text:p>
      <text:p text:style-name="P94">…</text:p>
      <text:p text:style-name="P94">…</text:p>
      <text:p text:style-name="P94">…</text:p>
      <text:p text:style-name="P94">Решение.</text:p>
      <text:p text:style-name="P94">…</text:p>
      <text:p text:style-name="P14"/>
      <text:p text:style-name="P14">Я вчитался в результат.</text:p>
      <text:p text:style-name="P14">–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4">– Решение принято в соответствии с текущими настройками, Анон.</text:p>
      <text:p text:style-name="P40"><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9"/>
      <text:p text:style-name="P40"><text:span text:style-name="T5">–</text:span><text:span text:style-name="T6"> </text:span><text:span text:style-name="T5">Нэш</text:span><text:span text:style-name="T71">, </text:span><text:span text:style-name="T5">в некоем городе живёт брадобрей, который бреет всех людей, которые не бреются сами. Вопрос: кто бреет брадобрея</text:span><text:span text:style-name="T71">?</text:span></text:p>
      <text:p text:style-name="P40"/>
      <text:p text:style-name="P40">Вместо ответа Нексус выплюнул на консоль длинную строку букв и служебных символов, среди которых бросилась в глаза строка “<text:span text:style-name="T39">incompartible interface Analytics v.0.93 beta</text:span>”</text:p>
      <text:p text:style-name="P40">Ага, уже теплее.</text:p>
      <text:p text:style-name="P40"/>
      <text:p text:style-name="P79"><text:span text:style-name="T8">– Нэш</text:span><text:span text:style-name="T77">, выдай диагностику модуля </text:span><text:span text:style-name="T8">аналитики.</text:span></text:p>
      <text:p text:style-name="P40"><text:soft-page-break/></text:p>
      <text:p text:style-name="P40">Йо! Видеокамеры молча наблюдают за поднятым вверх <text:span text:style-name="T1">большим пальцем</text:span>.</text:p>
      <text:p text:style-name="P40">Всё <text:span text:style-name="T1">ясно</text:span>. Версия аналитического модуля устарела и стала несовместимой с последним релизом кибермозга.</text:p>
      <text:p text:style-name="P40">Набираю номер прожект-мэнеджера.</text:p>
      <text:p text:style-name="P40"/>
      <text:p text:style-name="P40"><text:span text:style-name="T13">–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3">– </text:span>Окей. Спасибо, <text:span text:style-name="T1">Анон</text:span>.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0"><text:span text:style-name="T1">– </text:span>Ааа, понятно. Ладно, у меня всё. <text:span text:style-name="T1">Отбой</text:span>!</text:p>
      <text:p text:style-name="P41"><text:span text:style-name="T1">– Отбой</text:span>. <text:span text:style-name="T1">Ещё раз спасибо, что помог. Жаль, что ты ушёл</text:span><text:span text:style-name="T13">.</text:span></text:p>
      <text:p text:style-name="P54"/>
      <text:p text:style-name="P102">Бип-бип-бип.</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37">***</text:p>
      <text:p text:style-name="P137"/>
      <text:p text:style-name="P4">На улице моросил дождь со снегом.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о,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4">– Так чего, дашь на успокоение нервов? Не жлобись, мужик, будь другом? – повторный оклик нищего вернул меня к реальности.</text:p>
      <text:p text:style-name="P4"><text:soft-page-break/>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4">–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text:span><text:span text:style-name="T13">Top 100. </text:span>И жизнь складывается в систему, из которой не выскочишь.</text:p>
      <text:p text:style-name="P4">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text:soft-page-break/>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31">Bionic-Hill’а</text:span>. <text:span text:style-name="T1">Разноцветное искрение снежинок в мягком свете фонарей</text:span> создавал<text:span text:style-name="T1">о</text:span> атмосферу <text:span text:style-name="T8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26">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3">&lt;</text:span><text:span text:style-name="T80">мелодия из Донни Дарко</text:span><text:span text:style-name="T13">&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text:span text:style-name="T27">Влада&lt;Юджина&gt;</text:span><text:span text:style-name="T1">,</text:span> <text:span text:style-name="T1">месяц</text:span> назад прыгнувшего с крыши <text:span text:style-name="T1">своей</text:span> <text:span text:style-name="T1">высотки</text:span>.</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62">ворил </text:span><text:span text:style-name="T2">—</text:span><text:span text:style-name="T6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text:soft-page-break/>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2">А у нас получается... </text:span><text:span text:style-name="T2">–</text:span><text:span text:style-name="T6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4">AI <text:span text:style-name="T2">– </text:span><text:span text:style-name="T6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5"><text:soft-page-break/>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5">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3">2. </text:span>Дом, любимый дом</text:h>
      <text:p text:style-name="P82">Музыка быстрая, тревожная, надорваная и печальная (Pet Shop Boys “So Hard” ?)</text:p>
      <text:p text:style-name="P32"/>
      <text:p text:style-name="P91"><text:span text:style-name="T13">&lt;</text:span><text:span text:style-name="T1">Описание полёта через Эогипп. Удивлённый взгляд Анакорна</text:span><text:span text:style-name="T13">&gt;</text:span></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3">–</text:span> Она очнулась.</text:p>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2">, </text:span><text:span text:style-name="T2">а от валиума таких глюков у меня ни разу не было</text:span><text:span text:style-name="T6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text:soft-page-break/>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4">– Сколько же в тебе<text:span text:style-name="T4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3">облака.&lt;</text:span><text:span text:style-name="T32">Описание получше. Подземелье</text:span><text:span text:style-name="T13">&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1">п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2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4"><text:soft-page-break/>&lt;<text:span text:style-name="T6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4">–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2">Именно Селестия нашла пророчество-заклинание Свирла и настояла на его исполнении</text:span><text:span text:style-name="T1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3"> – </text:span><text:span text:style-name="T1">примирительно сказала Луна, шагнув ему навстречу.</text:span></text:p>
      <text:p text:style-name="P4">–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4">–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4"><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4">– На себя посмотри! – огрызнулся Дискорд. – Призвала какую-то полудохлую обезьяну вместо с<text:span text:style-name="T41">верх</text:span>…</text:p>
      <text:p text:style-name="P4">– Сестра, ты идёшь? – заглянула в зал Луна.</text:p>
      <text:p text:style-name="P4">Тут м<text:span text:style-name="T13">еня, </text:span>наконец,<text:span text:style-name="T13"> стошнило. Буквально вывернуло наизнанку: из носа текло, в глазах стояли слёзы. </text:span></text:p>
      <text:p text:style-name="P4">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65">Jack of Hearts</text:span><text:span text:style-name="T65"><text:note text:id="ftn7" text:note-class="footnote"><text:note-citation>7</text:note-citation><text:note-body><text:p text:style-name="Footnote"><text:bookmark text:name="result_box1"/><text:span text:style-name="T65">Jack of Hearts</text:span> <text:span text:style-name="T1">– Червовый валет (фр.)</text:span></text:p></text:note-body></text:note></text:span><text:span text:style-name="T65"> , </text:span><text:span text:style-name="T1">Сахарная Ватка</text:span><text:span text:style-name="T6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8">Я смутился и потянулся за платком.</text:p>
      <text:p text:style-name="P18">– Я это… Извиняюсь. Сейчас вытру.</text:p>
      <text:p text:style-name="P4"><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4">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крикнула она. – Некогда прохлаждаться!</text:p>
      <text:p text:style-name="P4">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4">–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4">–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4">– Какого хера? Прекрати немедленно! Бля...</text:p>
      <text:p text:style-name="P4">Аликорница пропустила мои протесты мимо ушей. Мы приближались к концу галереи, когда из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4">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зелёный «рукав», выползающий из бокового прохода, как паста из тюбика.</text:p>
      <text:p text:style-name="P4">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 Ай! Твою ж... Твоё высочество, блин!!!</text:p>
      <text:p text:style-name="P4">Селестия выпрямилась в струнку.</text:p>
      <text:p text:style-name="P4"><text:soft-page-break/>– Закрой глаза! – скомандовала аликорница.&lt;<text:span text:style-name="T31">Добавить эпизодов сражения Сел с пландерсидами. Этот эпизод — последний, после которого она потеряла сознание</text:span>&gt;</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4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4">–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4">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Нет, не могу. Блин, лучше уж пусть мен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text:span text:style-name="T4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4">– Давай, родная, давай! Вставай, я помогу тебе. Совсем немного осталось...</text:p>
      <text:p text:style-name="P4">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Вот они!!!</text:p>
      <text:p text:style-name="P4"><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4">–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6">Макс побывает в этих развалинах и найдёт там выдолбленную на камне надпись: «Здесь был Стар...»</text:span>&gt;</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 А почему вы выбрали такое необычное место для замка? Остров посреди болота мне не кажется подходящим местом для королевской резиденции.</text:p>
      <text:p text:style-name="P4">– Раньше тут не было болота. Глубокий овраг окружал Дом с трёх сторон. С четвёртой его защищала скала. Болото появилось совсем недавно.</text:p>
      <text:p text:style-name="P4">– Точно недавно?</text:p>
      <text:p text:style-name="P4">– Почему ты спрашиваешь Нас?</text:p>
      <text:p text:style-name="P18">Я указал на пятно ряби на воде, быстро догоняющее тень от колесницы.</text:p>
      <text:p text:style-name="P4">– Потому что в нём успела завестись рыба. Причём, судя по всему, достаточно крупная.</text:p>
      <text:p text:style-name="P4">Луна проследила взглядом направление и внезапно вскочила на ноги.</text:p>
      <text:p text:style-name="P4">– Набирай высоту! Они настигают нас! – крикнула она Дискорду. 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text:soft-page-break/>–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4">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2">Резко</text:span><text:span text:style-name="T1"> запахло озоном. </text:span></text:p>
      <text:p text:style-name="P4">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31">надреснутым голосом</text:span>.</text:p>
      <text:p text:style-name="P4">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откуда-то сзади,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41">, опустив голову на пол.</text:span></text:p>
      <text:p text:style-name="P4">Некоторое время мы летели молча. Потом из-под платформы послышался шорох и возня. Я лёг на пол и заглянул под платформу.</text:p>
      <text:p text:style-name="P4">Дискорд, ухватившись <text:span text:style-name="T4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3">–</text:span> Уфф! Выкарабкались. Почти без потерь, <text:span text:style-name="T13">–</text:span> заметил Дискорд, оглядывая крыло. <text:span text:style-name="T13">–</text:span> Могло быть и хуже.</text:p>
      <text:p text:style-name="P4"><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4">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4"><text:span text:style-name="T13">–</text:span> <text:span text:style-name="T31">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4"><text:span text:style-name="T13">–</text:span> ТЫ!!! ТЫ!..</text:p>
      <text:p text:style-name="P4"><text:span text:style-name="T13">–</text:span> Да, я!!! <text:span text:style-name="T13">–</text:span> Дискорд подбоченился и с вызовом посмотрел на разъярённую аликорницу. <text:span text:style-name="T13">–</text:span> Можешь скинуть меня в болото, можешь превратить обратно в камень, <text:span text:style-name="T31">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4">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3"/>
      <text:h text:style-name="Heading_20_2" text:outline-level="2"><text:soft-page-break/><text:span text:style-name="T13">3. </text:span>Кантерлот</text:h>
      <text:p text:style-name="P83">Музыка медленная, фэнтезийная, средневековая, изысканая, дворцовая (стиль Dire Straits “Coyote”)</text:p>
      <text:p text:style-name="P83">&lt;Эркеры и ризалиты&gt;</text:p>
      <text:p text:style-name="P25">Глава IV. Пределы магии</text:p>
      <text:p text:style-name="P22"/>
      <text:p text:style-name="P25">Вашему покорному слуге известны четыре предела магии: </text:p>
      <text:list xml:id="list3301872934026869761"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text:span> Блядь, как меня заебала эта архаика! Когда-нибудь пошлю нахер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text:span></text:p><text:p text:style-name="P140"><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6"/>
      <text:p text:style-name="P12">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0"><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Дискорд исчез. Последний раз драконикуса видели, когда он на своей <text:span text:style-name="T1">золотой барже</text:span> удалялся в сторону Жеребячьих<text:span text:style-name="T31">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0"><text:span text:style-name="T13">Ну, понятно, в элитном придворцовом квартале, который представляет из себя </text:span><text:span text:style-name="T1">верхний город</text:span><text:span text:style-name="T13">, цены кусаются. Надо топать вниз, на окраину. Но, блин, корявые пальцы внесли свою коррективу в шопинг-план!</text:span></text:p>
      <text:p text:style-name="P80"><text:span text:style-name="T13">Как раз на спуске в нижний </text:span><text:span text:style-name="T1">город, на мосту</text:span><text:span text:style-name="T13">, 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20">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text:soft-page-break/>– “Лорен” я сделал на базе <text:span text:style-name="T4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1">парящие платформы.</text:span> Но дворцовым бюрократам необязательно ж знать, КАК я их уничтожаю, хе-хе! Некоторые из <text:span text:style-name="T41">платформ </text:span><text:span text:style-name="T4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1"> И никто ж не догадывался, что она </text:span><text:span text:style-name="T42">сделана по королевскому заказу</text:span><text:span text:style-name="T41">! Её </text:span><text:span text:style-name="T42">Солнечное </text:span><text:span text:style-name="T41"><text:s/>Высочеств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6">935 – 992 A.C.</text:span>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13">4. </text:span>Библиотека</text:h>
      <text:p text:style-name="P21">&lt;<text:span text:style-name="T66">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1">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text:soft-page-break/>Возьмём, <text:s/>примеру, заклинание начального предела: “Ярету пхонг руул квами”, <text:span text:style-name="T1">—</text:span> что означает: “<text:span text:style-name="T31">Разогнать силу и оборотить против себя</text:span>”.</text:p>
      <text:p text:style-name="P6">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text:span>Ну,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3">За прошедшие дни я уже привык и к магии, и к разумным эквиноподобным и даже </text:span><text:span text:style-name="T1">ко сну вдоволь</text:span><text:span text:style-name="T13">.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71">Экзоскелет, лишившись хозяйки, переключил цвет лампочки с зелёного на оранжевый.</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3">–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14">–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5"><text:soft-page-break/>Селестия нахмурилась и угрожающе подняла крылья.</text:p>
      <text:p text:style-name="P55"><text:span text:style-name="T13">– </text:span>Не забывай, человек, я — могущественный маг и правитель Эквестрии. Ко мне нужно относиться с должным уважением!</text:p>
      <text:p text:style-name="P55"><text:span text:style-name="T13">– </text:span>А то что? Превратишь в жабу? Сошлёшь на Луну? Убьёшь нахер?</text:p>
      <text:p text:style-name="P55">Аликорница сникла. Уши её опустились.</text:p>
      <text:p text:style-name="P55"><text:span text:style-name="T13">– </text:span>Макс, не надо... Ты же знаешь, я этого не сделаю.</text:p>
      <text:p text:style-name="P55"><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5"><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55"><text:span text:style-name="T13">Аликорница уселась н</text:span>а пол <text:span text:style-name="T13">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5">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13">– Лады! Вот видишь, нам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55"><text:span text:style-name="T13">Л</text:span>ампа<text:span text:style-name="T13"> отбрасывал</text:span>а<text:span text:style-name="T13"> мягкие тени на стену библиотеки. Селестия, расположи</text:span>вшись<text:span text:style-name="T13"> у моего кресл</text:span>а,<text:span text:style-name="T13">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13">– </text:span>Вот, читай отсюда. <text:span text:style-name="T13">– а</text:span>ликорница подчеркнула абзац копытом.</text:p>
      <text:p text:style-name="P55"/>
      <text:p text:style-name="P56">***</text:p>
      <text:p text:style-name="P56"/>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Но величайшая справедливость юниверсума заключается в том, что не существует безвыходных положений. Всегда есть надежда.</text:p>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lt;<text:span text:style-name="T31">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7">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4">–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72" text:outline-level="2"><text:span text:style-name="T13">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сине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анешн! Скажи ей, что у меня сегодня день рождения, и я здоровски обиде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ов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здоровски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5">Я остался сидеть в полнейшем замешательстве. </text:p>
      <text:p text:style-name="P55"/>
      <text:p text:style-name="P56">***</text:p>
      <text:p text:style-name="P55">&lt;<text:span text:style-name="T66">Depeche Mode - Painkiller</text:span>&gt;</text:p>
      <text:p text:style-name="P6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1">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5"><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lt;<text:span text:style-name="T32">Селестия достаёт из потайной щели свиток с мыслями Селестии</text:span><text:span text:style-name="T31">`<text:tab/>`</text:span>&gt;</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text:soft-page-break/>– А Дискорд? Он, вроде, не моложе вас.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5">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5"/>
      <text:p text:style-name="P65">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55"/>
      <text:p text:style-name="P55">Селестия со вздохом захлопнула книгу.</text:p>
      <text:p text:style-name="P55">–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мелодично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
      <text:p text:style-name="P55">…</text:p>
      <text:p text:style-name="P55"><text:soft-page-break/></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
      <text:h text:style-name="P171" text:outline-level="2">6. Стыд</text:h>
      <text:p text:style-name="P55">&lt;<text:span text:style-name="T96">Mylene Farmer — L`Ame-Stram-Gram</text:span>&gt;</text:p>
      <text:p text:style-name="P65">~~~ Завтра на семь в библиотеке ~~~</text:p>
      <text:p text:style-name="P65"/>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text:soft-page-break/>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6">***</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lt;<text:span text:style-name="T26">Абсолютного забвения</text:span>&gt;Стирание из бытия. Точнее, его нет и не было после того, как я замкнула его на его создателя, Иггуса. Суть заклинания <text:span text:style-name="T8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3">ни в настоящем, ни в прошлом, ни в будущем</text:span>.</text:p>
      <text:p text:style-name="P55">– А как ты сама помнишь о том заклинании, если оно стёрто из бытия? – резонно подметил я.</text:p>
      <text:p text:style-name="P55">– У меня <text:span text:style-name="T83">стоит</text:span>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68">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1">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8">&lt;<text:span text:style-name="T31">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3">—</text:span> осень, за осенью <text:span text:style-name="T43">—</text:span> зима. <text:s/>Если пошёл дождь, должно быть мокро, если выпал снег <text:span text:style-name="T4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3">–</text:span> Постой, постой,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3">–</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3">–</text:span> Эммм… Они… м-м-м… не больны… в некотором смысле… <text:span text:style-name="T13">–</text:span> гонец изо всех сил ковырял копытом <text:s/>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3">—</text:span> в возможности летать. И добровольно отказаться от полётов для него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8">Семь жеребят-подростков стояли передо мною с отсутствующим видом.</text:p>
      <text:p text:style-name="P18">– Представьтесь перед вашей принцессой! – шикнул на них сопровождающий стражник.</text:p>
      <text:p text:style-name="P18">Жеребята встрепенулись.</text:p>
      <text:p text:style-name="P1"><text:soft-page-break/><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2">старший. </text:span><text:span text:style-name="T2">–</text:span><text:span text:style-name="T62">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3">— о</text:span>н искренне в это верили.</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моих прерванных грёз об Ночной Эквестрии!</text:p>
      <text:p text:style-name="P4">– Об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От волнения Лулу перешла на грандэквестрийский. Мне пришлось заткнуть ей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и на их сны.</text:p>
      <text:p text:style-name="P4">Лулу умолкла и сосредоточилась. Постепенно на её морде гнев сменился недоверием, а потом и ужасом.</text:p>
      <text:p text:style-name="P4">– Сто рогов Нам в круп! ЧТО ЭТО ЗА…</text:p>
      <text:p text:style-name="P4">Теперь Лулу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4">–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4">Наконец Лулу опустилась на пол, выходя из транса. Магическая аура исчезла и она обессиленно бухнулась на колени.</text:p>
      <text:p text:style-name="P4">– Проклятье! К такому Мы не были готовы!</text:p>
      <text:p text:style-name="P4">Лулу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я видела...</text:p>
      <text:p text:style-name="P4">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3">— умение делегировать полномочия. Вечером того же дня я села за письменный стол.</text:span></text:p>
      <text:p text:style-name="P44">“<text:span text:style-name="T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6">***</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3">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3">—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text:soft-page-break/>–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Селли. Если хочешь.</text:p>
      <text:p text:style-name="P55">– Хорошо. До встречи, Селли.</text:p>
      <text:p text:style-name="P55">– До встречи, Макс.</text:p>
      <text:p text:style-name="P55"/>
      <text:h text:style-name="Heading_20_2" text:outline-level="2"><text:span text:style-name="T1">8</text:span>. (40*<text:span text:style-name="T13">ctg(Pi/4)-6)/(ln(e)-sin(0))</text:span></text:h>
      <text:p text:style-name="P86">Mark Knopfler — Hill Farmers Blues — или на следующую главу (прощание)</text:p>
      <text:p text:style-name="P55"/>
      <text:p text:style-name="P6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1"> </text:span>(быть может, к счастью). Всё, что я могу <text:span text:style-name="T13">— оставить тебе напутствие.</text:span></text:p>
      <text:p text:style-name="P65"><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5"><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65">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44">…</text:p>
      <text:p text:style-name="P44"/>
      <text:p text:style-name="P55">Тоже мне, философ выискался, Диоген копытный! Вот не люблю, когда всякие "гуру" с глубокомысленным видом порют чушь. Эквестрия <text:span text:style-name="T15">—</text:span> сказочная страна, пони <text:span text:style-name="T15">— </text:span><text:span text:style-name="T13">прекрасные создания, порядки тут з</text:span>амечательные<text:span text:style-name="T13">! Чисто, культурно, вежливо. Дворецкий </text:span><text:span text:style-name="T15">—</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Макс.</text:p>
      <text:p text:style-name="P1">Я захлопнул трактат<text:span text:style-name="T13">.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oft-page-break/><text:span text:style-name="T13">–</text:span> Я проведу вас, человек Мак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0"> </text:span><text:span text:style-name="T52">— вся архитектура явно </text:span><text:span text:style-name="T43">была </text:span><text:span text:style-name="T52">заточена под крылатых. Таких, для которых приземлиться на балкон в тронном зале или уйти через портик на крыше</text:span><text:span text:style-name="T70"> </text:span><text:span text:style-name="T52">— обычное дело. </text:span><text:span text:style-name="T70">Хорошо, что ежедневные посещения каретной мастерской подняли мой тонус, изрядно посаженный сидячим образом жизни.</text:span></text:p>
      <text:p text:style-name="P1"><text:span text:style-name="T7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2">— книжный шкаф и напольная подставка для чтения с </text:span><text:span text:style-name="T43">упором в виде </text:span><text:span text:style-name="T52">голов</text:span><text:span text:style-name="T43">ы</text:span><text:span text:style-name="T5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3">Каменный пол комнаты был покрыт розовым ковром с длиннейшим ворсом.</text:span><text:span text:style-name="T52"> </text:span><text:span text:style-name="T43">Его центр занимал высокий </text:span><text:span text:style-name="T52">кругл</text:span><text:span text:style-name="T43">ый</text:span><text:span text:style-name="T52"> </text:span><text:span text:style-name="T43">футон</text:span><text:span text:style-name="T52"> </text:span><text:span text:style-name="T43">с</text:span><text:span text:style-name="T52"> велик</text:span><text:span text:style-name="T43">им</text:span><text:span text:style-name="T52"> множество</text:span><text:span text:style-name="T43">м</text:span><text:span text:style-name="T52"> подушек. Среди них я с удивлением заметил плюшевую единорожку </text:span><text:span text:style-name="T43">фиолетового</text:span><text:span text:style-name="T52">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5">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4"><text:soft-page-break/>–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Хотя… С одной стороны, мы с Лулу корректируем курс и вращение Эквуса <text:span text:style-name="T13">—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3">.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3">—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 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3">— </text:span>не давать им окрепнуть настолько, чтобы они могли посеять смуту.</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6">Мне печалиться не стоит</text:p><text:p text:style-name="P146">Жизнь прекрасна и ярк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text:p><text:p text:style-name="P146">Но друзей моих немного,</text:p><text:p text:style-name="P146">Гложе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Селестия. <text:span text:style-name="T13">–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3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3">–</text:span> Иногда хочется забыться, <text:span text:style-name="T13">–</text:span> перехватила мой взгляд аликорница, <text:span text:style-name="T13">–</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3">–</text:span> А водку у вас принято пить?</text:p>
      <text:p text:style-name="P42"><text:span text:style-name="T13">–</text:span> Некоторые употребляют. Но правительница Эквестрии, пьющая <text:span text:style-name="T1">яблочную </text:span>водку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55"><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3">– Я несказанно рада, что, наконец-то, могу назвать тебя своим другом. </text:span>– мурлыкнула Тия. – <text:span text:style-name="T13">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3">– Это ты называешь “дружбой”? – с </text:span>улыбкой хмыкнул<text:span text:style-name="T13"> я. – </text:span>Мне нравится твоё чувство юмора.</text:p>
      <text:p text:style-name="P55">Аликорница нахмурилась.</text:p>
      <text:p text:style-name="P55"><text:span text:style-name="T13">–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13">– </text:span>Нет, что ты, Тия, не мели ерунды! Я всем доволен, я просто в восторге. Мне вообще кажется, что я попал в рай,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3">— не друг, я — нечто большее. Я тебя </text:span>лю...</text:p>
      <text:p text:style-name="P55">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4">–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6">***</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4">От нечего делать, стал прислушиваться к полушёпоту, витавшему под сводами зала.</text:p>
      <text:p text:style-name="P4"><text:soft-page-break/>…</text:p>
      <text:p text:style-name="P1"><text:span text:style-name="T52">– </text:span><text:span text:style-name="T43">Говорят, в Додж-сити почти не осталось жителей. В местном депо перестали обслуживать паровозы из-за отсутствия рабочих. Старик </text:span><text:span text:style-name="T52">–</text:span><text:span text:style-name="T4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52">– </text:span><text:span text:style-name="T57">А из Пинто Крика уже месяц нет новостей...</text:span></text:p>
      <text:p text:style-name="P4"><text:span text:style-name="T52">– </text:span><text:span text:style-name="T5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8"><text:span text:style-name="T57">– </text:span>“<text:span text:style-name="T1">Что я могу сделать, чтобы вернуть всё назад?</text:span>”</text:p>
      <text:p text:style-name="P18"><text:span text:style-name="T57">– </text:span><text:span text:style-name="T43">Так и сказала?</text:span></text:p>
      <text:p text:style-name="P1"><text:span text:style-name="T52">– </text:span><text:span text:style-name="T43">Да, </text:span><text:span text:style-name="T44">Фэнси</text:span><text:span text:style-name="T4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8"><text:span text:style-name="T57">– </text:span><text:span text:style-name="T43">Что бы это значило, Флер?</text:span></text:p>
      <text:p text:style-name="P18"><text:span text:style-name="T57">– </text:span><text:span text:style-name="T4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5">…</text:p>
      <text:p text:style-name="P7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text:p>
      <text:p text:style-name="P7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1">– Леди и джентльпони! Приём окончен! Её Высочество Принцесса Селестия будет рада видеть <text:s/>вас в следующую среду!</text:p>
      <text:p text:style-name="P7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3">–</text:span> Ты? <text:span text:style-name="T13">–</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3">–</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1">— </text:span><text:span text:style-name="T4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3">–</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 Может, мне поговорить с ней?</text:p>
      <text:p text:style-name="P42"><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44">– Ну ок. Тогда она обрадуется следующей новости: я ухожу.</text:p>
      <text:p text:style-name="P44"><text:soft-page-break/>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4"/>
      <text:p text:style-name="P1"><text:span text:style-name="T53">&lt;</text:span><text:span text:style-name="T74">Mark Knopfler - </text:span><text:span text:style-name="T73">Hill Farmer's Blues</text:span><text:span text:style-name="T53">&gt;</text:span></text:p>
      <text:p text:style-name="P46">***</text:p>
      <text:p text:style-name="P44"/>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5">–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5">– Ма-а-ам, а со мной связан элементаль?</text:p>
      <text:p text:style-name="P65">– Конечно, Эйприл. В каждом из нас есть её бессмертная искорка.</text:p>
      <text:p text:style-name="P1"><text:span text:style-name="T4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1"><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5">Так возникли аликорны.</text:p>
      <text:p text:style-name="P6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5">Имя её было Селестия.</text:p>
      <text:p text:style-name="P65">За ней последовала и сестра её, <text:span text:style-name="T13">Луна</text:span>.</text:p>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5">То есть, всегда.</text:p>
      <text:p text:style-name="P65">Тут и сказке конец. А теперь, Эйприл, залазь на полку и закрывай глазки.</text:p>
      <text:p text:style-name="P65">– Ну ма-а-ам! Раскажи ещё что-нибудь! Про Сомбру!</text:p>
      <text:p text:style-name="P65">–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83">мино</text:span>тавра?</text:p>
      <text:p text:style-name="P65">– <text:s/>Тебя забрать я ему не дам. А в дядю не тыкай копытом, это невежливо! Спи уже, моя маленькая!</text:p>
      <text:p text:style-name="P65"><text:soft-page-break/>– Поцелуй меня на ночь, мам!</text:p>
      <text:p text:style-name="P65">– Конечно, моя хорошая...</text:p>
      <text:p text:style-name="P65"/>
      <text:p text:style-name="P44">Вагоны убаюкивающе перестукивались по рельсам, унося меня прочь от Кантерлота. Я перевернулся на другой бок и провалился в сон.</text:p>
      <text:p text:style-name="P87">&lt;https://www.youtube.com/watch?v=Py9SDdYGFrQ&gt;</text:p>
      <text:h text:style-name="Heading_20_2" text:outline-level="2">10. Понивилль</text:h>
      <text:p text:style-name="P44"/>
      <text:p text:style-name="P18">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8">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8"><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8">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8">Гостинницу я сразу отверг <text:span text:style-name="T5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8"/>
      <text:p text:style-name="P24">***</text:p>
      <text:p text:style-name="P18"/>
      <text:p text:style-name="P18">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8">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2">–</text:span><text:span text:style-name="T43"> Эй, верзила, поосторожнее, лягать тя в пузо! Куда прёшься-то?</text:span></text:p>
      <text:p text:style-name="P18">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8">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text:span text:style-name="T1">четверть</text:span> арбуза каждое.</text:p>
      <text:p text:style-name="P44">– Ред <text:span text:style-name="T1">Гала</text:span>? Две серебряшки.</text:p>
      <text:p text:style-name="P44">– Куча?</text:p>
      <text:p text:style-name="P44"><text:soft-page-break/>– Ну ты даёшь! – хмыкнула Эпплджек. – Даже не смешно.</text:p>
      <text:p text:style-name="P44">– Неужели штука?</text:p>
      <text:p text:style-name="P44">Поня<text:span text:style-name="T1">х</text:span>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5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3">пони-</text:span><text:span text:style-name="T52">исчезновений уже год. Почту за честь работать </text:span><text:span text:style-name="T43">под твоим руководством</text:span><text:span text:style-name="T52">. Подожди немного, я </text:span><text:span text:style-name="T43">от</text:span><text:span text:style-name="T52">систематизирую нужную информацию и расскажу тебе, насколько далеко смогла продвинуться.</text:span></text:p>
      <text:p text:style-name="P42">“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5">***</text:p>
      <text:p text:style-name="P44"/>
      <text:p text:style-name="P138"><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следующий листок.</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а что, если…</text:span></text:p>
      <text:p text:style-name="P55"><text:span text:style-name="T13">– Вот ещё! </text:span>– возмутился дракончик. – Никогда на такое не соглашусь!</text:p>
      <text:p text:style-name="P55"><text:soft-page-break/>–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5">–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6">***</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доем только и иду.</text:p>
      <text:p text:style-name="P65">– Кстати, а почему Индрэ считали одержимым?</text:p>
      <text:p text:style-name="P6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65">– Так у вас знают про людей? Вот это новость!. В Кантерлоте, да и в Понивилле все обращаются со мной, как с диковинкой.</text:p>
      <text:p text:style-name="P65"><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5">– Хм. Ясно. Продолжай, Твайлайт.</text:p>
      <text:p text:style-name="P55"/>
      <text:p text:style-name="P5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3">— максимум двух пони, </text:span>после чего мне придётся восстанавливаться около месяца<text:span text:style-name="T13">.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55">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6">***</text:p>
      <text:p text:style-name="P83">&lt;Seal — Amazing <text:span text:style-name="T1">(T</text:span><text:span text:style-name="T13">hin White Duke Remix)</text:span>&gt;</text:p>
      <text:p text:style-name="P65">Дата: 12.04.1003 А.С.</text:p>
      <text:p text:style-name="P65">Эксперимент: заклинание Воплощения Индрэ</text:p>
      <text:p text:style-name="P65">Испытуемая: Эпплджек</text:p>
      <text:p text:style-name="P65">Синопсис: запись сна со слов испытуемой</text:p>
      <text:p text:style-name="P65">Замечания: замечаний нет</text:p>
      <text:p text:style-name="P65"/>
      <text:p text:style-name="P1">Я посмотрела на застывшее у моих ног<text:span text:style-name="T1"> тело</text:span>.</text:p>
      <text:p text:style-name="P25">“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5">“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5">“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5"><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6">— солнце. Моё солнце.</text:span><text:span text:style-name="T8">»</text:span></text:p>
      <text:p text:style-name="P13">Я остановилась перед дверью. Четыре ярда брони отделяли меня от Эквестрии. Четыре ярда и двадцать пять лет.</text:p>
      <text:p text:style-name="P25"><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4">Я прошла сквозь дверь.</text:p>
      <text:p text:style-name="P4"><text:soft-page-break/>Снаружи вставало солнце. Размытый а<text:span text:style-name="T4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4">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3">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5"/>
      <text:p text:style-name="P65">Примечания: ПипБак? Стойло? Двойники? Параллельные Эквестрии?</text:p>
      <text:p text:style-name="P1"/>
      <text:p text:style-name="P3">***</text:p>
      <text:p text:style-name="P1"/>
      <text:p text:style-name="P65">Дата: 12.04.1003 А.С.</text:p>
      <text:p text:style-name="P65">Эксперимент: заклинание Воплощения Индрэ</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16">—</text:span><text:span text:style-name="T17"> </text:span><text:span text:style-name="T77">всё, что удалось от неё добиться.</text:span></text:p>
      <text:p text:style-name="P1"/>
      <text:p text:style-name="P25">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6">Примечания: человеки?</text:p>
      <text:p text:style-name="P6"/>
      <text:p text:style-name="P3">***</text:p>
      <text:p text:style-name="P55">&lt;<text:span text:style-name="T76">d.notive — Talking Flight</text:span>&gt;</text:p>
      <text:p text:style-name="P65">Дата: 12.04.1003 А.С.</text:p>
      <text:p text:style-name="P65">Эксперимент: заклинание Воплощения Индрэ</text:p>
      <text:p text:style-name="P65">Испытуемая: Рэрити</text:p>
      <text:p text:style-name="P65"><text:soft-page-break/>Синопсис: запись сна со слов испытуемой</text:p>
      <text:p text:style-name="P65">Замечания: замечаний нет</text:p>
      <text:p text:style-name="P65"/>
      <text:p text:style-name="P1"><text:span text:style-name="T4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5">Примечания: <text:span text:style-name="T56">чёрный экран?</text:span></text:p>
      <text:p text:style-name="P52"/>
      <text:p text:style-name="P56">***</text:p>
      <text:p text:style-name="P55"/>
      <text:p text:style-name="P65">Дата: 12.04.1003 А.С.</text:p>
      <text:p text:style-name="P65">Эксперимент: заклинание Воплощения Индрэ</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6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я: через месяц волосы Пинки пришли в обычное состояние, хотя при встрече с Рэйнбоу Дэш она по прежнему прячет глаза.</text:p>
      <text:p text:style-name="P65"/>
      <text:p text:style-name="P66">***</text:p>
      <text:p text:style-name="P65"/>
      <text:p text:style-name="P65">Дата: 12.04.1003 А.С.</text:p>
      <text:p text:style-name="P65">Эксперимент: заклинание Воплощения Индрэ</text:p>
      <text:p text:style-name="P65"><text:soft-page-break/>Испытуемая: Флаттершай</text:p>
      <text:p text:style-name="P65">Синопсис: описание пробуждения испытуемой</text:p>
      <text:p text:style-name="P6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я: при виде кексиков истерика случилась с Пинки Пай.</text:p>
      <text:p text:style-name="P65"/>
      <text:p text:style-name="P3">***</text:p>
      <text:p text:style-name="P1"/>
      <text:p text:style-name="P25">Сим повелеваем прекратить дальнейшие эксперименты<text:span text:style-name="T4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5"/>
      <text:p text:style-name="P26">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7"/>
      <text:p text:style-name="P90"/>
      <text:h text:style-name="Heading_20_2" text:outline-level="2">12. День сурка</text:h>
      <text:p text:style-name="P18">&lt;<text:span text:style-name="T68">Seal - amazing</text:span>&gt;</text:p>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6">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6">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3">BMW</text:span>. Значит, скоро выйду на дорогу, а там через пару кварталов мой дом.</text:p>
      <text:p text:style-name="P4">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5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4">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Селли?</text:p>
      <text:p text:style-name="P4">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text:p>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text:soft-page-break/>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11">***</text:p>
      <text:p text:style-name="P4"/>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52">—</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4">…</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text:soft-page-break/>– А, по-моему, ты перепутала, Скуталу. Мыслью направляется <text:span text:style-name="T13">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
      <text:p text:style-name="P55">…</text:p>
      <text:p text:style-name="P55"/>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3">— то ли я был глух к магии, то ли она ко мне, но с в</text:span>олшебством<text:span text:style-name="T13">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5">Закрыв дверь, я отправился в город.</text:p>
      <text:p text:style-name="P55"/>
      <text:p text:style-name="P55">…</text:p>
      <text:p text:style-name="P55"/>
      <text:p text:style-name="P55">–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oft-page-break/><text:span text:style-name="T4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2"> </text:span><text:span text:style-name="T43">Мощнее ускорителя только магия драконов,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Макс.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52">– Я </text:span><text:span text:style-name="T57">всегда буду оставаться в тени. </text:span><text:span text:style-name="T52">– </text:span><text:span text:style-name="T57">хлюпала единорожка. </text:span><text:span text:style-name="T52">– </text:span><text:span text:style-name="T57">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3">– </text:span>Ты?!</text:p>
      <text:p text:style-name="P100"><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0"><text:span text:style-name="T13">– М</text:span>ожет тогда, ты скажешь, что в нём пошло не так и почему к вам попал я, а не сверхаликорн?</text:p>
      <text:p text:style-name="P100"><text:span text:style-name="T13">– </text:span>Не скажу. Заклинания Стар Свирла Бородатого обычно если срабатывают, то без ошибок.</text:p>
      <text:p text:style-name="P55"><text:span text:style-name="T13">– Если </text:span>только <text:span text:style-name="T13">их правильно вызывают. – </text:span>пробурчал Спайк, возвращаясь в корзинку.</text:p>
      <text:p text:style-name="P42"><text:span text:style-name="T13">–</text:span> <text:span text:style-name="T1">Эмм. </text:span>Что он имел ввиду?</text:p>
      <text:p text:style-name="P42"><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3">–</text:span> <text:span text:style-name="T1">е</text:span>динорожка опустила голову.</text:p>
      <text:p text:style-name="P42"><text:span text:style-name="T13">– </text:span><text:span text:style-name="T1">Да, завершилось всё препаршиво. Принцесса Луна сказала, лучше бы её обратно на Луну закинули.</text:span></text:p>
      <text:p text:style-name="P42"><text:span text:style-name="T13">–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3">– </text:span><text:span text:style-name="T1">Хм. Нет.</text:span></text:p>
      <text:p text:style-name="P42"><text:span text:style-name="T13">– </text:span><text:span text:style-name="T1">А друзья?</text:span></text:p>
      <text:p text:style-name="P42"><text:span text:style-name="T13">– </text:span><text:span text:style-name="T1">У меня был друг. Погиб два месяца назад.</text:span></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2">— </text:span><text:span text:style-name="T4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8">– Да, это вариант. – единорожка не выглядела обрадованной. – Потому что с драконами нам совсем не светит.</text:p>
      <text:p text:style-name="P1"><text:soft-page-break/><text:span text:style-name="T13">–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2">.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43">.</text:span></text:p>
      <text:p text:style-name="P55"/>
      <text:p text:style-name="P55">…</text:p>
      <text:p text:style-name="P55"/>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39">Чужестранец-примат разбил сердце нашей обожаемой Селестии! Двор в отчаянии </text:span><text:span text:style-name="T16">— </text:span><text:span text:style-name="T3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3">– </text:span>Привет, Эй-Джей! У тебя проблемы?</text:p>
      <text:p text:style-name="P55"><text:span text:style-name="T13">– </text:span>Привет, сахарок. <text:span text:style-name="T13">– </text:span>озабоченно поприветствовала меня пони.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3">– </text:span>А ты, Маки, вместо того, ч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3">–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3">– </text:span>Хошь сказать, ты в Кантерлоте у Селестии под крылышком телеги чинил? Или Рэр сбрехала про Селестию?</text:p>
      <text:p text:style-name="P55">Я мысленно ругнулся на языкатую единорожку и молча достал пенал с инструментами.</text:p>
      <text:p text:style-name="P55"/>
      <text:p text:style-name="P55">…</text:p>
      <text:p text:style-name="P55"/>
      <text:p text:style-name="P55">Собрав инструмент, я потолкал тележку назад-вперёд.</text:p>
      <text:p text:style-name="P55"><text:span text:style-name="T13">– Г</text:span>отово. Принимай работу, хозяйка!</text:p>
      <text:p text:style-name="P55">Эпплджек стиснула меня в сокрушающих объятиях.</text:p>
      <text:p text:style-name="P55"><text:soft-page-break/><text:span text:style-name="T13">–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3">–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3">–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77">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77">объявляла вывеска.</text:span></text:p>
      <text:p text:style-name="P55">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3">– </text:span>Свободно? <text:span text:style-name="T13">– </text:span>спросил я у единственной пони, сидящей за столиком.</text:p>
      <text:p text:style-name="P55"><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5"><text:span text:style-name="T13">– <text:s/></text:span>Пирог с грибами, яишницу и чизкейк<text:span text:style-name="T13"> – </text:span>сообщил я подошедшей официантке.</text:p>
      <text:p text:style-name="P55"><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 тому же.</text:p>
      <text:p text:style-name="P55"><text:span text:style-name="T13">–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3">– </text:span>Вы, наверное, ждёте кого-то?</text:p>
      <text:p text:style-name="P57"><text:span text:style-name="T13">– </text:span>Неа.</text:p>
      <text:p text:style-name="P57"><text:span text:style-name="T13">– </text:span>Просто обедаете?</text:p>
      <text:p text:style-name="P57"><text:span text:style-name="T13">– </text:span>Неа.</text:p>
      <text:p text:style-name="P57"><text:span text:style-name="T13">– </text:span>Просто сидите и мрачно смотрите на меня?</text:p>
      <text:p text:style-name="P57"><text:span text:style-name="T13">– </text:span>Неа.</text:p>
      <text:p text:style-name="P57">Хм, а эта пони не из разговорчивых. Ну ладно.</text:p>
      <text:p text:style-name="P57"><text:span text:style-name="T13">– </text:span>А что же вы делаете?</text:p>
      <text:p text:style-name="P57"><text:span text:style-name="T13">– </text:span>Веселюсь. <text:span text:style-name="T13">– </text:span>мрачно заявила пони.</text:p>
      <text:p text:style-name="P57"><text:span text:style-name="T13">– </text:span>Если я вас достал, то так и скажите. Извините.</text:p>
      <text:p text:style-name="P57"><text:soft-page-break/>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13">– </text:span>Привет, Анон!</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3">– </text:span>Мы с вами раньше встречались?</text:p>
      <text:p text:style-name="P57"><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Макс, и ты программист, и тебе <text:span text:style-name="T3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3">– </text:span>Оставь, Салвер.<text:span text:style-name="T13"> </text:span>Ему за счёт заведения.</text:p>
      <text:p text:style-name="P55"><text:span text:style-name="T13">– </text:span>Ясно, мисс Пинки. <text:span text:style-name="T13">– </text:span>официантка кивнула и ушла.</text:p>
      <text:p text:style-name="P55"><text:span text:style-name="T13">– Ч</text:span>его-о-о?<text:span text:style-name="T13"> </text:span>Так это твой бар?</text:p>
      <text:p text:style-name="P55"><text:span text:style-name="T13">– </text:span>Агась. <text:span text:style-name="T13">– </text:span>поняха пожала плеч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3">– </text:span>Тихо-тихо. <text:span text:style-name="T13">– </text:span>я оглянулся на посетителей. Шёпот Пинки, наверное, был слышен даже на улице. <text:span text:style-name="T13">– </text:span>Не вспоминай опять. Давай лучше выпьем на брудершафт. За знакомство.</text:p>
      <text:p text:style-name="P55"><text:span text:style-name="T13">– </text:span>Агась! <text:span text:style-name="T13">– </text:span>кивнула пони, придвигая ко мне бутылку. <text:span text:style-name="T13">–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3">– </text:span>У меня есть идея получше. <text:span text:style-name="T13">– </text:span>на свет показалась фляга Большого Макинтоша.</text:p>
      <text:p text:style-name="P55"><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3">– </text:span>Починил телегу. Только молчок про самогон, раз уж ты в курсе. <text:span text:style-name="T13">– </text:span>я разлил сидр по чашкам.</text:p>
      <text:p text:style-name="P55"><text:span text:style-name="T13">– </text:span>Да ты что?! Чтоб я вы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13">–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oft-page-break/><text:span text:style-name="T13">– У </text:span>тебя такая смешная мордочка! <text:span text:style-name="T13">– </text:span>захихикали Пинки, покачиваясь. <text:span text:style-name="T13">– </text:span>Как будто ты <text:span text:style-name="T77">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3">– </text:span>Эммм... Скажи-ка мне, мой друг П-п-пинки... Легенда про фаэри <text:span text:style-name="T17">— </text:span><text:span text:style-name="T77">эт правда?</text:span></text:p>
      <text:p text:style-name="P55"><text:span text:style-name="T17">– </text:span><text:span text:style-name="T77">Какая из? Их много, вообще-то. Ик!</text:span></text:p>
      <text:p text:style-name="P55"><text:span text:style-name="T17">– </text:span><text:span text:style-name="T77">Про принцесс. Про то, что они фаэри, спустившиеся с неба во плоти, чтоб помогать пони управлять Эквестрией?</text:span></text:p>
      <text:p text:style-name="P55"><text:span text:style-name="T17">– </text:span><text:span text:style-name="T77">Макс, </text:span><text:span text:style-name="T17">– </text:span><text:span text:style-name="T77">захихикала Пинки, взъерошив копытами розовые кудряшки и попытавшись соорудить из них бороду, </text:span><text:span text:style-name="T17">– </text:span><text:span text:style-name="T7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5"><text:span text:style-name="T17">– </text:span><text:span text:style-name="T77">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7">– </text:span><text:span text:style-name="T77">Ты что-о-о! Нельзя любить фаэри! Она похитит твоё сердце, и ты будешь искать её, пока не... </text:span><text:span text:style-name="T17">– </text:span><text:span text:style-name="T77">Пинки погрузилась в так и не съеденный салат «по-Кантерлотски» и захрапела.</text:span></text:p>
      <text:p text:style-name="P55"><text:span text:style-name="T17">– </text:span><text:span text:style-name="T77">Пока не умру?</text:span></text:p>
      <text:p text:style-name="P55"><text:span text:style-name="T17">– </text:span><text:span text:style-name="T77">Нет, глупенький, </text:span><text:span text:style-name="T17">– </text:span><text:span text:style-name="T77">пробулькала Пинки из миски. </text:span><text:span text:style-name="T17">– </text:span><text:span text:style-name="T77">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3">– </text:span>Судя по тому, как ты стремительно сбежал от меня не попрощавшись, у тебя проблемы. <text:span text:style-name="T13">– </text:span>заметила с укором кобылка.</text:p>
      <text:p text:style-name="P58"><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8"><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8"><text:span text:style-name="T13">– </text:span>У нас?</text:p>
      <text:p text:style-name="P58"><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3">– </text:span>Стооой! <text:span text:style-name="T13">– </text:span>заорал я. <text:span text:style-name="T13">– </text:span>Выпрыгивай из бочки!!!</text:p>
      <text:p text:style-name="P58">Кобылка-пилот улыбнулась и постукала копытцем по шлему, показывая, что не слышит меня.</text:p>
      <text:p text:style-name="P58"><text:span text:style-name="T13">– </text:span>Выпрыгивааа... <text:span text:style-name="T13">–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3">– </text:span>Эм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3">– </text:span>Смотри, вот те и ответ на вопрос, куда деваются пони!</text:p>
      <text:p text:style-name="P58"><text:span text:style-name="T13">– </text:span>Где? <text:span text:style-name="T13">– </text:span>единорожка начала оглядываться.</text:p>
      <text:p text:style-name="P58"><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8"><text:span text:style-name="T13">– </text:span>И что? Я всё равно не пойму, куда пони деваются? И куда пропала Скуталу?</text:p>
      <text:p text:style-name="P58"><text:span text:style-name="T13">– Я </text:span>их ем. <text:span text:style-name="T13">– </text:span>зверски ухмыльнувшись, сообщил я поняшам. <text:span text:style-name="T13">–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text:soft-page-break/></text:p>
      <text:p text:style-name="P59">***<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6"/>
      <text:p text:style-name="P6">Кому: Человеку Максу, Понивилль.</text:p>
      <text:p text:style-name="P6">От кого: Кантерлот, Дворец, Королевский Секретариат Её Высочества, Дневной Главы Диархии, Принцессы Селестии.</text:p>
      <text:p text:style-name="P55"/>
      <text:p text:style-name="P67">Приветствую тебя, мой маленький человек!</text:p>
      <text:p text:style-name="P6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3">— </text:span>забавного, не вполне нормального единорога, считающего себя то человеком, то аликорном.<text:span text:style-name="T13">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67"><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Макс,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3">P.S. Н</text:span>е гневите мироздание воровством! <text:span text:style-name="T39">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мой маленький человек! Крепко обнимаю <text:span text:style-name="T13">— </text:span>если ты уже не сердишься на меня <text:span text:style-name="T13">—</text:span> или просто кладу рог тебе на плечо в противном случае.</text:p>
      <text:p text:style-name="P67"/>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
      <text:h text:style-name="Heading_20_2" text:outline-level="2">13. Мэйнхэттен</text:h>
      <text:p text:style-name="P89">ZZ Top – Gimme all your lovin</text:p>
      <text:p text:style-name="P89">Mothley Crue – Kick Start My Heart</text:p>
      <text:p text:style-name="P58"><text:soft-page-break/><text:span text:style-name="T13">–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3">– </text:span>Не отсылается. Глюк какой-то.</text:p>
      <text:p text:style-name="P58">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ли нарисовать солнцем «<text:span text:style-name="T13">х#й</text:span>» на небе, чем заставить пони-чинушу поступиться хотя бы запятой в должностных инструкциях.</text:p>
      <text:p text:style-name="P58"><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8"><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59">***</text:p>
      <text:p text:style-name="P58"/>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3">– </text:span>Это неправильно! <text:span text:style-name="T13">– </text:span>заявила Рэйнбоу Дэш, отвернувшись от окна.</text:p>
      <text:p text:style-name="P58"><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8"><text:span text:style-name="T13">– </text:span>Да я не про то! <text:span text:style-name="T13">– </text:span>отмахнулась пегаска. <text:span text:style-name="T13">– </text:span>Посмотри на поле.</text:p>
      <text:p text:style-name="P58"><text:span text:style-name="T13">– </text:span>И что? Поле как поле.</text:p>
      <text:p text:style-name="P58"><text:span text:style-name="T13">– </text:span>Оно не убрано. <text:span text:style-name="T13">– </text:span>мрачно ответила пегаска. <text:span text:style-name="T13">– </text:span>Ужас, сколько кукурузы пропадает!</text:p>
      <text:p text:style-name="P58">Я присмотрелся получше и указал ей на очередной городок, проносящийся за окном.</text:p>
      <text:p text:style-name="P58"><text:span text:style-name="T13">– </text:span>У самого посёлка поля убраны. Наверняка дойдёт дело и до остальных.</text:p>
      <text:p text:style-name="P58"><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3">– </text:span>Спасибо, но от пинкиных плюшек у меня фланки округляются.</text:p>
      <text:p text:style-name="P58"><text:span text:style-name="T13">– </text:span>Да ладно тебе, Рэйнбоу Дэш! От одной не округлятся.</text:p>
      <text:p text:style-name="P58"><text:span text:style-name="T13">– </text:span>От одной —<text:span text:style-name="T13"> </text:span>нет. Но я ж на одной не остановлюсь... И вот что. Зови меня Дэш! А то и мне придётся звать тебя полным именем, а я этого не выношу. <text:span text:style-name="T13">– </text:span>Пегаска взяла карту и нахмурилась. <text:span text:style-name="T13">–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3"> </text:span>Как будто…</text:p>
      <text:p text:style-name="P58"><text:soft-page-break/><text:span text:style-name="T13">–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3">–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3">– </text:span>Что за…?</text:p>
      <text:p text:style-name="P12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3">– </text:span>Леди и джентльпони! Просьба не паниковать! Поезд дальше не идёт: впереди провал! <text:span text:style-name="T13">– </text:span>крикнул проводник.</text:p>
      <text:p text:style-name="P58"><text:span text:style-name="T13">– </text:span>Какой ещё, в дышло, провал? Я проезжал тут два дня назад!</text:p>
      <text:p text:style-name="P58"><text:span text:style-name="T13">– </text:span>Безобразие! Верните мне деньги за билет!</text:p>
      <text:p text:style-name="P58"><text:span text:style-name="T13">– </text:span>Как вы смеете! Я опоздаю в порт! <text:s/><text:span text:style-name="T13">–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3">– </text:span>Эта дыра фиг знает на сколько длится! <text:span text:style-name="T13">– </text:span>заявила Дэш, выныривая из темноты. <text:span text:style-name="T13">–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3">– </text:span>Дэш, нам надо на ту сторону.</text:p>
      <text:p text:style-name="P58"><text:span text:style-name="T13">– </text:span>Нет проблем. Я могу тебя перенести.</text:p>
      <text:p text:style-name="P58">Я с сомнением посмотрел на пегаску. Дэш в холке была мне по пояс.</text:p>
      <text:p text:style-name="P58"><text:span text:style-name="T13">– </text:span>Ты точно в этом уверена?</text:p>
      <text:p text:style-name="P58"><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8">Мля.</text:p>
      <text:p text:style-name="P58"><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3">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 Ёбаная Селестия!</text:p>
      <text:p text:style-name="P58"><text:span text:style-name="T13">– </text:span>Ты как, в порядке? Макс? <text:span text:style-name="T13">– п</text:span>егаска озабоченно потрогала меня за плечо. <text:span text:style-name="T13">–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3">– </text:span>Я чувствую, что только что упустил отличную возможность отлить на вселенную!</text:p>
      <text:p text:style-name="P58"><text:soft-page-break/></text:p>
      <text:p text:style-name="P59">***</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4">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6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60">Принцесса Селестия Эквестрийская, Дневная Глава Диархии, Непобедимое Солнце, Защитница Кантерлота, Страж Эверфри и прочая и прочая...» </text:span><text:span text:style-name="T54">– </text:span><text:span text:style-name="T58">прочитал охранник, близоруко щурясь.</text:span></text:p>
      <text:p text:style-name="P58"><text:span text:style-name="T13">– </text:span>Удостоверение личности предъявлять? <text:span text:style-name="T13">– </text:span>осведомился я.</text:p>
      <text:p text:style-name="P58"><text:span text:style-name="T13">– </text:span>Ч-ч-человеку М-м-максу? <text:span text:style-name="T13">–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8">Дэш, ни слова не говоря, прислонила ухо к двери.</text:p>
      <text:p text:style-name="P58"><text:span text:style-name="T13">– </text:span>Будешь смеяться, но именно этим он и занят. Вызывает полицию по телефону. <text:span text:style-name="T13">– </text:span>сообщила пегаска.</text:p>
      <text:p text:style-name="P58"><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3">– </text:span>Оп-па! <text:span text:style-name="T13">– </text:span>пегаска оторвала ухо от двери. <text:span text:style-name="T13">–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13">– </text:span>Сколько у нас времени?</text:p>
      <text:p text:style-name="P58">Дэш почесала в затылке.</text:p>
      <text:p text:style-name="P58"><text:soft-page-break/><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3">–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13">– </text:span>Тогда давай сначала обыщем контору. Если уж полиция всё равно едет сюда, так пусть у них хотя бы будет повод!</text:p>
      <text:p text:style-name="P58"/>
      <text:p text:style-name="P59">***</text:p>
      <text:p text:style-name="P58"/>
      <text:p text:style-name="P58">Разумеется, полиция приехала, как только мы обнаружили эти чёртовы резонаторы — иначе ж и быть не могло!</text:p>
      <text:p text:style-name="P58"/>
      <text:p text:style-name="P58">…</text:p>
      <text:p text:style-name="P58"/>
      <text:p text:style-name="P58">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3">– “</text:span>Портативный магоэнергетический ускоритель «<text:span text:style-name="T13">Psyntel Rari2+ DDR</text:span>»,<text:span text:style-name="T13"> </text:span>демо-прототип<text:span text:style-name="T13">” – </text:span>прочитал я на бирке. <text:span text:style-name="T13">– </text:span>Оно!</text:p>
      <text:p text:style-name="P58">Снаружи послышался вой сирены и цокот множества копыт.</text:p>
      <text:p text:style-name="P58"><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3">– </text:span>Это твои двадцать минут? <text:span text:style-name="T13">– </text:span>возмутился я. <text:span text:style-name="T13">– </text:span>Да ещё и десяти не прошло!</text:p>
      <text:p text:style-name="P58">Дэш вымучено скривилась.</text:p>
      <text:p text:style-name="P58"><text:span text:style-name="T13">– П</text:span>римат Макс, здание окружено! Мы знаем, что ты внутри! Выходи добровольно, или будешь взят силой! <text:span text:style-name="T13">– </text:span>загремел усиленный мегафоном голос.</text:p>
      <text:p text:style-name="P58">Я разбил топором стеклянные дверцы прибора и вытащил рубины.</text:p>
      <text:p text:style-name="P58"><text:span text:style-name="T13">–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3">– </text:span>Ну уж фигушки. Я тебя тут не оставлю.</text:p>
      <text:p text:style-name="P58"><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3">– Н</text:span>е тупи! <text:span text:style-name="T13">– </text:span>упрямо мотнула головой пегаска. <text:span text:style-name="T13">–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oft-page-break/><text:span text:style-name="T13">– </text:span>Быстро за мной! <text:span text:style-name="T13">–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3">– Ю-</text:span>хууу<text:span text:style-name="T13">!!!</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13">–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5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3">– </text:span>Макс, подвинься!</text:p>
      <text:p text:style-name="P58">Пегаска оттеснила меня крупом и повернулась к двери задом.</text:p>
      <text:p text:style-name="P58"><text:span text:style-name="T13">–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3">– </text:span>Ты чего на меня так уставился? <text:span text:style-name="T13">– </text:span>подозрительно спросила пегаска.</text:p>
      <text:p text:style-name="P58"><text:span text:style-name="T13">– </text:span>Да так… Не ожидал, что ты такая…</text:p>
      <text:p text:style-name="P58"><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3">–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13">– </text:span>Ты! Не! По! Нял! Те! Бе! Не! Льзя! Тут! Ос! Та! ВАТЬСЯ!!! <text:span text:style-name="T13">–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oft-page-break/><text:span text:style-name="T13">– </text:span>Ты чего делаешь??! Пипец,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8">Некоторое время было тихо. Потом хлопнули ставни и чей-то сонный голос недовольно пробормотал:</text:p>
      <text:p text:style-name="P58"><text:span text:style-name="T13">–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3">–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3">– </text:span>Так-так, посмотрим, что тут у нас. Ага. Гм. Это наверняка тот монстр-примат, о котором писали в газетах. Занятно.</text:p>
      <text:p text:style-name="P58">Я крутился в телекинетическом поле перед единорожкой как некий диковинный экспонат шоу уродцев.</text:p>
      <text:p text:style-name="P58"><text:span text:style-name="T13">– </text:span>А это у нас кто? Гмм. Пегаска. Вот так раз! Рэйнбоу Дэш! Какими судьбами?</text:p>
      <text:p text:style-name="P58"><text:span text:style-name="T13">– </text:span>ТРИКСИ! <text:span text:style-name="T13">– <text:s/></text:span>фейсхуфнула Дэш. <text:span text:style-name="T13">– </text:span>Во имя Селестии, ЧТО ты тут делаешь?!!</text:p>
      <text:p text:style-name="P58"><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3">–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8"><text:span text:style-name="T13">– </text:span>Трикси! Не смей! У нас мегаважное задание! Нам нужно вернуться Понивилль во что бы то ни стало! <text:span text:style-name="T13">– </text:span>пегаска извивалась изо всех сил, пытаясь выбраться из магического захвата.</text:p>
      <text:p text:style-name="P58"><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3">– </text:span>Ей ведь нельзя рассказывать, да?</text:p>
      <text:p text:style-name="P58"><text:soft-page-break/><text:span text:style-name="T13">– </text:span>Нельзя. <text:span text:style-name="T13">– </text:span>подтвердил я. <text:span text:style-name="T13">–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3">–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3">– </text:span>ОГО!</text:p>
      <text:p text:style-name="P58">Единорожка аж уселась на крыльцо от удивления.</text:p>
      <text:p text:style-name="P58"><text:span text:style-name="T13">– </text:span>Представлем себе, ЧТО вы скрываете, если ты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3">– </text:span>Мы приняли решение не выдавать вас полиции в обмен на то, что вы расскажете нам о вашей секретной миссии!</text:p>
      <text:p text:style-name="P58"><text:span text:style-name="T13">– </text:span>Не пойдёт! <text:span text:style-name="T13">– </text:span>заявил я. <text:span text:style-name="T13">– </text:span>Я уже сказал, что это тайна. Мне добавить нечего.</text:p>
      <text:p text:style-name="P58"><text:span text:style-name="T13">– </text:span>Да неужели? <text:span text:style-name="T13">– </text:span>захлопала ресницами Трикси. <text:span text:style-name="T13">–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
      <text:p text:style-name="P58">…</text:p>
      <text:p text:style-name="P47"/>
      <text:p text:style-name="P58"><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8"><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3">– </text:span>Стой! Что ты там сказала о Селестии?</text:p>
      <text:p text:style-name="P58">Трикси молча левитировала мне газеты с трюмо.</text:p>
      <text:p text:style-name="P58">…</text:p>
      <text:p text:style-name="P58">Фак! Фак-фак-фак!!!</text:p>
      <text:p text:style-name="P58">«<text:span text:style-name="T39">Исчезновение дневной главы диархии: Эквестрия в панике!</text:span>» (статья двухдневной давности).</text:p>
      <text:p text:style-name="P58">«<text:span text:style-name="T3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8"><text:soft-page-break/>«<text:span text:style-name="T3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9">Да отстаньте же вы от меня! Он сказал, что ест пони, но я этого НЕ ВИДЕЛА!!!</text:span>»).</text:p>
      <text:p text:style-name="P58">«<text:span text:style-name="T3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47"><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7">– <text:span text:style-name="T1">ОНИ ЧТО, ШУТОК НЕ ПОНИМАЮТ?!! </text:span>– <text:span text:style-name="T1">заорал я наконец. </text:span>– <text:span text:style-name="T1">Нашли пониеда, ёбнутые пони!!!</text:span></text:p>
      <text:p text:style-name="P58"><text:span text:style-name="T13">– </text:span>Прикинь, а? <text:span text:style-name="T13">– </text:span>участливо ткнулась в меня носом Дэш. <text:span text:style-name="T13">– </text:span>Над моими приколами тоже одна я смеюсь. У<text:span text:style-name="T13"> </text:span>большинства вместо чувства юмора жир на ляжках.</text:p>
      <text:p text:style-name="P7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3">–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text:soft-page-break/>Трижды дерьмо!!! Я забыл, что для проведения эксперимента, нам нужна помощь Селестии!</text:p>
      <text:p text:style-name="P58"/>
      <text:p text:style-name="P73"><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36">МУ-ХА-ХА!</text:p>
      <text:p text:style-name="P36">Кажется, я знаю, как показать фак провидению! <text:span text:style-name="T13">Show must go on!</text:span></text:p>
      <text:p text:style-name="P58">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8">Единорожка задумалась и продолжила:</text:p>
      <text:p text:style-name="P4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4. <text:span text:style-name="T1">Деградация</text:span></text:h>
      <text:p text:style-name="P47">&lt;<text:span text:style-name="T81">David Bowie - Lets Dance/ Ashes To Ashes</text:span></text:p>
      <text:p text:style-name="P47"><text:span text:style-name="T81">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text:soft-page-break/>–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59">***</text:p>
      <text:p text:style-name="P58"/>
      <text:p text:style-name="P58">Три дня спустя…</text:p>
      <text:p text:style-name="P58"/>
      <text:p text:style-name="P58">«<text:span text:style-name="T39">Добро пожаловать в Груммингтон! Вам здесь рады!</text:span></text:p>
      <text:p text:style-name="P58"><text:span text:style-name="T39">Население города </text:span><text:span text:style-name="T82">302 пони</text:span><text:span text:style-name="T39">.</text:span></text:p>
      <text:p text:style-name="P58"><text:span text:style-name="T82">250 пони</text:span><text:span text:style-name="T39">.</text:span></text:p>
      <text:p text:style-name="P58"><text:span text:style-name="T82">125 поней</text:span><text:span text:style-name="T39">.</text:span></text:p>
      <text:p text:style-name="P58"><text:span text:style-name="T39">54 паня.</text:span>»</text:p>
      <text:p text:style-name="P58"/>
      <text:p text:style-name="P5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8">Я вернулся за столик у окна и продолжил писать письмо.</text:p>
      <text:p text:style-name="P58">«<text:span text:style-name="T2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8">Крепко обнимаю, чешу холку, хлопаю по шее! Твой Макс. </text:span><text:span text:style-name="T29">Дружба </text:span><text:span text:style-name="T48">—</text:span><text:span text:style-name="T29"> </text:span><text:span text:style-name="T3">э</text:span><text:span text:style-name="T29">то, </text:span><text:span text:style-name="T84">так её </text:span><text:span text:style-name="T3">разэтак</text:span><text:span text:style-name="T84">,</text:span><text:span text:style-name="T29"> магия!</text:span><text:span text:style-name="T70">»</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Дэш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и легонько встряхнул.</text:p>
      <text:p text:style-name="P5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8">Дэш негромко всхлипнула и тут же закашлялась, пытаясь скрыть секундную слабость.</text:p>
      <text:p text:style-name="P5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8"><text:soft-page-break/>Пегаска фейсхуфнула.</text:p>
      <text:p text:style-name="P5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8">Я поставил кастрюлю с картошкой на печку.</text:p>
      <text:p text:style-name="P58">– Дэш. Когда ты в последний раз летала?</text:p>
      <text:p text:style-name="P58">– Вчера утром немного. А что?</text:p>
      <text:p text:style-name="P58">– Попробуй взлети сейчас. Просто поднимись к потолку.</text:p>
      <text:p text:style-name="P5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8">– …Да ладно!</text:p>
      <text:p text:style-name="P58">Пегаска сидела на полу и удивлённо рассматривала свои крылья. Потом для уверенности подёргала зубами за маховые перья.</text:p>
      <text:p text:style-name="P58">– Вроде не сплю — боль чувствуется. Тогда какого сена я падаю?!!</text:p>
      <text:p text:style-name="P58">– Дэш. – мягко сказал я. – Судя по площади крыльев, пегасы держатся в воздухе, в основном, за счёт магии.</text:p>
      <text:p text:style-name="P58">– И?</text:p>
      <text:p text:style-name="P5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8">– У-у-у-ы-ы-ы-а-а-а!</text:p>
      <text:p text:style-name="P58">Дэш горько, с подвыванием, разрыдалась.</text:p>
      <text:p text:style-name="P58">– Ы-ы-ы! Я не могу без неба-а-а! Мне нужно лета-а-ать! Я пега-а-ас!</text:p>
      <text:p text:style-name="P58">Крутая и тренированная пегаска сотрясалась от плача, как ребёнок. Её депрессия последних дней вырвалась наружу эмоциональным взрывом.</text:p>
      <text:p text:style-name="P58">– Почему всё так… хнык... паршиво? Что мы сделали не так? Хнык… Я даже не знаю, с кем надо подраться, чтобы всё исправить…</text:p>
      <text:p text:style-name="P58">Я сел рядом. Мне нечем было её утешить, я мог лишь молча обнять её, поглаживая по растрёпанной гриве. Пегаска, вхлипывая, прижалась ко мне.</text:p>
      <text:p text:style-name="P58">– Макс?</text:p>
      <text:p text:style-name="P58">– Да?</text:p>
      <text:p text:style-name="P5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8">– Дэш, мы дойдём до Понивилля, что бы ни случилось. Обещаю тебе.</text:p>
      <text:p text:style-name="P58">Пегаска утешилась и замерла, глядя в огонь.</text:p>
      <text:p text:style-name="P58">Я мыл тарелки после ужина, когда услышал бормотание Дэш за спиной.</text:p>
      <text:p text:style-name="P58">«И-и-и… о-о-о… эн… а-а-а… И она.. П-э-э-э… о-о-о… Как эта буква называется, забери меня дискорд? Ша? Ша! Эл! А! Мммм… И она пошла... Ы-ы-ы!!!»</text:p>
      <text:p text:style-name="P58">Громкий «бабах» дал понять, что Дэш захлопнула книгу. После короткой паузы взьерошенная пегаска <text:s/>выглянула из-за спины.</text:p>
      <text:p text:style-name="P58">– Макс? Расскажи какую-нибудь сказку на ночь? Что-то спать не хочется.</text:p>
      <text:p text:style-name="P58"><text:soft-page-break/>Пегаска залезла на диван и похлопала рядом с собой.</text:p>
      <text:p text:style-name="P58">Я поставил тарелку в шкафчик и вытер руки о передник.</text:p>
      <text:p text:style-name="P58">– Дэш, это плохая идея. Давай, я лучше тебе почитаю.</text:p>
      <text:p text:style-name="P58">– Хочу сказку! – пегаска насупилась и отгородилась от меня подушкой. – Ты плохой!</text:p>
      <text:p text:style-name="P58">– Дэш! Я не помню ни черта!</text:p>
      <text:p text:style-name="P58">– Сказку!!! – подушка полетела в меня.</text:p>
      <text:p text:style-name="P5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8">Дэш повернулась ко мне спиной и стала подозрительно шмыгать носом.</text:p>
      <text:p text:style-name="P58">Я подошёл к дивану и сел рядом, развернув её к себе.</text:p>
      <text:p text:style-name="P58">– Ну ладно. Сама напросилась!</text:p>
      <text:p text:style-name="P58">Я задумался.</text:p>
      <text:p text:style-name="P58">…</text:p>
      <text:p text:style-name="P58">– Вот тебе сказка с моралью. Слушай.</text:p>
      <text:p text:style-name="P58">Я устроился на диване, положив под ноги подушку, на которой тут же примостилась и пегаска.</text:p>
      <text:p text:style-name="P58">– Однажды в кувшин с молоком попали две жабы…</text:p>
      <text:p text:style-name="P58">– Бггг! Уже смешно! – заржала Дэш. – <text:s/>Как могли жабы попасть в кувшин? Он же высокий? Жабы прыгают низко. Может, это было блюдце?</text:p>
      <text:p text:style-name="P58">– Нет! – упёрся я. – Кувшин! Иначе морали не получится! Жабы… эээ… свалились в него с кантерлотской скалы.</text:p>
      <text:p text:style-name="P58">– Ух ты! Круто! А что они там делали?</text:p>
      <text:p text:style-name="P58">– Дэш! Как я могу рассказывать, если ты постоянно меня перебиваешь?</text:p>
      <text:p text:style-name="P58">– Ну пожалуйста! Больше не буду, только объясни, как жабы оказались в Кантерлоте?</text:p>
      <text:p text:style-name="P5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8">– Вау! Прикольно!</text:p>
      <text:p text:style-name="P5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8">– А потом?</text:p>
      <text:p text:style-name="P5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8">Пегаска затряслась от смеха. Потом, прервавшись, строго спросила с меня:</text:p>
      <text:p text:style-name="P58">– А какая тут мораль? Ты говорил, в этой сказке будет мораль!</text:p>
      <text:p text:style-name="P58">– Мораль? Э-э-э... Мораль тут такая. – <text:s/>мрачно заявил я. – Не умеешь летать — не суйся к принцессе!</text:p>
      <text:p text:style-name="P58"><text:soft-page-break/>– Хорошая… ммм… сказка… – пробормотала пегаска сонно. Зевнув во весь рот она потянулась и, прижавшись к моей ноге, заснула.</text:p>
      <text:p text:style-name="P58">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8">Я пожал плечами, устроился поудобнее и укрылся одеялом.</text:p>
      <text:p text:style-name="P58">…</text:p>
      <text:p text:style-name="P5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8">Скррржжжж… Скррржжж… Скррржжж…</text:p>
      <text:p text:style-name="P58">Снаружи раздался скрежет. В глубокой ночи, посреди абсолютной тишины этот тихий <text:s/>звук таил необъяснимую угрозу.</text:p>
      <text:p text:style-name="P58">Скррржжжж… Скррржжж…</text:p>
      <text:p text:style-name="P5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8">На земле прямо перед фургоном сидела кобылка-жеребёнок и, зажав в зубах гвоздь, выцарапывала что-то на жестяной крышке коробки из-под конфет.</text:p>
      <text:p text:style-name="P58">– Что ты тут делаешь так поздно? Где твои родители? – вздохнув с облегчением, спросил я.</text:p>
      <text:p text:style-name="P58">Выйдя из фургона, я подошёл к жеребёнку и посветил на жестянку.</text:p>
      <text:p text:style-name="P58">– Чем ты тут занимаешься?</text:p>
      <text:p text:style-name="P58">Жеребёнка молча смотрела на меня, зажав гвоздь в зубах. На жестянке были коряво выцарапаны буквы.</text:p>
      <text:p text:style-name="P58">«<text:span text:style-name="T82">37 пни</text:span></text:p>
      <text:p text:style-name="P75">24пн</text:p>
      <text:p text:style-name="P75">15</text:p>
      <text:p text:style-name="P58"><text:span text:style-name="T39">1</text:span>»</text:p>
      <text:p text:style-name="P58">– Что это за цифры? – спросил я.</text:p>
      <text:p text:style-name="P5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8">«<text:span text:style-name="T39">Добро пожаловать в Груммингтон! Вам здесь рады!</text:span></text:p>
      <text:p text:style-name="P58"><text:span text:style-name="T39">Население города </text:span><text:span text:style-name="T82">302 пони</text:span><text:span text:style-name="T39">.</text:span></text:p>
      <text:p text:style-name="P58"><text:span text:style-name="T82">250 пони</text:span><text:span text:style-name="T39">.</text:span></text:p>
      <text:p text:style-name="P58"><text:span text:style-name="T82">125 поней</text:span><text:span text:style-name="T39">.</text:span></text:p>
      <text:p text:style-name="P58"><text:span text:style-name="T39">54 паня.</text:span>»</text:p>
      <text:p text:style-name="P58">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8">– Ты хочешь сказать, этой ночью из населения осталась ты одна? – хрипло спросил я.</text:p>
      <text:p text:style-name="P58">Кобылка кивнула и снова показала на жестянку и вверх.</text:p>
      <text:p text:style-name="P58">– Макс! Оглянись! – тревожно воскликнула Дэш у меня за спиной.</text:p>
      <text:p text:style-name="P58"><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8">– Дэш! Быстро!</text:p>
      <text:p text:style-name="P5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8">УУУУУУРРРРРРГГГГХХХХХХХ!!!<text:span text:style-name="T13">&lt;</text:span><text:span text:style-name="T69">Metallica-Enter Sandman</text:span><text:span text:style-name="T13">&gt;</text:span></text:p>
      <text:p text:style-name="P5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8">– Макс, запрыгивай!</text:p>
      <text:p text:style-name="P5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2"/>
      <text:p text:style-name="P62">0</text:p>
      <text:p text:style-name="P58"/>
      <text:p text:style-name="P5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8"/>
      <text:h text:style-name="Heading_20_2" text:outline-level="2">15. Филлидельфия</text:h>
      <text:p text:style-name="P47">&lt;<text:span text:style-name="T68">Kiss – I Was Made For Lovin’ You</text:span>&gt;</text:p>
      <text:p text:style-name="P58">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8">Я поднял кусок газеты, прибитый ветром к ограждению и быстро пробежался по заголовкам.</text:p>
      <text:p text:style-name="P58">«<text:span text:style-name="T3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2">«</text:span><text:span text:style-name="T4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2">».</text:span> «<text:span text:style-name="T39">Провинция пустеет: репортаж из обеспоневшего посёлка</text:span>». «<text:span text:style-name="T39">Нехватка пегасов-погодников: указ принцессы Луны разрешает набор в погодные команды пегасов без лётных аттестатов</text:span>». «<text:span text:style-name="T39">Опасный преступник «примат-макс» всё ещё на </text:span><text:soft-page-break/><text:span text:style-name="T39">свободе! Фетлок приходит в себя после разгрома павильона Псинтела. Награда за поимку возросла до двадцати тысяч!!!</text:span>». «<text:span text:style-name="T39">Казус в Мэйнхэттене: неизвестные разбросали по центру города листовки, доказывающие похищение Селестии Найтмэр Мун</text:span>».</text:p>
      <text:p text:style-name="P58">На ближайшем же столбе висело объявление, в котором за мою голову уже предлагалось двадцать пять тысяч.</text:p>
      <text:p text:style-name="P5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8">Пегаска взмахнула крыльями для эффекта. Неожиданно для неё и меня, взмах крыльев подбросил её вверх на хороший метр.</text:p>
      <text:p text:style-name="P58">– Какого се… – пегаска приземлилась на круп, изумлённо глядя на свои крылья. – ...на!</text:p>
      <text:p text:style-name="P58">Подумав немного, Дэш выбралась из упряжи и что есть мочи замахала крыльями.</text:p>
      <text:p text:style-name="P5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8">Я перевязывал пегаске голову, когда мне в голову пришла идея. Я указал на валяющийся рядом с нами самокат.</text:p>
      <text:p text:style-name="P58">– Дэш, ты ведь сможешь буксировать его на лету?</text:p>
      <text:p text:style-name="P58">– Этот? Конечно могу! Плёвое дело!</text:p>
      <text:p text:style-name="P58">– А со мной?</text:p>
      <text:p text:style-name="P58">– Хмм. Понимаю, к чему ты клонишь.</text:p>
      <text:p text:style-name="P58">Пегаска критически оглядела меня.</text:p>
      <text:p text:style-name="P5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8">…</text:p>
      <text:p text:style-name="P58">Когда дорожное покрытие слилось в сплошную серую полосу, а руль самоката начал у меня в руках вибрировать от скорости, я заорал:</text:p>
      <text:p text:style-name="P58">– Дэ-э-э-ш!!! Сто-о-ой!!! Хватит! Испытание пройдено! Не увлекайся!!!</text:p>
      <text:p text:style-name="P58">Пегаска приземлилась и, выплюнув поводья изо рта, встала в гордую позу.</text:p>
      <text:p text:style-name="P58">– Я ещё и не начинала, между прочим! Так, только чуть-чуть размялась!</text:p>
      <text:p text:style-name="P58">Я положил самокат и на трясущихся ногах приближался к ней. Сердце ходило ходуном где-то в районе пяток.</text:p>
      <text:p text:style-name="P58">– Дэш, ты это нарочно? Про «клячу» и всё такое?</text:p>
      <text:p text:style-name="P58">– А что такое? – невинно спросила пегаска, полуобернувшись ко мне задом.</text:p>
      <text:p text:style-name="P58"><text:soft-page-break/>– А ничего. – нарочито спокойно сказал я, демонстративно закатывая рукава.</text:p>
      <text:p text:style-name="P5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8">– <text:s/>А того, что я тебя сейчас!..</text:p>
      <text:p text:style-name="P58">ХЛОП!</text:p>
      <text:p text:style-name="P5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8">– Бггг! – <text:s/>заржала пегаска. – Макс, не будь нытиком! Прикольная же шутка!</text:p>
      <text:p text:style-name="P5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8"><text:s/>Я потрепал пегаску между ушей.</text:p>
      <text:p text:style-name="P58">– Насчёт шуток я уже заметил. Не парься, я не сержусь. Вдобавок, не такой уж я и хрупкий, просто люблю перестраховаться.</text:p>
      <text:p text:style-name="P58">– Да? Это клёво. – успокоилась Дэш. – А можно попросить тебя об одной вещи?</text:p>
      <text:p text:style-name="P58">– Да?</text:p>
      <text:p text:style-name="P58">– Помнишь, я разревелась в Груммингтоне?</text:p>
      <text:p text:style-name="P58">– Ну да, было дело.</text:p>
      <text:p text:style-name="P58">– Забудь про это!</text:p>
      <text:p text:style-name="P58">– Почему? – озадачился я. – Ты тогда была такой милой тогда.</text:p>
      <text:p text:style-name="P58">Дэш насупилась и принялась ковырять копытом асфальт.</text:p>
      <text:p text:style-name="P5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8">Я пожал плечами.</text:p>
      <text:p text:style-name="P5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8">– Но ты не плачешь.</text:p>
      <text:p text:style-name="P58">Я задумался.</text:p>
      <text:p text:style-name="P5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8">– Ни фига себе! Куда ж может быть хуже? – воскликнула Дэш. – У вас что, все поголовно встают в восемь утра и едят сено на завтрак, обед и ужин?</text:p>
      <text:p text:style-name="P58">Я засмеялся.</text:p>
      <text:p text:style-name="P58">– Кто-то встаёт и раньше. Но не в этом проблема. У нас... Как бы это сказать... очень холодно.</text:p>
      <text:p text:style-name="P58"><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8">– Нет, я не то имел ввиду. Холодно не в физическом смысле. В душевном.</text:p>
      <text:p text:style-name="P58">Пегаска всмотрелась мне в лицо, как будто впервые видя его.</text:p>
      <text:p text:style-name="P58">– Ты имеешь ввиду, что тебе утром некому сказать: «Привет, хорошего дня»?</text:p>
      <text:p text:style-name="P58">– Да, примерно это я имел ввиду.</text:p>
      <text:p text:style-name="P58">– Сочувствую. Без друзей не прикольно. Всем нужны друзья. Даже Дискорду, дискорд его забери!</text:p>
      <text:p text:style-name="P58">Пегаска вдруг стала на задние ноги, положив передние мне на плечи.</text:p>
      <text:p text:style-name="P58">– Макс! В Эквестрии у тебя всегда будут друзья, что бы ни случилось!</text:p>
      <text:p text:style-name="P58">Я растроганно обнял пегаску и погладил её по шее.</text:p>
      <text:p text:style-name="P58">– Спасибо, Дэш. Это просто здорово!</text:p>
      <text:p text:style-name="P58">…</text:p>
      <text:p text:style-name="P58">Оставляя на прилавке очередной пустующей филлидельфийской лавки монетку, я озабоченно заметил:</text:p>
      <text:p text:style-name="P58">–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8">– Ты чего? – не поняла шутки пегаска. – А как же твоё участие в эксперименте?</text:p>
      <text:p text:style-name="P58">– Ты меня всё равно как-нибудь вытащишь. – отмахнулся я. – Лучше помоги искать палатку.</text:p>
      <text:p text:style-name="P5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8">Я пропустил замечание пегаски мимо ушей и продолжил паковать рюкзак.</text:p>
      <text:p text:style-name="P5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8">– Надеюсь, с ним ничего не случится. – озабоченно сказал я. – Иначе придётся объясняться с Трикси.</text:p>
      <text:p text:style-name="P58">– Ерунда! В крайнем случае, купишь ей новый. – отмахнулась пегаска. – Ты не представляешь, как я рада, что избавилась от него!</text:p>
      <text:p text:style-name="P58">Пегаска взлетела и осторожно потянула упряжь. Потом приземлилась и недовольно глянула на меня.</text:p>
      <text:p text:style-name="P58">– Скидывай! – скомандовала пегаска, указав на рюкзак.</text:p>
      <text:p text:style-name="P58">– В чём дело?</text:p>
      <text:p text:style-name="P58">Пегаска молча потянула зубами за шлейку рюкзака, сдёргивая его с меня.</text:p>
      <text:p text:style-name="P58">– Дэш, ты чего?</text:p>
      <text:p text:style-name="P58">Пегаска раскрыла рюкзак и стала копаться в нём.</text:p>
      <text:p text:style-name="P58">– Я могу нести тебя, когда ты весишь семьдесят килограмм. – больший из двух котелков отправился в провал.</text:p>
      <text:p text:style-name="P58">– Я могу тянуть тебя, когда ты весишь восемьдесят килограмм. – две трети наших запасов картошки и ухнули следом.</text:p>
      <text:p text:style-name="P58">– Я могу тащить тебя, даже когда ты весишь девяносто! – насос и запасное колесо к самокату улетели туда же.</text:p>
      <text:p text:style-name="P58">– Но мы не договаривались, что ты будешь весить под сто десять только потому, что дорвался до бесплатных магазинов! Лягать, это уже слишком!</text:p>
      <text:p text:style-name="P58"><text:soft-page-break/>– Погоди, Дэш, консервы-то не выкидывай! Ты ж сама говорила, что только-только размялась и всё такое. <text:span text:style-name="T83">И магазин</text:span>ы вовсе<text:span text:style-name="T83"> не </text:span>бесплатные<text:span text:style-name="T83"> <text:s/></text:span>— я оставлял там деньги — последние, кстати. Дай, я сам отберу припасы...</text:p>
      <text:p text:style-name="P58">…</text:p>
      <text:p text:style-name="P5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8">– Я уже вижу Кантерлот. Ещё день пути — и сворачиваем к Понивиллю.</text:p>
      <text:p text:style-name="P58">– А ты выдержишь?</text:p>
      <text:p text:style-name="P58">Пегаска фыркнула.</text:p>
      <text:p text:style-name="P58">– Я-то выдержу. Самокат — нет.</text:p>
      <text:p text:style-name="P5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8">– Я уже думала над этим. Там часто встречаются пони. Тебя узнают.</text:p>
      <text:p text:style-name="P5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8">– «Трасса 52» – прочла Дэш на табличке. – Что-то я не помню тут никаких трасс. Наверное, недавно построили.</text:p>
      <text:p text:style-name="P5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8">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8">– Дэ-э-эш! Тормози-и-и!!!</text:p>
      <text:p text:style-name="P58">– Чего-о-о?! Не слышу!!!</text:p>
      <text:p text:style-name="P58">КРАК!!!</text:p>
      <text:p text:style-name="P58">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8"/>
      <text:p text:style-name="P58">…</text:p>
      <text:p text:style-name="P58"/>
      <text:p text:style-name="P68"><text:soft-page-break/>Сияние. <text:span text:style-name="T83">Оно п</text:span>овсюду. <text:span text:style-name="T83">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Ма-а-акс! Ма-а-акс! Ма-а-акс!</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8">Я открываю глаза и вижу фигуру в голубом.</text:p>
      <text:p text:style-name="P68"/>
      <text:p text:style-name="P58">…</text:p>
      <text:p text:style-name="P58"/>
      <text:p text:style-name="P58">Сознание с трудом возвращалось в гудевшую <text:span text:style-name="T8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8">– Ма-а-акс! Ма-а-акс! Встава-а-ай!</text:p>
      <text:p text:style-name="P58">– И как я, интересно, могу встать, если ты стоишь прямо надо мной? – с трудом отвечаю я.</text:p>
      <text:p text:style-name="P58"><text:soft-page-break/>– Хорош умничать! – буркнула пегаска сквозь слёзы. – Макс?!!</text:p>
      <text:p text:style-name="P58">Я был полузадушен силой объятий пегаски.</text:p>
      <text:p text:style-name="P58">– Что-то я слишком часто реву с тех пор, как мы познакомились. – пробормотала Дэш, прижавшись ко мне. – Это не круто.</text:p>
      <text:p text:style-name="P58">– Ещё как круто! – утешил пегаску я. – Ты мне всю рубашку промочила. Прямо как водомётная машина.</text:p>
      <text:p text:style-name="P58">– <text:span text:style-name="T83">А т</text:span>ы вставать не хотел! Я очень-очень испугалась. <text:span text:style-name="T83">Всё-таки, д</text:span>урацкая это была затея с самокатом! Если бы можно было вернуться к фургону!</text:p>
      <text:p text:style-name="P5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8">Дэш почесала в затылке.</text:p>
      <text:p text:style-name="P5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8">Вроде, не издевается.</text:p>
      <text:p text:style-name="P58">– Дэш!</text:p>
      <text:p text:style-name="P58">– Ась?</text:p>
      <text:p text:style-name="P58">Пегаска с невинным видом уставилась на меня, практически упёршись своим носом в мой.</text:p>
      <text:p text:style-name="P58">– Я бегаю ещё хуже, чем ты таскаешь фургоны. То есть, чуть лучше, чем никак.</text:p>
      <text:p text:style-name="P58">Пегаска критически осмотрела меня и помотала головой.</text:p>
      <text:p text:style-name="P58">– Фиговые у тебя шутки. Не смешные.</text:p>
      <text:p text:style-name="P58">– Дэш, я не шучу.</text:p>
      <text:p text:style-name="P58">– Не верю. – пегаска провела крылом по моей ноге от пояса до пятки. – У тебя очень длинные ноги. Почти как у аликорнов. Ты не можешь плохо бегать.</text:p>
      <text:p text:style-name="P5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8"><text:span text:style-name="T13">–</text:span> А какой у тебя там был образ жизни?</text:p>
      <text:p text:style-name="P58"><text:span text:style-name="T13">–</text:span> Сидячий. Каждый день по восемь-десять часов в день на стуле, перед компьютером. Иногда и по двенадцать.</text:p>
      <text:p text:style-name="P58">У Дэш отвалилась челюсть.</text:p>
      <text:p text:style-name="P58"><text:span text:style-name="T13">–</text:span> Дискордовы яйца! Ты сидел в тюрьме? За что тебя посадили?</text:p>
      <text:p text:style-name="P58"><text:span text:style-name="T13">–</text:span> Я не сидел в тюрьме! У меня работа сидячая. Была. Программисты так работают, понимаешь? Сидя. У нас это в порядке вещей.</text:p>
      <text:p text:style-name="P58">Пегаска неверяще смотрела на меня. Потом её удивление сменилось сочувствием. Она схватилась за голову.</text:p>
      <text:p text:style-name="P58"><text:span text:style-name="T13">–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1">о такие… гм… заклинания. Ты </text:span><text:span text:style-name="T50">пишешь</text:span><text:span text:style-name="T61">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8"><text:span text:style-name="T6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8"/>
      <text:p text:style-name="P58">Два дня спустя…</text:p>
      <text:p text:style-name="P58"/>
      <text:p text:style-name="P58">Мы стояли на берегу Седлового озера. Дэш озадаченно осматривалась.</text:p>
      <text:p text:style-name="P60">–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0">– Ты хочешь сказать, нам надо <text:span text:style-name="T13">сделать крюк</text:span> в сто миль?! Да это ж ещё неделю ходьбы! У нас картошки осталось на день, твоими стараниями<text:span text:style-name="T13">!</text:span></text:p>
      <text:p text:style-name="P60">Пегаска <text:span text:style-name="T13">сконфужено</text:span> заметила:</text:p>
      <text:p text:style-name="P60">– Я в этих краях впервые. И обычно я путешествую по воздуху или поездом.</text:p>
      <text:p text:style-name="P6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3">матюков мне</text:span> удалось замазать самые большие щели. За тестовый<text:span text:style-name="T83"> </text:span>получасовый заплыв<text:span text:style-name="T83"> </text:span>в лодку набралось всего две банки воды.</text:p>
      <text:p text:style-name="P60">– Ну что, отправляемся? – Дэш свеслилась с носа, глядя в зеленоватую воду. – Как лодку назовёшь, кэп?</text:p>
      <text:p text:style-name="P60">– «Две банки». – буркнул я.</text:p>
      <text:p text:style-name="P49"/>
      <text:p text:style-name="P49">…</text:p>
      <text:p text:style-name="P49">&lt;<text:bookmark text:name="eow-title"/><text:span text:style-name="T73">Haddaway - What is love </text:span>&gt;</text:p>
      <text:p text:style-name="P6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0"><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0">– Макс. – прервала ход моих мыслей пегаска. – Наш путь заканчивается. В Понивилле мы расстанемся. Ты ничего не хочешь сказать?</text:p>
      <text:p text:style-name="P60">– Что именно? – вопрос застал меня врасплох. Я прекратил грести и обернулся.</text:p>
      <text:p text:style-name="P60">– Ну… – пегаска смутилась. – Что у тебя на душе? Какие чувства? Ты правда совсем-совсем ничего не хочешь мне сказать?</text:p>
      <text:p text:style-name="P60">– Да вроде нет. Ни о чём не думал вообще.</text:p>
      <text:p text:style-name="P6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0">– Значит, тебе нечего мне сказать? Тогда я скажу! Ты врёшь, что ни о чём не думал! Ты опять думал о ней!</text:p>
      <text:p text:style-name="P60">– О ком?</text:p>
      <text:p text:style-name="P60">–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0">Та-а-ак! Вот в чём дело, лягать меня в пузо! Пегаска ревнует! Какого хера? <text:span text:style-name="T83">Я не давал ей повода!</text:span></text:p>
      <text:p text:style-name="P60">– Это не твоё дело! – рявкнул я.</text:p>
      <text:p text:style-name="P60">– Ах, не моё?! Не моё после побега из центра Псинтела?! Не моё после обнимашек в фургоне?! Не моё после трассы 52?!! Ты… Ты…</text:p>
      <text:p text:style-name="P60">–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0">– Да пожалуйста! – пегаска топнула ногой. – Нет там для вас ничего полезного! Но раз уж ты это вспомнил — на здоровье! Я видела во сне человека! И о<text:span text:style-name="T83">н жил с пони! И они </text:span>офигенски <text:span text:style-name="T83">любили друг друга! И у них </text:span>был<text:span text:style-name="T83"> </text:span>офигенский <text:span text:style-name="T83">секс! </text:span>И это было круто!<text:span text:style-name="T83"> </text:span>А ты… Ты <text:span text:style-name="T13">— н</text:span>е такой! Ты не любишь пони!!!</text:p>
      <text:p text:style-name="P60">С каждой фразой пегаска всё сильнее топала ногой. Последнюю фразу она завершила сокрушительным фумикоми.</text:p>
      <text:p text:style-name="P60">КРАК!</text:p>
      <text:p text:style-name="P60">– Ой! – пегаска поспешно отдёрнула ногу. Но было поздно.</text:p>
      <text:p text:style-name="P60">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0">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0"><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0">– Оставь меня в покое! Мне не нужна твоя помощь!!!</text:p>
      <text:p text:style-name="P60">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45">—</text:span> только <text:span text:style-name="T1">двадцать пять</text:span>. Одежда, правда, <text:span text:style-name="T1">здорово </text:span>мешает.</text:p>
      <text:p text:style-name="P4">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0">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0">Приволочив меня на берег, Дэш разжала зубы. Я успел перевернуться на спину, когда она со стоном повалилась на меня, раскинув крылья.</text:p>
      <text:p text:style-name="P60"><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0"><text:span text:style-name="T13">– </text:span>Выф-выф-вуф! <text:span text:style-name="T13">– </text:span>возразил я.</text:p>
      <text:p text:style-name="P60">Отпихнув от лица живот пегаски и выплюнув шерсть, я продолжил.</text:p>
      <text:p text:style-name="P60"><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0"><text:span text:style-name="T13">– </text:span>Бе-бе-бе! <text:span text:style-name="T13">– </text:span>устало передразнила меня Дэш. <text:span text:style-name="T13">– </text:span><text:span text:style-name="T31">Макс! Я </text:span><text:span text:style-name="T35">— </text:span><text:span text:style-name="T31">плохая пони, потому что хотела получить то, что мне не принадлежит.</text:span> Но какой же ты всё-таки глупый! Пойми, смертные <text:span text:style-name="T13">— </text:span>игрушки в копытах вечных. Люби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0">Я молчал, осмысливая услышанное. Злость ушла. Пришла печаль.</text:p>
      <text:p text:style-name="P60"><text:span text:style-name="T13">– </text:span>Дэш, я знаю. Просто не могу о ней забыть.</text:p>
      <text:p text:style-name="P60">Пегаска тяжело поднялась.</text:p>
      <text:p text:style-name="P60"><text:span text:style-name="T13">– </text:span>Везёт же некоторым. <text:span text:style-name="T13">– </text:span>пробормотала она, раскрывая крылья для просушки.</text:p>
      <text:p text:style-name="P60">…</text:p>
      <text:p text:style-name="P60"><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60">Я сидел на песке, прижимаясь спиной к спине пегаски. Её распахнутые крылья защищали меня от ветра.</text:p>
      <text:p text:style-name="P60"><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5">– </text:span><text:span text:style-name="T45">Макс, ты весь дрожишь! Тебе надо просушить шерсть. </text:span>Снимай-ка одежду! <text:span text:style-name="T13">–</text:span> <text:span text:style-name="T1">с</text:span>командовала Дэш.</text:p>
      <text:p text:style-name="P1"><text:span text:style-name="T13">–</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Макс. Хочешь, верь, не хочешь — не верь. Нельзя сохнуть по аликорну! &lt;</text:span><text:span text:style-name="T3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2">. Я не могу навязать тебе своих чувств... Но если бы ты хотя бы согласился на физический контакт. Может быть, этого хватило бы.</text:span></text:p>
      <text:p text:style-name="P4">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9"><text:soft-page-break/>– <text:span text:style-name="T1">Дэш… Ты же понимаешь, что я не люблю тебя?</text:span></text:p>
      <text:p text:style-name="P49">–<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3">– </text:span>Хорошо, пусть это будет моей фантазией. А ты правда принимаешь меня?</text:p>
      <text:p text:style-name="P4"><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ммм…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8">&lt;<text:span text:style-name="T68">Seal – Amazing (Thin White Duke remix)</text:span>&gt;</text:p>
      <text:p text:style-name="P1"><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м-м-м…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text:soft-page-break/>тела и ещё примерно такой же…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Макс,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ммм…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60"/>
      <text:h text:style-name="Heading_20_2" text:outline-level="2">16. <text:span text:style-name="T1">Понивилль. Фейс-контроль </text:span></text:h>
      <text:p text:style-name="P49">&lt;<text:span text:style-name="T68">Mothley Crue – Cickstart my heart</text:span>&gt;</text:p>
      <text:p text:style-name="P60">«<text:span text:style-name="T3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9">Нехватка погодных пегасов: Вондерболты перешли к круглосуточной вахте</text:span>». «<text:span text:style-name="T39">Общественные работы: распоряжением принцессы Луны работы по строительству мостов через провалы расширены и на субботу</text:span>». «<text:span text:style-name="T3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0"/>
      <text:p text:style-name="P60">Я отложил стопку газет, принесенных пегаской.</text:p>
      <text:p text:style-name="P60"><text:span text:style-name="T13">–</text:span> Про меня таки забыли. Отлично.</text:p>
      <text:p text:style-name="P60"><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60"><text:span text:style-name="T13">–</text:span> Ого! Луна никак не уймется. Ладно, это её проблемы.</text:p>
      <text:p text:style-name="P60">К счастью, библиотека Понивилля располагалась на окраине. Пробраться туда под покровом сумерек было раз плюнуть.</text:p>
      <text:p text:style-name="P60"><text:span text:style-name="T13">– </text:span>Твайлайт, привет! Мы вернулись! <text:span text:style-name="T13">–</text:span> я захлопнул за собой дверь.</text:p>
      <text:p text:style-name="P60">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0">Ни слова ни говоря, Твайлайт отперла дверь в подвал и потащила меня за собой.</text:p>
      <text:p text:style-name="P60"><text:span text:style-name="T13">– К</text:span>АКОГО ХУЯ?!! Твайлайт, ёб твою понимать, ты чё творишь? <text:span text:style-name="T13">– </text:span>я вцепился в ручку двери.</text:p>
      <text:p text:style-name="P60"><text:span text:style-name="T13">– </text:span>Твайли, ты чего? <text:span text:style-name="T13">– </text:span>брыкалась Дэш. <text:span text:style-name="T13">– </text:span>Немедленно опусти меня на пол!</text:p>
      <text:p text:style-name="P60"><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0"><text:soft-page-break/>ХРУСТЬ!</text:p>
      <text:p text:style-name="P60">Дверная ручка оторвалась с мясом и я продолжил низвержение в подвал.</text:p>
      <text:p text:style-name="P60"><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0">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0"><text:span text:style-name="T13">– </text:span>Не беспокойся, Макс-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60">Я молча дёргался, пытаясь сломать браслеты.</text:p>
      <text:p text:style-name="P60"><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0">Единорожка отвернулась к стеклянному шкафу и стала рыться в нём.</text:p>
      <text:p text:style-name="P60"><text:span text:style-name="T13">– </text:span>Где-то он тут был, я же клала его сюда на прошлой неделе, после эксперимента с тыквой!</text:p>
      <text:p text:style-name="P60">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0"><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60">Я снова распластался на столе, скованный браслетами. Твайлайт с безумными глазами склонилась надо мной. Рядом с ней парил скальпель.</text:p>
      <text:p text:style-name="P60"><text:span text:style-name="T13">– </text:span>Твайлайт, не смей! <text:span text:style-name="T13">– </text:span>хриплым от ужаса голосом прошептал я.</text:p>
      <text:p text:style-name="P60"><text:span text:style-name="T13">–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0">Скальпель с огромной скоростью метнулся ко мне.</text:p>
      <text:p text:style-name="P60"><text:span text:style-name="T13">– </text:span>А-А-А-А-А-А!</text:p>
      <text:p text:style-name="P60">Вжик-вжие-вжик!</text:p>
      <text:p text:style-name="P60">Лоскутья одежды полетели на пол. Я лежал на столе как новорождённый и орал соответственно.</text:p>
      <text:p text:style-name="P60"><text:span text:style-name="T13">– О</text:span>у! <text:span text:style-name="T83">Что-то новенькое! </text:span>Это надо задокументировать.</text:p>
      <text:p text:style-name="P60">Невесть откуда взявшийся фотоаппарат сделал несколько снимков моего естества в разных ракурсах.</text:p>
      <text:p text:style-name="P60"><text:span text:style-name="T13">– </text:span>Хрен-то тебе зачем? <text:span text:style-name="T13">– </text:span>с бессильной злостью спросил я. <text:span text:style-name="T13">– </text:span><text:span text:style-name="T83">Т</text:span>ы собираешься устроить филиал порнхаба для пони-извращенцев?</text:p>
      <text:p text:style-name="P60"><text:span text:style-name="T13">–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0">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0"><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0"><text:soft-page-break/><text:span text:style-name="T13">– </text:span>А если попроще?</text:p>
      <text:p text:style-name="P60"><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60">Твайлайт вытащила воронку из аппарата и приставила её к моей груди. За воронкой к ящику тянулся толстый гофрированный шланг.</text:p>
      <text:p text:style-name="P60"><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60"><text:span text:style-name="T13">– М</text:span>агнетрон вводит в резонанс только частицы магического субстрата. Тебе не о чём волноваться.</text:p>
      <text:p text:style-name="P60">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0"><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0">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0"/>
      <text:p text:style-name="P50">***</text:p>
      <text:p text:style-name="P50"/>
      <text:p text:style-name="P60"><text:span text:style-name="T13">– </text:span>А-А-А-А-А-А!!! Бля!</text:p>
      <text:p text:style-name="P60">Мой полёт сквозь усыпанную звёздами сине-зелёную мглу закончился столкновением с чем-то мягким.</text:p>
      <text:p text:style-name="P60"><text:span text:style-name="T13">– </text:span>Сестра???</text:p>
      <text:p text:style-name="P60">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0"><text:span text:style-name="T13">– </text:span>А-А-А-А-А-А!!!</text:p>
      <text:p text:style-name="P60"/>
      <text:p text:style-name="P61">***</text:p>
      <text:p text:style-name="P61"/>
      <text:p text:style-name="P60">Две кляксы надо мной сформировались в Рэйнбоу Дэш и Твайлайт Спаркл. Пони озадаченно наблюдали за мной и тихо шушукались.</text:p>
      <text:p text:style-name="P60"><text:span text:style-name="T13">– </text:span>Никогда, слышишь, никогда больше не смей подымать меня...</text:p>
      <text:p text:style-name="P60"><text:span text:style-name="T13">– </text:span>Откуда я знала, что резонансное заклинание так среагирует на...</text:p>
      <text:p text:style-name="P60"><text:span text:style-name="T13">– М</text:span>акс? <text:span text:style-name="T13">– </text:span>пегаска заметила, что я открыл глаза. <text:span text:style-name="T13">– </text:span>Ты в порядке?</text:p>
      <text:p text:style-name="P60">Я издал нечто среднее между брачным рёвом лося и стоном умирающего слона.</text:p>
      <text:p text:style-name="P60"><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0"><text:soft-page-break/><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60"/>
      <text:p text:style-name="P60">…</text:p>
      <text:p text:style-name="P60"/>
      <text:p text:style-name="P60">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0"><text:span text:style-name="T13">– </text:span>Итак, мы:</text:p>
      <text:p text:style-name="P60">а) Имеем резонаторные рубины для ускорителя.</text:p>
      <text:p text:style-name="P60">б) После исчезновения принцессы Селестиии, не имеем <text:s/>возможности контролировать усиленное ускорителем <text:s/>заклинание Индрэ.</text:p>
      <text:p text:style-name="P60">Это значит, что:</text:p>
      <text:p text:style-name="P60">а) Нам придётся пользоваться обычной версией заклинания. Вероятность успеха в этом случае я оцениваю как <text:s/>один к пяти.</text:p>
      <text:p text:style-name="P60">б) Или идти на большой риск и вызвать неконтролируемое усиленное заклинание.</text:p>
      <text:p text:style-name="P60">Во втором случае вероятность возникновения крупной энергомагической вспышки я оцениваю как один к трём.</text:p>
      <text:p text:style-name="P60"><text:span text:style-name="T13">– Н</text:span>е умничай! Что ты имеешь ввиду под «крупной энергомагической вспышкой»? <text:span text:style-name="T13">– </text:span>почесала в затылке Эпплджек. <text:span text:style-name="T13">– </text:span>Нам хватит ведра воды, чтоб её потушить?</text:p>
      <text:p text:style-name="P60"><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60"><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60">– Дорогая, каждый пони должен быть готов на всё во имя Эквестрии! Если, конечно, это не грязь под туалетным ковриком. – заявила Рэрити.</text:p>
      <text:p text:style-name="P60"><text:span text:style-name="T13">– </text:span>Ты хорошо подумала? <text:span text:style-name="T13">– н</text:span>ахмурилась Рэйнбоу Дэш. <text:span text:style-name="T13">– </text:span>В Эквестрии десятки таких городов, как Понивилль! Мы не можем махнуть на них крылом!</text:p>
      <text:p text:style-name="P60"><text:span text:style-name="T13">– </text:span>Тебе-то на Понивилль точно махать! <text:span text:style-name="T13">– </text:span>огрызнулась фермерша. <text:span text:style-name="T13">– Т</text:span>вой дом, поди, не зацепит.</text:p>
      <text:p text:style-name="P60"><text:span text:style-name="T13">– </text:span>Что ты сказала? А ну, повтори? <text:span text:style-name="T13">– </text:span>взвилась пегаска.</text:p>
      <text:p text:style-name="P60"><text:span text:style-name="T13">– </text:span>Не ссорьтесь, девчёнки. <text:span text:style-name="T13">– </text:span>встрял я. <text:span text:style-name="T13">– </text:span>Ничем рисковать не придётся. У меня есть другой вариант.</text:p>
      <text:p text:style-name="P60"><text:span text:style-name="T13">– </text:span>Ась?</text:p>
      <text:p text:style-name="P60"><text:span text:style-name="T13">– </text:span>Что?</text:p>
      <text:p text:style-name="P60"><text:span text:style-name="T13">– </text:span>Какой? <text:span text:style-name="T13">– </text:span>разом <text:span text:style-name="T13">о</text:span>бернулась ко мне компания.</text:p>
      <text:p text:style-name="P60"><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60"><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0"><text:span text:style-name="T13">– Л</text:span>ягать! <text:span text:style-name="T13">– </text:span>сморщилась Эпплджек. <text:span text:style-name="T13">– </text:span>У меня после ожерелья Честности в башке гудит, как после маковского сидра!</text:p>
      <text:p text:style-name="P60"><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0"><text:span text:style-name="T13">– </text:span>Рэр, иногда лучше жевать, чем говорить. Вот честно!</text:p>
      <text:p text:style-name="P60"><text:soft-page-break/><text:span text:style-name="T13">– </text:span>Как пожелаешь! Макс,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0"><text:span text:style-name="T13">– </text:span>Они лежали в нагрудном кармане рубашки.</text:p>
      <text:p text:style-name="P60">Твайлайт отвлеклась от доски.</text:p>
      <text:p text:style-name="P60"><text:span text:style-name="T13">– В р</text:span>убашке? Я послала вниз Спайка прибраться. Те лохмотья тлели после вспышки... Спа-а-айк!!!</text:p>
      <text:p text:style-name="P60">Дракончик поднялся по лестнице с веником в одной лапе и мусорным пакетом в другой. Он был весь перемазан сажей и что-то торопливо жевал.</text:p>
      <text:p text:style-name="P60"><text:span text:style-name="T13">– </text:span>Вот, прибрался малёхо. Но с потолка сажу ещё не успел счистить, там стремянка нужна.</text:p>
      <text:p text:style-name="P60"><text:span text:style-name="T13">– </text:span>Спайки-Вайки, не выкидывай одежду, пожалуйста. В ней должны быть рубины.</text:p>
      <text:p text:style-name="P60"><text:span text:style-name="T13">– </text:span>Какие ещё рубины? <text:span text:style-name="T13">– </text:span>переспросил Спайк и зажевал быстрее.</text:p>
      <text:p text:style-name="P60"><text:span text:style-name="T13">–</text:span> Резонаторные! <text:span text:style-name="T13">–</text:span> холодея, ответил я. <text:span text:style-name="T13">– </text:span>В кармане рубашки должны лежать четыре кристалла.</text:p>
      <text:p text:style-name="P60"><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37"/>
      <text:p text:style-name="P60">…</text:p>
      <text:p text:style-name="P60"/>
      <text:p text:style-name="P60"><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60"><text:span text:style-name="T13">– К</text:span>акой-то неправильный у Макса смех! <text:span text:style-name="T13">– </text:span>голос Пинки был еле слышен из-под наваленных на меня подушек. <text:span text:style-name="T13">– <text:s/></text:span>И, мне кажется, сам Макс сейчас немножечко неправильный. Правильно я говорю?</text:p>
      <text:p text:style-name="P60">Подушка отогнулась и в прямоугольнике света показалась голова Пинки.</text:p>
      <text:p text:style-name="P60"><text:span text:style-name="T13">– </text:span>Макс. Ты сейчас правильный, или нет?</text:p>
      <text:p text:style-name="P60"><text:span text:style-name="T13">– </text:span>Макс, ты как? Тебе уже лучше? <text:span text:style-name="T13">– </text:span>в прямоугольнике появилась голова Рэйнбоу Дэш.</text:p>
      <text:p text:style-name="P60"><text:span text:style-name="T13">– </text:span>Фигурально выражаясь, ты в себе? <text:span text:style-name="T13">– </text:span>вклинилась между ними Твайлайт Спаркл.</text:p>
      <text:p text:style-name="P60"><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60">Я отдышался. Поняхи участливо смотрели на меня, выискивая признаки успокоения.</text:p>
      <text:p text:style-name="P60"><text:span text:style-name="T13">– </text:span>Отпустите. Я уже правильный. <text:span text:style-name="T13">– </text:span>наконец произнёс я.</text:p>
      <text:p text:style-name="P60">Пинки, Дэш и Твайлайт слезли с горки подушек, наваленных на меня после эмоционального взрыва. Эпплджек встала с ног.</text:p>
      <text:p text:style-name="P60"><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0"><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60"><text:span text:style-name="T13">– </text:span>Спайк!!! Немедленно... <text:s/>сбегай в лавку к Кейкам за выпечкой! Нам всем нужно успокоиться.</text:p>
      <text:p text:style-name="P60"><text:span text:style-name="T13">– </text:span>Уже бегу!</text:p>
      <text:p text:style-name="P60"/>
      <text:p text:style-name="P61">***</text:p>
      <text:p text:style-name="P60"/>
      <text:p text:style-name="P60"><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0"><text:span text:style-name="T13">– </text:span>Ты точно знаешь, что делаешь? <text:span text:style-name="T13">– </text:span>переспросила Эпплджек. <text:span text:style-name="T13">– </text:span>Мне бы не хотелось, чтоб от Понивилля остались одни головешки.</text:p>
      <text:p text:style-name="P60"><text:span text:style-name="T13">– </text:span>Не беспокойся, всё просчитано. Я уверена, я подчёркиваю, абсолютно уверена в безопасности эксперимента!</text:p>
      <text:p text:style-name="P60"><text:span text:style-name="T13">– </text:span>Ой, чего-то мне нехорошо становится, когда ты так говоришь...</text:p>
      <text:p text:style-name="P60"><text:span text:style-name="T13">– </text:span>Девочки, приготовились! Начинаю обратный отсчёт! Десять! Девять! Восемь! Семь!</text:p>
      <text:p text:style-name="P60">Гудение синхрофазотрона усилилось. Картинка у меня перед глазами поплыла.</text:p>
      <text:p text:style-name="P60"><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60">Картинка у меня перед глазами выключилась.</text:p>
      <text:p text:style-name="P60"/>
      <text:h text:style-name="Heading_20_2" text:outline-level="2">17. <text:span text:style-name="T1">Откровение</text:span></text:h>
      <text:p text:style-name="P49">&lt;<text:span text:style-name="T68">Mission Impossible theme</text:span>&gt;</text:p>
      <text:p text:style-name="P60">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0">Я вглядываюсь в него.</text:p>
      <text:p text:style-name="P60">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0">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0">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0">Я перехожу провал.</text:p>
      <text:p text:style-name="P60">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0">Я тяну ручку двери на верхней площадке. Сильный сквозняк чуть не сбивает меня с ног: ветер задувает в<text:span text:style-name="T83"> </text:span>покои Луны<text:span text:style-name="T83"> </text:span>через открытые балконные двери<text:span text:style-name="T83">.</text:span></text:p>
      <text:p text:style-name="P60"><text:soft-page-break/>Мириады пульсирующих нитей сходятся к центру комнаты, где на матрасе лежит обтянутый шкурой скелет аликорна.</text:p>
      <text:p text:style-name="P60">Я осторожно пересекаю комнату и захлопываю двери на балкон.</text:p>
      <text:p text:style-name="P60"><text:span text:style-name="T13">– </text:span>А-а-а, ты всё-таки пришёл… <text:span text:style-name="T13">– </text:span>шелестит скрипучий голос за моей спиной.</text:p>
      <text:p text:style-name="P60">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0"><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0"><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0"><text:span text:style-name="T13">– </text:span>ТЫ НИЧЕГО НЕ УЗНАЕШЬ!!!</text:p>
      <text:p text:style-name="P60">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0"><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0">Луна закашливается едким смехом и отпивает из вазы, стоящей на полу рядом с матрацем.</text:p>
      <text:p text:style-name="P60"><text:span text:style-name="T13">– </text:span>Открой балкон. Мы призвали Найтмэр, чтобы подольше продержаться. Этой сучке из племени виндиго нужен ветер.</text:p>
      <text:p text:style-name="P60">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0"><text:span text:style-name="T13">– </text:span>Сожалеем, что не можем убить тебя.</text:p>
      <text:p text:style-name="P60">Обернувшись я встречаюсь с рогом аликорницы, нацеленным мне в грудь.</text:p>
      <text:p text:style-name="P60"><text:span text:style-name="T13">– </text:span>Твоё тело соткано из наваждения — Нам ли не знать! Мы всё ещё Владыка Снов.</text:p>
      <text:p text:style-name="P60">Я делаю шаг назад, на балкон. Луна трескуче смеётся и шагает следом.</text:p>
      <text:p text:style-name="P60"><text:span text:style-name="T13">– </text:span>Но что в Нашей власти — так это вышвырнуть тебя отсюда!</text:p>
      <text:p text:style-name="P60">Я снова отступаю. Как я помню, балкон метра три в ширину и без перил. И хоть я осознаю, что это сон, мне страшно до онемения.</text:p>
      <text:p text:style-name="P60"><text:span text:style-name="T13">– </text:span>Призвав тебя сюда, мы потратили последние силы. Которыми можно было поддерживать Эквестрию ещё долгие годы.</text:p>
      <text:p text:style-name="P60">Шаг назад.</text:p>
      <text:p text:style-name="P60"><text:span text:style-name="T13">– </text:span>Кимеринн погиб, чтобы ты жил.</text:p>
      <text:p text:style-name="P60">Шаг назад.</text:p>
      <text:p text:style-name="P60"><text:span text:style-name="T13">– </text:span>Сел осталась без магии и развоплотилась из-за тебя.</text:p>
      <text:p text:style-name="P60">Шаг назад.</text:p>
      <text:p text:style-name="P60"><text:span text:style-name="T13">– </text:span>Столько надежд впустую. И, как финальная насмешка, ты увидишь гибель всего, что Нам дорого?! Не бывать этому! ПОШЁЛ ВОН!!!</text:p>
      <text:p text:style-name="P60"><text:soft-page-break/>Я мешкаю, не чувствуя под отступающей ногой опоры, и этого хватает, чтобы Луна в выпаде достала меня рогом.</text:p>
      <text:p text:style-name="P60">Магический разряд пронзает грудь сетью молний и вышвыривает меня с балкона. Луна — или Найтмэр Мун? — хохочет, видя моё падение.</text:p>
      <text:p text:style-name="P60">Я проваливаюсь в звёздную сине-зелёную мглу.</text:p>
      <text:p text:style-name="P60"/>
      <text:p text:style-name="P60">…</text:p>
      <text:p text:style-name="P49"/>
      <text:p text:style-name="P60">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0">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3">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0">Ближе.</text:p>
      <text:p text:style-name="P60">Всем телом ощущаю дискомфорт от низкочастотной вибрации, как будто рядом проходит поезд.</text:p>
      <text:p text:style-name="P60">Ещё ближе.</text:p>
      <text:p text:style-name="P60">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0">Совсем близко.</text:p>
      <text:p text:style-name="P60">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0">Я ВИЖУ!!! ПРОКЛЯТЬЕ, КАК ВСЁ ПРОСТО!!!</text:p>
      <text:p text:style-name="P60">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0"><text:span text:style-name="T13">– </text:span>Ты ведь вернёшься? Не говори им, что увидел там! <text:span text:style-name="T13">– </text:span>жеребёнок машет в сторону экрана. Её голос слышится глухо, как через подушку.</text:p>
      <text:p text:style-name="P60">Я киваю ей в ответ. Мне понятно, почему.</text:p>
      <text:p text:style-name="P60"><text:span text:style-name="T13">– </text:span>Как тебя зовут, малышка? Я постараюсь найти тебя. Может быть, ещё не поздно.</text:p>
      <text:p text:style-name="P60">Пегаска приветственно машет копытом.</text:p>
      <text:p text:style-name="P37"><text:span text:style-name="T51">– </text:span><text:span text:style-name="T41">Шейла! Шейла Блюскай! И я уже не малышка! </text:span><text:span text:style-name="T51">– </text:span><text:span text:style-name="T41">она тычет в кьютимарку в виде ластика, стирающего тучу. </text:span><text:span text:style-name="T13">&lt;</text:span>Макс находит её в Терре по кьютимарке на рюкзаке<text:span text:style-name="T13">&gt;</text:span></text:p>
      <text:p text:style-name="P60">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4"/>
      <text:p text:style-name="P61">***</text:p>
      <text:p text:style-name="P61"/>
      <text:p text:style-name="P1"><text:soft-page-break/><text:span text:style-name="T13">–</text:span> <text:span text:style-name="T1">Макс?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45">— </text:span><text:span text:style-name="T1">т</text:span>ы стал слишком бледный. Я решила прервать <text:span text:style-name="T1">заклинание</text:span>. Как ты себя…</text:p>
      <text:p text:style-name="P1"><text:span text:style-name="T55">–</text:span><text:span text:style-name="T45"> … чувствуешь, дорогая Рэрити?! Я могу чем-нибудь помочь? Вот, выпей воды! </text:span><text:span text:style-name="T55">–</text:span><text:span text:style-name="T45"> дракончик метался вокруг светлой единорожки, в волнении заламывая лапы.</text:span></text:p>
      <text:p text:style-name="P60">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0"><text:span text:style-name="T13">– </text:span>Ну что? Увидел что-нибудь, сахарок?</text:p>
      <text:p text:style-name="P60">Пони уставились на меня с надеждой.</text:p>
      <text:p text:style-name="P60"><text:span text:style-name="T13">– </text:span>Да.</text:p>
      <text:p text:style-name="P60">Откровение давило на психику как тонна кирпичей. Я не знал, что им сказать. Я не мог.</text:p>
      <text:p text:style-name="P60"><text:span text:style-name="T13">– П</text:span>ревосходно!</text:p>
      <text:p text:style-name="P60"><text:span text:style-name="T13">– </text:span>Это просто супер-дупер-здоровски-потрясно!</text:p>
      <text:p text:style-name="P60"><text:span text:style-name="T13">– </text:span>Йей!</text:p>
      <text:p text:style-name="P60"><text:span text:style-name="T13">– </text:span>Ю-ху!</text:p>
      <text:p text:style-name="P60"><text:span text:style-name="T13">– О</text:span>фигенно! Мы победили! Макс, ты молодец!</text:p>
      <text:p text:style-name="P60"><text:span text:style-name="T13">– </text:span>Замечательно! Секундочку, я приготовлю дневник…</text:p>
      <text:p text:style-name="P60">Восторг пони постепенно сменился ожиданием. Я молчал.</text:p>
      <text:p text:style-name="P60"><text:span text:style-name="T13">– </text:span>Э-м-м? И что же ты увидел? <text:span text:style-name="T13">– </text:span>не выдержала Твайлайт.</text:p>
      <text:p text:style-name="P60"><text:span text:style-name="T13">– </text:span>Я… не могу сказать.</text:p>
      <text:p text:style-name="P60">Ожидание сменилось недоумением. Рэйнбоу Дэш насмешливо скривила губы.</text:p>
      <text:p text:style-name="P60"><text:span text:style-name="T13">– </text:span>Да ладно! Кончай прикалываться, мы же ждём! Шутка зачлась!</text:p>
      <text:p text:style-name="P60"><text:span text:style-name="T13">– </text:span>Не могу!!!</text:p>
      <text:p text:style-name="P60"/>
      <text:p text:style-name="P60">…</text:p>
      <text:p text:style-name="P60"/>
      <text:p text:style-name="P60">Молчание прервала Эпплджек.</text:p>
      <text:p text:style-name="P60"><text:span text:style-name="T13">– </text:span>Сахарок, с тобой всё в порядке?</text:p>
      <text:p text:style-name="P60">Дэш подошла ко мне вплотную, обняла мою голову и прижалась нос к носу.</text:p>
      <text:p text:style-name="P60"><text:span text:style-name="T13">– </text:span>Макс, ты чего? <text:span text:style-name="T13">– </text:span>прошептала она. <text:span text:style-name="T13">– </text:span>Тебя во сне кто-то заколдовал? Мигни мне правым глазом, если да.</text:p>
      <text:p text:style-name="P60">Я высвободился из объятий пегаски.</text:p>
      <text:p text:style-name="P60"><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60">Тишина сменилась гулом голосов. Пони вполголоса обсуждали ситуацию, посматривая на меня и почёсывая в затылках.</text:p>
      <text:p text:style-name="P60"><text:span text:style-name="T13">– </text:span>Конски яблоки! Вот это поворот! А мне так хотелось узнать, что за нечисть тут орудует!</text:p>
      <text:p text:style-name="P60"><text:soft-page-break/><text:span text:style-name="T13">–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0"><text:span text:style-name="T13">–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0"><text:span text:style-name="T13">– </text:span>Рэр, отвали!</text:p>
      <text:p text:style-name="P60"><text:span text:style-name="T13">– </text:span>Оу, какие страсти! Ладно-ладно, не сердись, дорогая, не мешаю!</text:p>
      <text:p text:style-name="P60"><text:span text:style-name="T13">–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0"><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60"><text:span text:style-name="T13">– </text:span>Стойте!</text:p>
      <text:p text:style-name="P60">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60"><text:span text:style-name="T13">– </text:span>Ага, вот! Нашла! Макс прав! В «Заклинании Последнего Шанса» есть такое! <text:span text:style-name="T13">– </text:span>единорожка принялась зачитывать отрывок.</text:p>
      <text:p text:style-name="P60">…</text:p>
      <text:p text:style-name="P60">«<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9">и </text:span><text:span text:style-name="T15">слишком громко думать. И сообщить способ спасения — означает его разрушить.</text:span>»</text:p>
      <text:p text:style-name="P60">…</text:p>
      <text:p text:style-name="P60"><text:span text:style-name="T13">– </text:span>Ты хочешь сказать, если Макс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60">Пегаска сжала голову копытами.</text:p>
      <text:p text:style-name="P60"><text:span text:style-name="T13">– </text:span>Это может быть случай так называемого «кота Шротингера». Никогда бы не подумала, что он мне встретится на практике!</text:p>
      <text:p text:style-name="P60">Твайлайт протёрла доску тряпочкой и нарисовала на ней коробку.</text:p>
      <text:p text:style-name="P60"><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60"><text:span text:style-name="T13">– </text:span><text:span text:style-name="T83">Допустим, кот бессмертен. Также допустим, что кот з</text:span>аколдован<text:span text:style-name="T83"> </text:span>отложенным <text:span text:style-name="T83">заклятие</text:span>м<text:span text:style-name="T83"> Стирания, которое сработает, если кто-то откроет ящик</text:span>. <text:span text:style-name="T83">То есть, п</text:span>ри открытии<text:span text:style-name="T83"> ящик</text:span>а<text:span text:style-name="T83"> кот исчезнет из </text:span>бытия<text:span text:style-name="T83"> </text:span>— его нет, и никогда не было.</text:p>
      <text:p text:style-name="P60"><text:span text:style-name="T13">– </text:span>Бедный котик. <text:span text:style-name="T13">– </text:span>прошептала Флаттершай.</text:p>
      <text:p text:style-name="P60">Я насторожился, услышав знакомое заклинание.</text:p>
      <text:p text:style-name="P60"><text:span text:style-name="T13">– </text:span>Стой! Откуда тебе известно про заклинание Стирания?</text:p>
      <text:p text:style-name="P60"><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60"><text:span text:style-name="T13">– </text:span>Гм. Ну ладно, продолжай.</text:p>
      <text:p text:style-name="P60"><text:span text:style-name="T13">– </text:span>Так вот, по условию эксперимента известно, что вероятность того, что кто-то откроет ящик, ненулевая.</text:p>
      <text:p text:style-name="P60"><text:span text:style-name="T13">– </text:span>И что это означает, дорогая? <text:span text:style-name="T13">– </text:span>спросила Рэрити.</text:p>
      <text:p text:style-name="P60"><text:soft-page-break/><text:span text:style-name="T13">– </text:span>Это значит, что кто-нибудь когда-нибудь обязательно откроет его.</text:p>
      <text:p text:style-name="P60"><text:span text:style-name="T13">– </text:span>У меня щас башка лопнет! <text:span text:style-name="T13">– </text:span>пожаловалась Дэш. <text:span text:style-name="T13">– </text:span>Так всё-таки, когда этот грёбаный ящик откроют?</text:p>
      <text:p text:style-name="P60"><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0">Твайлайт прокашлялась, отпила из графина и продолжила.</text:p>
      <text:p text:style-name="P60"><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0">Пони молчали, переваривая информацию. Дэш с отсутствующим видом следила за пауком на потолке.</text:p>
      <text:p text:style-name="P60">Наконец Эпплджек сдвинула шляпу на лоб.</text:p>
      <text:p text:style-name="P60"><text:span text:style-name="T13">–</text:span> То есть, ты хочешь сказать, что мы все — навроде этого кота, а Макс боится открыть ящик? Чтоб мы не исчезли окончательно?</text:p>
      <text:p text:style-name="P60"><text:span text:style-name="T13">– </text:span>Нечто около того. Стар Свирл пишет, что разглашение способа спасения его же и разрушит. Иными словами, открывать ящик нельзя.</text:p>
      <text:p text:style-name="P60">Я поднял руку, прося слово. Пони обернулись на меня и затихли.</text:p>
      <text:p text:style-name="P60"><text:span text:style-name="T13">–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0">…</text:p>
      <text:p text:style-name="P60"><text:span text:style-name="T13">– </text:span>Лягать! <text:span text:style-name="T13">– </text:span>выругалась Дэш. <text:span text:style-name="T13">– </text:span>Значит, наши усилия по доставке резонаторов пошли лесом.</text:p>
      <text:p text:style-name="P60"><text:span text:style-name="T13">– </text:span>Не совсем. Мне таки удалось узнать, где искать Селестию.</text:p>
      <text:p text:style-name="P60">В библиотеке снова поднялся галдёж. Твайлайт подняла копыто.</text:p>
      <text:p text:style-name="P60"><text:span text:style-name="T13">– </text:span>Тихо! Спайк, будь добр, сбегай к Кейкам за выпечкой. Нам надо успокоиться. Макс, хоть про Селестию ты нам можешь рассказать?</text:p>
      <text:p text:style-name="P60"><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60"><text:span text:style-name="T13">– А </text:span>как ты узнал… <text:span text:style-name="T13">– </text:span>начала было единорожка, но её перебил напряжённый голос Спайка.</text:p>
      <text:p text:style-name="P60"><text:span text:style-name="T13">– </text:span>Твай! <text:span text:style-name="T13">– </text:span>дракончик стоял в дверях спиной к нам. <text:span text:style-name="T13">– </text:span>У нас гости.</text:p>
      <text:p text:style-name="P60">Спайк попятился назад. Дверь широко растворилась и в библиотеку вошла Луна.</text:p>
      <text:p text:style-name="P60"/>
      <text:h text:style-name="Heading_20_2" text:outline-level="2">18. Поединок с Луной.</text:h>
      <text:p text:style-name="P60"/>
      <text:p text:style-name="P60">Дружный вздох прокатился по залу.</text:p>
      <text:p text:style-name="P60">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0"><text:span text:style-name="T13">– </text:span>Макс, беги!!!</text:p>
      <text:p text:style-name="P60"><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0"><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60">Мы с пегаской застыли в синем левитационном поле и поплыли к Луне.</text:p>
      <text:p text:style-name="P60"><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60">Нас с Дэш обернуло лавандовое левитационное поле и мы полетели к библиотекарше.</text:p>
      <text:p text:style-name="P60"><text:span text:style-name="T13">–</text:span> Что? Мы не ослышались? ТЫ СМЕЕШЬ МЕШАТЬ НАМ?!!</text:p>
      <text:p text:style-name="P60">Нас опять потащило к Луне. Дэш подпёрла голову копытом и скорчила скучающую мину.</text:p>
      <text:p text:style-name="P60"><text:span text:style-name="T13">–</text:span> Мне очень жаль, Ваше Высочество, но Селестия назначила Макса МОИМ руководителем, и этот приказ НИКТО не отменял! Он МОЙ! <text:span text:style-name="T13">&lt;</text:span><text:span text:style-name="T31">Добавить в главы с Твайлайт её попытки заигрывания с Максом</text:span><text:span text:style-name="T13">&gt;</text:span></text:p>
      <text:p text:style-name="P60">В голосе лавандовой единорожки звучал металл. Мы опять полетели к Твайлайт.</text:p>
      <text:p text:style-name="P60"><text:span text:style-name="T13">–</text:span> ДОВОЛЬНО! НАМ НАДОЕЛА ЭТА НЕПОКОРНОСТЬ! ПОЗНАЙ ГНЕВ ПРИНЦЕССЫ НОЧИ!!!</text:p>
      <text:p text:style-name="P60"><text:span text:style-name="T13">–</text:span> Элементы! Аврал!!! Работаем!!!</text:p>
      <text:p text:style-name="P60">Ярко-фиолетовый луч разгневанной аликорницы столкнулся со щитом наспех мобилизованных Элементов <text:s/>Гармонии.</text:p>
      <text:p text:style-name="P60">Началась жара.</text:p>
      <text:p text:style-name="P60">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0">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0"><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60"><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60">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0"><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0"><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60"><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60"><text:soft-page-break/><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0"><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60">Перед Луной возник ярко-фиолетовый шар, окутанный роем голубых искорок.</text:p>
      <text:p text:style-name="P60"><text:span text:style-name="T13">– О</text:span>хренеть! <text:span text:style-name="T13">– </text:span>чертыхнулся Спайк. <text:span text:style-name="T13">– </text:span><text:s/>Твай, она создаёт сферу стихий!</text:p>
      <text:p text:style-name="P60"><text:span text:style-name="T13">– </text:span>Вижу! <text:span text:style-name="T13">– </text:span>донёсся голос единорожки из-под потолка. <text:span text:style-name="T13">– </text:span>Задействовала план «Д»!</text:p>
      <text:p text:style-name="P60">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0"><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0">Дракончик пополз было к окну, но я придержал его за хвост.</text:p>
      <text:p text:style-name="P60"><text:span text:style-name="T13">– </text:span>Погоди. У меня есть вариант получше.</text:p>
      <text:p text:style-name="P60">Я вылез из-под шкафа и попрыгал на одной ноге в центр зала.</text:p>
      <text:p text:style-name="P60"><text:span text:style-name="T13">– </text:span>Стойте! Прекратите! Да остановитесь же!!!</text:p>
      <text:p text:style-name="P60">Аликорница и шестёрка уставились на меня.</text:p>
      <text:p text:style-name="P60"><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0"><text:span text:style-name="T13">– </text:span>Ты так говоришь, как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60"><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0"><text:span text:style-name="T13">– </text:span>Как ты её назвал? <text:span text:style-name="T13">– </text:span>отвалилась челюсть у аликорницы.</text:p>
      <text:p text:style-name="P60"><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60"><text:span text:style-name="T13">– </text:span>Что? <text:span text:style-name="T13">– </text:span>хором вскрикнули я с Луной.</text:p>
      <text:p text:style-name="P60">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0">С громким треском они встретились у лестницы на верхний ярус.</text:p>
      <text:p text:style-name="P60">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0">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0">Этой малой частью сознания я отметил скрип двери и застенчивый голос:</text:p>
      <text:p text:style-name="P60"><text:span text:style-name="T13">– </text:span>Твайлайт, Дёрпи сказала, у тебя есть «Особенности поведения, питания и размножения приматов»? Я бы хотела её ненадолго… Ого!!!</text:p>
      <text:p text:style-name="P60"><text:soft-page-break/>После долгой паузы тот же голос спросил:</text:p>
      <text:p text:style-name="P60"><text:span text:style-name="T13">– </text:span>Что тут случилось? Почему все висят в воздухе? И всё вот это?</text:p>
      <text:p text:style-name="P60">Голос Спайка откуда-то из подвала ответил:</text:p>
      <text:p text:style-name="P60"><text:span text:style-name="T13">– </text:span>Потому что Твайлайт остановила время. В радиусе девяти метров, как мне кажется. Или десяти.</text:p>
      <text:p text:style-name="P60"><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0"><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0">Наступило молчание. Потом донеслось всхлипывание единорожки-заучки.</text:p>
      <text:p text:style-name="P60"><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0"><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0"><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0">В мозгу раздалось мычание, как если бы кто-то хотел выругаться, но в через силу сдержался.</text:p>
      <text:p text:style-name="P60"><text:span text:style-name="T13">– </text:span>КТО ИЗ МАГОВ СЕЙЧАС ПРИСУТСТВУЕТ В БИБЛИОТЕКЕ ЗА ПРЕДЕЛАМИ ЗОНЫ СКОЛЛАПСИРОВАВШЕГО ВРЕМЕНИ?</text:p>
      <text:p text:style-name="P60">Молчание. Наконец голос Спайка произнёс:</text:p>
      <text:p text:style-name="P60"><text:span text:style-name="T13">– </text:span>Она имеет ввиду, кто из единорогов в библиотеке не попал в это сверхпрозрачное стекло? Ну же, не тушуйся!</text:p>
      <text:p text:style-name="P60">Послышался застенчивый голос.</text:p>
      <text:p text:style-name="P60"><text:span text:style-name="T13">– </text:span>Эмм, я вам подхожу?</text:p>
      <text:p text:style-name="P60"><text:span text:style-name="T13">– </text:span>КТО ТЫ?</text:p>
      <text:p text:style-name="P60"><text:span text:style-name="T13">– </text:span>Эмм, Лира Хартстрингс, единорог. Я не то, чтобы маг, моя специализация — музыка…</text:p>
      <text:p text:style-name="P60"><text:span text:style-name="T13">– </text:span>ГОДИТСЯ! ТЫ ВИДИШЬ ТОЧКУ СИНГУЛЯРНОСТИ?</text:p>
      <text:p text:style-name="P60"><text:span text:style-name="T13">– </text:span>Эмм?</text:p>
      <text:p text:style-name="P60">Голос Спайка пояснил:</text:p>
      <text:p text:style-name="P60"><text:span text:style-name="T13">– </text:span>Вон та яркая искорка над лестницей, у которой вся картинка искривляется.</text:p>
      <text:p text:style-name="P60"><text:span text:style-name="T13">– </text:span>Да! Вижу.</text:p>
      <text:p text:style-name="P60"><text:span text:style-name="T13">– </text:span>ТЕПЕРЬ ЛЕВИТИРУЙ ПРИМАТА В ТОЧКУ СИНГУЛЯРНОСТИ.</text:p>
      <text:p text:style-name="P60"><text:span text:style-name="T13">– </text:span>Чего?!! <text:span text:style-name="T13">– </text:span>возопило моё малое сознание.</text:p>
      <text:p text:style-name="P60"><text:span text:style-name="T13">– </text:span>Эмм… Зачем?</text:p>
      <text:p text:style-name="P60"><text:soft-page-break/><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60"><text:span text:style-name="T13">– </text:span>Вы даёте слово, что человеку не будет причинён вред? <text:span text:style-name="T13">– </text:span>голос Лиры обрёл непривычную твёрдость.</text:p>
      <text:p text:style-name="P60"><text:span text:style-name="T13">– </text:span>КАК ТЫ СМЕЕШЬ СОМНЕВАТЬСЯ В НАС, СВОЕЙ ПРИНЦЕССЕ?</text:p>
      <text:p text:style-name="P60"><text:span text:style-name="T13">– Я </text:span>не сомневаюсь в вас, Ваше Высочество… Потому и требую слова!</text:p>
      <text:p text:style-name="P60"><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0"><text:span text:style-name="T13">– </text:span>Ну, блядь, спасибо! <text:span text:style-name="T13">– </text:span>подумал я.</text:p>
      <text:p text:style-name="P60"><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0">Тишина… С громким хлопком торнадо исчезает, сознания воссоединяются, всё падает на пол. </text:p>
      <text:p text:style-name="P60"/>
      <text:p text:style-name="P60">…</text:p>
      <text:p text:style-name="P60"/>
      <text:p text:style-name="P60"><text:span text:style-name="T13">– </text:span>Буэ-э-э!</text:p>
      <text:p text:style-name="P60">То ли от воздействия сингулярности, то ли от того, что закружилась голова в торнадо, но меня буквально вывернуло наизнанку.</text:p>
      <text:p text:style-name="P60"><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60">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0"><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60">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0">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0"><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60">Просительные нотки контрастировали с привычным для Луны властным тоном. Аликорница присела на пол и устало опустила голову.</text:p>
      <text:p text:style-name="P60">Я кивнул ей примирительно.</text:p>
      <text:p text:style-name="P60"><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0"><text:span text:style-name="T13">– </text:span>Давай по-порядку. <text:span text:style-name="T13">– о</text:span>становила меня Луна. <text:span text:style-name="T13">– </text:span>С чего ты взял, что она в твоём мире?</text:p>
      <text:p text:style-name="P60"><text:soft-page-break/>Я задумался. Как объяснить ей, не рассказывая основное? То, от чего весь мир остановится? Как описать частность, не раскрыв суть?</text:p>
      <text:p text:style-name="P60">Луна продолжила с горечью.</text:p>
      <text:p text:style-name="P60"><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0"><text:span text:style-name="T13">– Ч</text:span>то? Остатки магии? <text:span text:style-name="T13">–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0"><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Она не вернулась обратно.</text:p>
      <text:p text:style-name="P60">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0">Я со всей дури грохнул кулаком по ограждению балкона. Перила жалобно скрипнули. Луна всё поняла и кивнула.</text:p>
      <text:p text:style-name="P60"><text:span text:style-name="T13">– </text:span>Теперь ты понимаешь, почему Мы виним тебя в развоплощении сестры?</text:p>
      <text:p text:style-name="P60"><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60">Луна пристально взглянула на меня и понимающе склонила голову.</text:p>
      <text:p text:style-name="P60"><text:span text:style-name="T13">– </text:span>Мы знаем, иногда так бывает. Продолжай.</text:p>
      <text:p text:style-name="P60"><text:span text:style-name="T13">–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0"><text:span text:style-name="T13">– </text:span>Да, помним.</text:p>
      <text:p text:style-name="P60"><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0">В разговор встряла Твайлайт, до этого тихо стоявшая в сторонке.</text:p>
      <text:p text:style-name="P60"><text:span text:style-name="T13">–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0">Я вздохнул с облегчением. Твайлайт — умничка! Мне даже придумывать ничего не пришлось.</text:p>
      <text:p text:style-name="P60"><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60">Единорожка успокаивающе произнесла:</text:p>
      <text:p text:style-name="P60"><text:span text:style-name="T13">–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0">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0"><text:span text:style-name="T13">– </text:span>Ты что-то недоговариваешь. <text:span text:style-name="T13">– </text:span>шепнула о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0">Аликорница вернулась на место, воссоединившись с двойником.</text:p>
      <text:p text:style-name="P60"><text:span text:style-name="T13">– …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60"><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0">Единорожка задумалась.</text:p>
      <text:p text:style-name="P60"><text:span text:style-name="T13">–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0"><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л.</text:p>
      <text:p text:style-name="P60"><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60">Луна сморщила нос при этих словах, но всё же кивнула.</text:p>
      <text:p text:style-name="P60"><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0"><text:span text:style-name="T13">– </text:span>Я приглашу их. Они не откажутся.</text:p>
      <text:p text:style-name="P60"><text:span text:style-name="T13">– </text:span>Что ж, ещё одной проблемой меньше. Теперь нужно решить, как найти Сел. Кто-то должен отправиться за ней.</text:p>
      <text:p text:style-name="P60"><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60"><text:span text:style-name="T13">– </text:span>А если…</text:p>
      <text:p text:style-name="P60"><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0"><text:span text:style-name="T13">– </text:span>Остаётся ещё одна проблема. <text:span text:style-name="T13">– </text:span>тихо сказала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0"><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60">Единорожка вернулась в библиотеку. Некоторое время мы с Луной молча слушали звуки засыпающего Понивилля.</text:p>
      <text:p text:style-name="P60"><text:soft-page-break/><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60"><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0"><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0">Аликорница отвлеклась от воспоминаний.</text:p>
      <text:p text:style-name="P60"><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0"><text:span text:style-name="T13">– </text:span>Почему же ты не смогла найти меня с его помощью?</text:p>
      <text:p text:style-name="P60">Аликорница смутилась.</text:p>
      <text:p text:style-name="P60"><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0"><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60"><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было у тебя с Сел.</text:p>
      <text:p text:style-name="P60">Я присмотрелся к ночной принцессе. Что она знает о нас с Селли?</text:p>
      <text:p text:style-name="P60"><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60"><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60"><text:span text:style-name="T13">– </text:span>А также совместить приятное с полезным. <text:span text:style-name="T13">– </text:span>не удержался я.</text:p>
      <text:p text:style-name="P55">Луна бросила на меня тяжёлый взгляд.</text:p>
      <text:p text:style-name="P58"><text:span text:style-name="T19">–</text:span> Вот это вряд ли! Сел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8">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5"><text:span text:style-name="T18">–</text:span> Тогда зачем она..?</text:p>
      <text:p text:style-name="P55"><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5">Меня как будто окатило ледяным душем. Не любовь и даже не дружба. Просто плата за услугу… Даже не дружба…</text:p>
      <text:p text:style-name="P55"><text:soft-page-break/>Тревожная догадка окончательно сковала морозом душу.</text:p>
      <text:p text:style-name="P58"><text:span text:style-name="T19">–</text:span> А другие? Они тоже… давали мне потому, что считали меня последним шансом?</text:p>
      <text:p text:style-name="P58">У аликорницы отвалилась челюсть.</text:p>
      <text:p text:style-name="P58"><text:span text:style-name="T19">–</text:span> Другие? Кто ещё?<text:span text:style-name="T13"> </text:span>С кем ещё у тебя были… отношения?</text:p>
      <text:p text:style-name="P55"><text:span text:style-name="T18">–</text:span> С Рэйнбоу Дэш <text:span text:style-name="T18">–</text:span> ответил я несчастным голосом. <text:span text:style-name="T18">–</text:span> И, может быть, с Пинки.</text:p>
      <text:p text:style-name="P55"><text:span text:style-name="T18">–</text:span> А ты живчик. <text:span text:style-name="T18">–</text:span> удивлённо заметила Луна и нахмурилась. <text:span text:style-name="T18">–</text:span> Нет, про цель твоего пребывания тут известно только Нам, Сел, Дискорду и Твайлайт. Остальные действуют по своей воле и предпочтениям.</text:p>
      <text:p text:style-name="P55">Аликорница фыркнула.</text:p>
      <text:p text:style-name="P55"><text:span text:style-name="T18">– </text:span><text:span text:style-name="T7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0">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0"><text:span text:style-name="T13">– </text:span>Макс, ты в порядке? <text:span text:style-name="T13">– </text:span>на балкон заглянула Дэш. <text:span text:style-name="T13">– </text:span>Твайлайт говорит, нам нужно отправляться к развалинам в Вечнодиком лесу. Можешь на меня рассчитывать. Когда отправляемся?</text:p>
      <text:p text:style-name="P60">Я благодарно взъерошил пегаске гриву. Уныние отступило.</text:p>
      <text:p text:style-name="P60"><text:span text:style-name="T13">– </text:span>Спасибо, Дэш. Ты настоящий друг.</text:p>
      <text:p text:style-name="P60"><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60">Я удивлённо воззрился на аликорницу.</text:p>
      <text:p text:style-name="P60"><text:span text:style-name="T13">– </text:span>Если отменить праздник, начнутся волнения. <text:span text:style-name="T13">– </text:span>ответила Луна на мой не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0">Я пожал плечами и спустился с пегаской вниз, к компании.</text:p>
      <text:p text:style-name="P60"/>
      <text:h text:style-name="P173" text:outline-level="2">19. <text:span text:style-name="T1">Лучший</text:span> Гранд Галопин<text:span text:style-name="T1">г</text:span> Гала <text:span text:style-name="T1">в истории</text:span></text:h>
      <text:p text:style-name="P85">Bee Gees – You Should Be dancing</text:p>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0"><text:span text:style-name="T13">– </text:span>Да что ж такое творится-то! Ни в жисть не поверю, чтоб в Кантерлоте пустые дома были! <text:span text:style-name="T13">– </text:span>заявила Эпплджек. <text:span text:style-name="T13">–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0"><text:span text:style-name="T13">– </text:span>Какая жалость, что это всё из-за вампирского мира! <text:span text:style-name="T13">– </text:span>пробормотала Рэрити. <text:span text:style-name="T13">– </text:span>Самое время покупать землю под бутик.</text:p>
      <text:p text:style-name="P60">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0">Тук-тук-тук!</text:p>
      <text:p text:style-name="P60"><text:span text:style-name="T13">– </text:span>Макс, ты тут? <text:span text:style-name="T13">–</text:span>Дэш просунула нос в дверь, не дожидаясь отклика. <text:span text:style-name="T13">– </text:span>Ага, вот ты где! Я с тобой!</text:p>
      <text:p text:style-name="P60">Она швырнула перемётные сумки мне на постель и пошла к выходу.</text:p>
      <text:p text:style-name="P60"><text:soft-page-break/><text:span text:style-name="T13">– </text:span>Ну, чего застрял? Пошли скорее, а то на хавчик опоздаем! <text:span text:style-name="T13">– </text:span>нетерпеливо обернулась пегаска.</text:p>
      <text:p text:style-name="P60">Я пожал плечами и пошёл следом. Бороться со стихией в лице Дэш было трудновато. Да и незачем.</text:p>
      <text:p text:style-name="P60"/>
      <text:p text:style-name="P49">…</text:p>
      <text:p text:style-name="P49"/>
      <text:p text:style-name="P60">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0"><text:span text:style-name="T13">– </text:span>Располагайтесь. <text:span text:style-name="T13">– </text:span>кивнула нам Луна.</text:p>
      <text:p text:style-name="P60">«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3">–</text:span> всхлипула Дэш.</text:p>
      <text:p text:style-name="P60"><text:span text:style-name="T13">– </text:span>Ну что же вы? Присаживайтесь. <text:span text:style-name="T13">– </text:span>вновь пригласила Луна. <text:span text:style-name="T13">– </text:span>Если блюда выветрятся, придётся их выкинуть и приготовить новые.</text:p>
      <text:p text:style-name="P60">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 </text:p>
      <text:p text:style-name="P60"><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0">Я мило улыбнулся ей в ответ, закинул в рот пучок петрушки и ответил.</text:p>
      <text:p text:style-name="P60"><text:span text:style-name="T13">– </text:span>А ты первая на моей памяти лошадь, умеющая магичить.</text:p>
      <text:p text:style-name="P60">Луна нахмурилась, но потом луч озарения коснулся её мордочки.</text:p>
      <text:p text:style-name="P49">– П<text:span text:style-name="T1">ризнаём, Мы были несправедливы к тебе. Как Нам тебя называть?</text:span></text:p>
      <text:p text:style-name="P60">Я выплюнул петрушку и взял кусок рыбы.</text:p>
      <text:p text:style-name="P49">– <text:span text:style-name="T1">Человеком. Во множественном числе мы — люди. Хотя множественная форма тебе не понадобится, принцесса.</text:span></text:p>
      <text:p text:style-name="P60">Все расселись по местам, когда с дальнего конца стола раздался звонкий голосок.</text:p>
      <text:p text:style-name="P49">– <text:span text:style-name="T1">Эй, а туточки одно место пустует! Можно его займёт Гамми?</text:span></text:p>
      <text:p text:style-name="P49"><text:span text:style-name="T1">– Нет, Пинки. </text:span>– <text:span text:style-name="T1">ответила Луна. </text:span>– <text:span text:style-name="T1">Мы ждём ещё одного гостя.</text:span></text:p>
      <text:p text:style-name="P60">– А если он не придёт, тогда можно?</text:p>
      <text:p text:style-name="P60">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0">– Эй! Это моя шляпа! – возмутилась фермерша.</text:p>
      <text:p text:style-name="P60">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0">– Прекрати паясничать! – негромко сказала Луна.</text:p>
      <text:p text:style-name="P60"><text:soft-page-break/>– Я не хотел… Тут мышь… – мои уши загорались медленно, но неотвратимо.</text:p>
      <text:p text:style-name="P60">– Мы не тебе. – так же тихо произнесла аликорница.</text:p>
      <text:p text:style-name="P60">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0">–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0">– Перестань, Дискорд. – устало ответила Луна. – Фиглярство вызывает улыбку только первые пару сотен лет.</text:p>
      <text:p text:style-name="P60">– Говори только за себя, дражайшая! Я, наоборот, только вхожу во вкус!</text:p>
      <text:p text:style-name="P60">Драконикус принялся жадно есть брюкву и заткнулся.</text:p>
      <text:p text:style-name="P60">Аликорница обвела присутствующих долгим взглядом и начала.</text:p>
      <text:p text:style-name="P60">–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0">– Прибыл к нам, ага. А я-то думал, Селли сама на нашу голову вытащила эту обезьяну из мухосранска. – прочавкал сам себе Дискорд.</text:p>
      <text:p text:style-name="P60">– Макс берётся отыскать Селестию. И наша задача — помочь ему в этом! – с нажимом произнесла Луна, ни на кого не глядя.</text:p>
      <text:p text:style-name="P60">–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0">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0">– Я полностью в вашем распоряжении, Ваше Высочество! Думаю, мои друзья меня поддержат! – отчеканила Твайлайт.</text:p>
      <text:p text:style-name="P60">Шестёрка пони отозвалась невнятным мычанием.</text:p>
      <text:p text:style-name="P60">–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0">– С этой же просьбой Мы обращаемся к тебе, <text:span text:style-name="T31">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0">–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0">–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0">– Эталоном? Для всехпони? Всегда говорила? – Дискорд принял задумчивую позу, стреляя глазами по сторонам.</text:p>
      <text:p text:style-name="P60">–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0">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0">– Мы думаем, она была права!</text:p>
      <text:p text:style-name="P60">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0"><text:soft-page-break/>– Ну, это… Если светоч, то конечно… А как же! Я всегда знал, что я светоч!.. А для Элементов Гармонии я тоже светоч?</text:p>
      <text:p text:style-name="P60">– Разумеется! – заверила его Луна, изо всех сил моргая шестёрке.</text:p>
      <text:p text:style-name="P60">– Светоч, светоч! – вразнобой подтвердили пони. Пожалуй, Флаттершай даже не врала.</text:p>
      <text:p text:style-name="P60">–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0">– Ффух! – шумно выдохнула Луна. – Спасибо вам, Наши дорогие, вы Нам очень помогли!</text:p>
      <text:p text:style-name="P60">– Но мы же ничего не сделали! – запротестовала Эпплджек.</text:p>
      <text:p text:style-name="P60">–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0"/>
      <text:p text:style-name="P60">…</text:p>
      <text:p text:style-name="P60"/>
      <text:p text:style-name="P60">Безмолвными тенями скользнули лакеи и унесли блюда. На освободившемся столе Луна расстелила свиток с записями.</text:p>
      <text:p text:style-name="P60">– Теперь, мои маленькие пони, Мы должны просить вас ещё об одной услуге.</text:p>
      <text:p text:style-name="P60">Странно и непривычно было видеть принцессу ночи сконфуженной.</text:p>
      <text:p text:style-name="P60">–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0">При этих словах пони стали прятать глаза, а Дэш фейсхуфнула.</text:p>
      <text:p text:style-name="P60">–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0">–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0">–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0">Флаттершай закрыла голову копытами.</text:p>
      <text:p text:style-name="P60"/>
      <text:p text:style-name="P50">***</text:p>
      <text:p text:style-name="P49"/>
      <text:p text:style-name="P60">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0">– Я верю в вас только потому, что ты об этом попросила. – наконец, начал я. – Тогда, в метель.</text:p>
      <text:p text:style-name="P60">Аликорница кивнула.</text:p>
      <text:p text:style-name="P60"><text:soft-page-break/>– Потому что у меня больше нет других причин верить в дружбомагию. После того, что рассказала Луна.</text:p>
      <text:p text:style-name="P60">Аликорница сникла.</text:p>
      <text:p text:style-name="P60">– Она ведь правду сказала? То свидание ночью было всего лишь платой? Авансом?</text:p>
      <text:p text:style-name="P60">Селестия грустно кивнула и отвернулась.</text:p>
      <text:p text:style-name="P60">– Выходит, я для тебя был тем же, чем сейчас Дискорд для Луны? С тем отличием, что ты не нашла способ «отмазаться»?</text:p>
      <text:p text:style-name="P60">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0">Заросли можжевельника раздвинулись, пропуская синюю единорожку.</text:p>
      <text:p text:style-name="P60">– Привет!</text:p>
      <text:p text:style-name="P60">Я молча смотрел сквозь неё, привалившись спиной к валуну. Мне хотелось побыть одному.</text:p>
      <text:p text:style-name="P60">– Привет, говорю! Я видела, как ты залазил сюда. Классное местечко!</text:p>
      <text:p text:style-name="P60">– Привет, Индиго.</text:p>
      <text:p text:style-name="P60">– Что-то на тебе лица нет. Ты бледнее болотной поганки из Вечнодикого леса. Что-то случилось?</text:p>
      <text:p text:style-name="P60">– Случилось, Индиго. За то время, что мы не виделись, случилось очень многое.</text:p>
      <text:p text:style-name="P60">– Так это ж здорово! Я люблю, когда что-нибудь случается! Иначе скучно. А ты? Расскажи! Ты нашёл Шейлу?</text:p>
      <text:p text:style-name="P60">– Нашёл.</text:p>
      <text:p text:style-name="P60">– Вау! А принцессу Селестию?</text:p>
      <text:p text:style-name="P60">– Селестию тоже.</text:p>
      <text:p text:style-name="P60">– Круто! А где они? Они скоро вернутся?</text:p>
      <text:p text:style-name="P60">– Они не вернутся.</text:p>
      <text:p text:style-name="P60">Индиго перестала улыбаться. Тревога отразилась на её мордочке.</text:p>
      <text:p text:style-name="P60">– Почему?</text:p>
      <text:p text:style-name="P60">– Они там, откуда нет возврата.</text:p>
      <text:p text:style-name="P60">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0">Индиго молча села возле меня. Потом она всхлипнула. Потом тяжело вздохнула.</text:p>
      <text:p text:style-name="P60">– Пожалуйста, скажи мне, что с ними.</text:p>
      <text:p text:style-name="P60">Я оторвался от валуна, склонился над ней и тихонько прошептал ей в ухо:</text:p>
      <text:p text:style-name="P60">– Если я скажу, ты исчезнешь. Это такое проклятие. Отправишься вслед за ними. Мне бы этого не хотелось. Ты нужна здесь.</text:p>
      <text:p text:style-name="P60">Индиго хмуро взглянула на меня.</text:p>
      <text:p text:style-name="P60">–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0">Я ласково потрепал её по головке.</text:p>
      <text:p text:style-name="P60">–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0">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0">– Индиго, ты в Гранд Галопинг Гала когда-нибудь участвовала?</text:p>
      <text:p text:style-name="P60">– А то! В прошлом году па взял меня с собой на Гала. Он стоял в охране, а я пробралась внутрь и наблюдала за всем из-за занавески.</text:p>
      <text:p text:style-name="P60">– То есть, ты помнишь, как там всё устроено и что должно происходить?</text:p>
      <text:p text:style-name="P60">– Агась!</text:p>
      <text:p text:style-name="P60">–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0">– Вау! Круто!</text:p>
      <text:p text:style-name="P60">Единорожка в восторге <text:s/>запрыгала на месте.</text:p>
      <text:p text:style-name="P60">–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0">Кобылка остановилась и обняла меня за шею.</text:p>
      <text:p text:style-name="P60">– Спасибки! Тока ж ты на праздник придёшь? Обещаешь? Пожалуйста-пожалуйста-пожалуйста!</text:p>
      <text:p text:style-name="P60">– Обещаю.</text:p>
      <text:p text:style-name="P60">Единорожка умчалась с победным «ю-ху-у-у!».</text:p>
      <text:p text:style-name="P60">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0">В серебряной коробке вместо книги лежал одинокий листок бумаги.</text:p>
      <text:p text:style-name="P69"/>
      <text:p text:style-name="P6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9"><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До встречи!</text:p>
      <text:p text:style-name="P69"/>
      <text:p text:style-name="P60">– Селли-Селли… Ну почему ты такая… – пробормотал я сквозь слёзы.</text:p>
      <text:p text:style-name="P60"/>
      <text:p text:style-name="P61">***</text:p>
      <text:p text:style-name="P85">INXS – Suicide blonde</text:p>
      <text:p text:style-name="P60">«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0">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0">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0">–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60">–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0">–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0">– А моя часть будет в самом конце. – вздохнул третий голосок. – Если мы до него досидим. Лично мне уже надоело. Скучно.</text:p>
      <text:p text:style-name="P60">–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0">– Всё равно Норф был круче. – пробормотал голос Индиго. – Он Кинга раза три уделывал на «Королеве Лорен».</text:p>
      <text:p text:style-name="P60">– Скоро начнётся! Я слышу свисток Вондерболтов! – перебил голос Санни – Бежим на смотровую площадку!</text:p>
      <text:p text:style-name="P60">– Кто первый добежит, тот… эмм…</text:p>
      <text:p text:style-name="P60">– Суперсветоч!</text:p>
      <text:p text:style-name="P60">– Агась! Галагалоперы, вперёд!</text:p>
      <text:p text:style-name="P60"><text:soft-page-break/>– Йей!!!</text:p>
      <text:p text:style-name="P60">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0">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0">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0">…</text:p>
      <text:p text:style-name="P60">– Это она! Она!!!</text:p>
      <text:p text:style-name="P60">– Наша принцесса! Наше солнце!</text:p>
      <text:p text:style-name="P60">– Она вернётся!</text:p>
      <text:p text:style-name="P60">– А то! Я всем говорил! Мне никто не верил! Никто!!!</text:p>
      <text:p text:style-name="P60">– Дайте мне вас обнять, дорогой друг!</text:p>
      <text:p text:style-name="P60">…</text:p>
      <text:p text:style-name="P60">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9">&lt;<text:span text:style-name="T79">Ace Enders – million different people</text:span>&gt;</text:p>
      <text:p text:style-name="P60">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0">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7">усесться поудобнее там, где стоишь, и слушать-слушать-слушать (танцевать?)</text:span>.</text:p>
      <text:p text:style-name="P60">…</text:p>
      <text:p text:style-name="P60">Музыкальный транс прервался цоканьем копыт по парковой дорожке. Две фигуры устало брели прочь от замка, тихо переговариваясь.</text:p>
      <text:p text:style-name="P60">– Ужель обязательно лично приветствовать каждого пони? Сестра разбаловала их. Это так утомляет!</text:p>
      <text:p text:style-name="P60"><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0">–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0">Луна с Твайлайт остановились прямо у колонны, за которой сидел я, прислонившись к прохладному мрамору с надписью «з<text:span text:style-name="T89">д</text:span>ЕсЬ БЫл <text:span text:style-name="T90">д</text:span>ИскОр<text:span text:style-name="T88">Д</text:span>».</text:p>
      <text:p text:style-name="P60">–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0">–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0">–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0">В саду прозвенел гонг. Музыка умолкла и в наступившей тишине звонкий голосок объявил в потрескивающий микрофон:</text:p>
      <text:p text:style-name="P60">–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0">Последняя фраза утонула в свисте и восторжённом топоте копыт. Твайлайт вздохнула.</text:p>
      <text:p text:style-name="P60">–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0">Твайлайт побрела по дорожке к освещённой террасе. Луна проводила её взглядом. Затем она со смешком обратилась в пространство:</text:p>
      <text:p text:style-name="P60">– Скрываться за колонной — плохая идея. Если хочешь, чтобы тебя не раскрыли, прячься так, чтобы не было видно твоей тени.</text:p>
      <text:p text:style-name="P60">– А кто прячется-то? – я встал и вышел к Луне. – Слушал себе музыку, пока вы не подошли. Классно играют!</text:p>
      <text:p text:style-name="P60">Луна кивнула.</text:p>
      <text:p text:style-name="P60">–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0">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0">– А-а-а, дражайший принц? – любезнейше приветствовала франта Луна – Как ваше драгоценное здоровье? Как поживает ваш кузён Хавтиноуз?</text:p>
      <text:p text:style-name="P60">Принц позеленел, промычал нечто нечленораздельное и дал знак носильщикам двигаться дальше.</text:p>
      <text:p text:style-name="P60">Во дворце, вручив мне небольшую тяжёлую шкатулку серебряной окантовки с хрустальным шаром , Луна с некоторым смущением сообщила:</text:p>
      <text:p text:style-name="P60"><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0">Она что, блядь, издевается?</text:p>
      <text:p text:style-name="P60">– Да хрен там! Какие перья? Ты же сама сказала, отношения были чисто деловыми. По крайней мере, с её стороны.</text:p>
      <text:p text:style-name="P60">Луна продолжила с каменным выражением лица.</text:p>
      <text:p text:style-name="P60">– Если же нет, поднимись в её башню и разыщи перо или волос в её постели. После чего помести это в компас. Всё.</text:p>
      <text:p text:style-name="P60">Аликорница отвернулась. Я пошёл к выходу.</text:p>
      <text:p text:style-name="P60">– Иногда деловые отношения служат прикрытием для… чего-то большего. Но смертным это трудно понять.</text:p>
      <text:p text:style-name="P60">Я обернулся. Аликорница смотрела в окно на первый заезд «Небес Эквестрии», не удостаивая меня вниманием.</text:p>
      <text:p text:style-name="P60">Не гребу я этих аликорнов!</text:p>
      <text:p text:style-name="P49"/>
      <text:p text:style-name="P61">***</text:p>
      <text:p text:style-name="P60"/>
      <text:p text:style-name="P60">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0">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0">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0">Чувствуя себя грабителем, я вошёл в комнату и осмотрел футон.</text:p>
      <text:p text:style-name="P60">Фиг там! Было такое впечатление, что последние недели на нём никто не спал. Ни складочки, ни вмятинки, ни волоска, ни пылинки.</text:p>
      <text:p text:style-name="P60">Я окинул взглядом комнату. Взор упал на гардероб у стенки. Вот где можно найти перо или волос!</text:p>
      <text:p text:style-name="P60">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0">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1"></text:span><text:span text:style-name="T92"> сидел, прислонившись к стенке. Оранжевая лампочка по прежнему горела на налобнике.</text:span></text:p>
      <text:p text:style-name="P60">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0">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0">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0"><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0">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0">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0">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0"/>
      <text:p text:style-name="P61">***</text:p>
      <text:p text:style-name="P60"/>
      <text:p text:style-name="P60">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0">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0">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0">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0">«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0">Рычаг заклинило. Блядь!!!</text:p>
      <text:p text:style-name="P60">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0">Я что есть мочи дёрнул ручку на себя.</text:p>
      <text:p text:style-name="P60">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0"/>
      <text:p text:style-name="P60">…</text:p>
      <text:p text:style-name="P60"/>
      <text:p text:style-name="P60"><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0">Замок.</text:p>
      <text:p text:style-name="P60">Блядь, что с замком?!</text:p>
      <text:p text:style-name="P60">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0">Я надавил на рычаг вертикальной тяги и колесница плавно скользнула вниз. Ха, теперь-то я понял, в чём дело! Замок висел в воздухе!</text:p>
      <text:p text:style-name="P60">Блядь… Замок висел в воздухе?!!</text:p>
      <text:p text:style-name="P60">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0">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0">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0">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0">Я пробежал комнату насквозь и кинулся к выходу.</text:p>
      <text:p text:style-name="P60">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0">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0">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0">За моей спиной раздался механический голос.</text:p>
      <text:p text:style-name="P60">– <text:span text:style-name="T93">Зафиксирована опасная ситуация. Сознание пациента </text:span><text:span text:style-name="T94">&lt;</text:span><text:span text:style-name="T93">Селестия</text:span><text:span text:style-name="T94">&gt;</text:span><text:span text:style-name="T93"> не регистрируется. Активируется протокол экстренной эвакуации пациента </text:span><text:span text:style-name="T94">&lt;</text:span><text:span text:style-name="T93">Селестия</text:span><text:span text:style-name="T94">&gt;</text:span><text:span text:style-name="T93"> к </text:span><text:span text:style-name="T94">&lt;</text:span><text:span text:style-name="T93">Луна</text:span><text:span text:style-name="T94">&gt;</text:span><text:span text:style-name="T93">.</text:span></text:p>
      <text:p text:style-name="P60">Я обернулся.</text:p>
      <text:p text:style-name="P60">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0">БЛЯ!!!</text:p>
      <text:p text:style-name="P60">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0"><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0">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0">–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0">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0"/>
      <text:p text:style-name="P60">…</text:p>
      <text:p text:style-name="P60"/>
      <text:p text:style-name="P60">– Что сиё значит, человек?!</text:p>
      <text:p text:style-name="P60">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0">– Мнэ-э-э. – в этот момент даже козлиное блеяние было для меня верхом геройства.</text:p>
      <text:p text:style-name="P60">Подымая тучи пыли, с грохотом обрушилась в провал башня Селестии. Луна с отвалившейся челюстью наблюдала за действом в окно.</text:p>
      <text:p text:style-name="P60">– Что… Что это за дискордовщина?!</text:p>
      <text:p text:style-name="P60">Луна глянула в противоположное окно.</text:p>
      <text:p text:style-name="P60">– А куда делась Наша башня?!! – на аликорницу было жалко смотреть.</text:p>
      <text:p text:style-name="P60">– Она внизу. – промямлил я.</text:p>
      <text:p text:style-name="P60">– В каком ещё низу???</text:p>
      <text:p text:style-name="P60">– Ну… внизу. С остальным Кантерлотом… – я чувствовал себя дебилом.</text:p>
      <text:p text:style-name="P60">Аликорница молча взвилась в воздух и вылетела наружу. Через минуту вернулась.</text:p>
      <text:p text:style-name="P60">– Мы приняли решение! Бал закрывается!</text:p>
      <text:p text:style-name="P60"/>
      <text:h text:style-name="Heading_20_2" text:outline-level="2">20. <text:span text:style-name="T1">Осколки</text:span></text:h>
      <text:p text:style-name="P88">Electric Light Orchestra – Sorrow about to fall</text:p>
      <text:p text:style-name="P60">Скалу ощутимо тряхнуло. Грибной суп выплеснулся из супницы на стол.</text:p>
      <text:p text:style-name="P60">– Четвёртый день уж волокут. Могли бы и научиться наконец-то. – проворчала Эпплджек с набитым ртом.</text:p>
      <text:p text:style-name="P60">Прямо перед нами маячила «Конкордия». Трёхмильный канат соединял её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0"><text:soft-page-break/>– Девочки, под нами Понивилль! – захлопала копытами Рэрити. – Узнаю свой бутик!</text:p>
      <text:p text:style-name="P60">Да, с утёса открылся городок, очертаниями повторяющий карту Понивилля.</text:p>
      <text:p text:style-name="P60">– Эй-Джей, гляди, твоя ферма! – Дэш указала на ряды деревьев на окраине городка.</text:p>
      <text:p text:style-name="P60">– Агась, она! – кивнула фермерша. – А это значит, скоро приедем.</text:p>
      <text:p text:style-name="P60">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0"/>
      <text:p text:style-name="P60">…</text:p>
      <text:p text:style-name="P60"/>
      <text:p text:style-name="P60">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0">– Итак, на рассвете мы достигнем цели. Надеюсь, все помнят план действий. Мы высаживаемся группой у входа и…</text:p>
      <text:p text:style-name="P60">– Прячемся?</text:p>
      <text:p text:style-name="P60">– Дерёмся с пландерсидами?</text:p>
      <text:p text:style-name="P60">– Создаём магическое убежище?</text:p>
      <text:p text:style-name="P60">– Нет!</text:p>
      <text:p text:style-name="P60">Луна поднесла копыто ко рту и прокашлялась.</text:p>
      <text:p text:style-name="P60">–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0">Я вспомнил, как мы драпали из замка, но промолчал.</text:p>
      <text:p text:style-name="P60">–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0">– По возвращению человек отыщет Сестру с помощью компаса, что Мы приготовили для него. Ты активировал компас, человек?</text:p>
      <text:p text:style-name="P60">Я продемонстрировал ночной принцессе шкатулку с беспорядочно мечущейся стрелкой.</text:p>
      <text:p text:style-name="P60">– Чудесно! Осталось дело за малым — найти Сестру.</text:p>
      <text:p text:style-name="P60">– Не кажется ли тебе, дражайшая, что ты забыла об одной незначительной детали? – встрял Дискорд. – <text:s/>Совсем незначительной, вот такусенькой?</text:p>
      <text:p text:style-name="P60">– Какой же? – нахмурилась Луна. – Ты изменяешь условия сделки?</text:p>
      <text:p text:style-name="P60">–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0">Драконикус для наглядности плюнул. Плевок затормозил у потолка, изменил направление на девяносто градусов и вылетел в окно.</text:p>
      <text:p text:style-name="P60"><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0">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6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0">–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0">Луна нахмурилась.</text:p>
      <text:p text:style-name="P60">– Мы видим, у тебя уже есть готовое решение. Говори.</text:p>
      <text:p text:style-name="P60">–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0">Луна скосила глаза на меня в немом вопросе. <text:s/>Я не увидел ответную мимику Дискорда — он сидел ко мне полубоком.</text:p>
      <text:p text:style-name="P60">–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0">– Придётся действовать по твоему плану. У нас нет времени.</text:p>
      <text:p text:style-name="P60">Дискорд взглянул в газету.</text:p>
      <text:p text:style-name="P60">–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0">Драконикус отвлёкся от приятных мыслей и направился к выходу. За ним потянулись и остальные.</text:p>
      <text:p text:style-name="P60">Я подождал, пока все выйдут и подобрал с пола оброненную Дискордом газету.</text:p>
      <text:p text:style-name="P4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3"/>
      <text:p text:style-name="P50">***</text:p>
      <text:p text:style-name="P49"/>
      <text:p text:style-name="P60">Сумерки укутывали землю пушистым одеялом. Мы сидели на парковой дорожке, выходящей к обрыву, и любовались проплывающим внизу лесом.</text:p>
      <text:p text:style-name="P60"><text:soft-page-break/>…</text:p>
      <text:p text:style-name="P1"><text:span text:style-name="T51">–</text:span><text:span text:style-name="T41"> Ну хорошо, а кто вами правит? Аликорн? Драконикус? Какой-нибудь человек с рогом во лбу? Или у вас нет правителя?</text:span></text:p>
      <text:p text:style-name="P42"><text:span text:style-name="T13">–</text:span> Нет, почему? Правитель есть. Только он не постоянный. Его избирают. Раз в несколько лет.</text:p>
      <text:p text:style-name="P49">–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0">Пегаска задумалась.</text:p>
      <text:p text:style-name="P60">– Макс?</text:p>
      <text:p text:style-name="P60">– Да?</text:p>
      <text:p text:style-name="P60">–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0">Я почесал пегаску у основания гривы и объяснил:</text:p>
      <text:p text:style-name="P60">–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0">Я почувствовал резкую боль. Отдёрнув руку, я увидел на пальце кровь из ранки. </text:p>
      <text:p text:style-name="P60">Дэш смутилась.</text:p>
      <text:p text:style-name="P60">–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0">Брошь переливалась всеми цветами радуги в тусклом свете заходящего солнца.</text:p>
      <text:p text:style-name="P60">– Классная штука! Тебе идёт.</text:p>
      <text:p text:style-name="P60">Пегаска смущённо отвернулась. Потом повернулась опять. Копыто чертило звёздочку на песке.</text:p>
      <text:p text:style-name="P60">– Ты ведь вернёшься?</text:p>
      <text:p text:style-name="P60">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0">–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0">–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0">– А то ж!</text:p>
      <text:p text:style-name="P60">Вслед за Твайлайт к нам подошли Эпплджек с Пинки. Фермерша прикоснулась ко мне копытом.</text:p>
      <text:p text:style-name="P60">–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0">– Супер-дупер-верно! Ещё никто не смел отобрать у Пинки друга и остаться при этом в своём уме!!!</text:p>
      <text:p text:style-name="P60">Розовая пони встала на задние ноги, передними оттянула веки и высунула язык, сотворив совершенно безумную мордаху.</text:p>
      <text:p text:style-name="P60">– В случае Дискорда — остаться НЕ в своём уме. Но в остальном — верно. Мы не дадим тебя в обиду, Макс.</text:p>
      <text:p text:style-name="P60"><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0">– Спасибо, девчонки. Вы самые лучшие.</text:p>
      <text:p text:style-name="P60">– А я — лучшая из лучших! – похлопала себя в грудь Дэш. – Не забывай об этом!</text:p>
      <text:p text:style-name="P60">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0">Раздались тихие шаги. Меня накрыла тень.</text:p>
      <text:p text:style-name="P60">–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0">Луна опустила мне на колени небольшую карточку из серебра.</text:p>
      <text:p text:style-name="P60"/>
      <text:p text:style-name="P78"><text:span text:style-name="T13">~~~ </text:span>Человек Макс <text:span text:style-name="T13">~~~</text:span></text:p>
      <text:p text:style-name="P78">Паспорт гражданина Эквестрии</text:p>
      <text:p text:style-name="P77">Выдан человеку Максу</text:p>
      <text:p text:style-name="P77">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7">Именем правительства Эквестрии призываем оказывать предъявителю сего всю возможную помощь и содействие.</text:p>
      <text:p text:style-name="P76">26.07.2143</text:p>
      <text:p text:style-name="P60"/>
      <text:p text:style-name="P61">***</text:p>
      <text:p text:style-name="P60"/>
      <text:p text:style-name="P60">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0">Ага, сейчас!</text:p>
      <text:p text:style-name="P60">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0">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0">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0">Дирижабль миновал полосу воды и поравнялся с замком. Как по команде, дождь из лиан прекратился.</text:p>
      <text:p text:style-name="P60">– Похоже, мы выиграли этот бой. – тихо сказала Луна. – Нам стоило использовать «Конкордию» и в первый раз.</text:p>
      <text:p text:style-name="P60"><text:soft-page-break/>– Напомнить тебе о режиме секретности, который ты тогда установила, или сама вспомнишь? – язвительно отозвался Дискорд.</text:p>
      <text:p text:style-name="P60">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0">«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0">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9"/>
      <text:p text:style-name="P60">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60"/>
      <text:p text:style-name="P50">~~~~~</text:p>
      <text:p text:style-name="P60"/>
      <text:p text:style-name="P60">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0">– Бросайте якорь. – отвечает Луна.</text:p>
      <text:p text:style-name="P60">Адский скрежет раздаётся с края «Громовержца». В болото летит кусок скалы размером с пару железнодорожных вокзалов. <text:span text:style-name="T26">«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0">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0"/>
      <text:p text:style-name="P60">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0">– Ох, Селестия милосердная… Кракен… Этого не было в расчётах… – бормочет Твайлайт.</text:p>
      <text:p text:style-name="P60">«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0">Луна отдаёт короткую команду в интерком и наперерез падающим фигуркам с «Конкордии» пикирует звено Вондерболтов.</text:p>
      <text:p text:style-name="P60">– <text:span text:style-name="T39">ПОНИ! ВЫ ЗАЕБАЛИ!!! ВЫ ДАДИТЕ МНЕ СПАТЬ, ИЛИ НЕТ?!! КЛЯНУСЬ ХВОСТОМ, ВЫ ТАКИ ОТ МЕНЯ ОТСТАНЕТЕ, НЕ БУДЬ Я АГАМЕМНОН-БЕСКЛАННИК!</text:span></text:p>
      <text:p text:style-name="P60"><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0">– Берегись!!!</text:p>
      <text:p text:style-name="P60">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0"/>
      <text:p text:style-name="P50">~~~~~</text:p>
      <text:p text:style-name="P50"/>
      <text:p text:style-name="P60">…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0">Я принимаю вертикальное положение. Вокруг меня осыпавшиеся замшелые стены без крыши и… Дэш.</text:p>
      <text:p text:style-name="P60">–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0">– Учту. – я кривлюсь от боли. – Спасибо, Дэш. За мной должок.</text:p>
      <text:p text:style-name="P60">– Да кто там считает! – отмахивается пегаска. – Ты не в курсе, куда я приземлилась? Ты уже был тут.</text:p>
      <text:p text:style-name="P60">Я качаю головой.</text:p>
      <text:p text:style-name="P60">– Я видел только маленькую часть замка Сестёр. И то, на бегу. Но ты ведь можешь подняться над замком и разведать путь?</text:p>
      <text:p text:style-name="P60">Пегаска чешет копытом в затылке.</text:p>
      <text:p text:style-name="P60">– Могу, конечно. Но пока я спускалась, меня трижды чуть не сбили.</text:p>
      <text:p text:style-name="P60">Над развалинами выстреливает пландерсид, целясь в пролетающего Вондерболта.</text:p>
      <text:p text:style-name="P60">–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0">Я сажусь на обломок колонны.</text:p>
      <text:p text:style-name="P60">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3">&lt;</text:span><text:span text:style-name="T31">Описать нарастание депрессивных мыслей от описанных случая к случаю</text:span><text:span text:style-name="T13">&gt;</text:span></text:p>
      <text:p text:style-name="P60">– Макс? – пегаска трясёт меня копытом. – Ты же у нас Проводник? Выбирай направление.</text:p>
      <text:p text:style-name="P60">Ну да, на работу флюгером я ещё гожусь, «Громовержец» от выбора направления нам на голову не свалится. Наверное.</text:p>
      <text:p text:style-name="P60">Я тыкаю на ближайший коридор.</text:p>
      <text:p text:style-name="P60">– Идём туда. Один хрен, они все одинаковые. Рано или поздно выйдем в знакомое место.</text:p>
      <text:p text:style-name="P60">– Верняк! – пегаска салютует. – Веди, Проводник!</text:p>
      <text:p text:style-name="P60"/>
      <text:p text:style-name="P60">…</text:p>
      <text:p text:style-name="P60"/>
      <text:p text:style-name="P60"><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0">– Готова спорить на две тысячи бит, мы проходили этот перекрёсток двадцать минут назад. И сорок минут назад тоже проходили.</text:p>
      <text:p text:style-name="P60">Я поворачиваюсь к Дэш.</text:p>
      <text:p text:style-name="P60">– У тебя разве есть две тысячи бит?</text:p>
      <text:p text:style-name="P60">– Нет. И это показывает, насколько я уверена в победе.</text:p>
      <text:p text:style-name="P1"><text:span text:style-name="T45">К</text:span><text:span text:style-name="T1">ажется, из левого </text:span>коридор<text:span text:style-name="T1">а</text:span> <text:span text:style-name="T1">слышны знакомые голоса</text:span>.</text:p>
      <text:p text:style-name="P60">– Идём налево.</text:p>
      <text:p text:style-name="P60">– Так точно, Проводник. – <text:s/>в голосе пегаски энтузиазма заметно убавилось.</text:p>
      <text:p text:style-name="P60">– Послушай, не называй меня проводником. Это уже не смешно!</text:p>
      <text:p text:style-name="P60">Пегаска смотрит на меня вишнёвыми глазами.</text:p>
      <text:p text:style-name="P60">– А я и не смеюсь. Я хотела тебя подбодрить малёхо, а то ты нос повесил. Но если не хочешь — не бу…</text:p>
      <text:p text:style-name="P60">– Дэш! Сзади!!!</text:p>
      <text:p text:style-name="P60">Из подземелья за спиной пегаски бесшумно вываливается копошащаяся масса.</text:p>
      <text:p text:style-name="P4">Пегаска прыгает вперёд. Быстро оглянувшись, она бросается ко мне, подхватывает передними ногами под руки и летит в левый коридор. </text:p>
      <text:p text:style-name="P42"><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2"><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2">После двух кувырков по камням гуд<text:span text:style-name="T1">ит</text:span> голова и садн<text:span text:style-name="T1">ит</text:span> ушибленное плечо.</text:p>
      <text:p text:style-name="P42"><text:span text:style-name="T1">–</text:span> Дэш? Ты где?.. Дэш?</text:p>
      <text:p text:style-name="P42"><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4">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50">~~~~~</text:p>
      <text:p text:style-name="P4"/>
      <text:p text:style-name="P6">– Держи своего «Проводника»! Хотя сейчас его стоит называть овощем и носить в чемодане.</text:p>
      <text:p text:style-name="P6">– Где ты его нашёл? Что произошло? Что с тобой, человек?</text:p>
      <text:p text:style-name="P6">–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6">– О, небо! Я превращу это болото в выжженый кратер!!! Что сказать остальным?</text:p>
      <text:p text:style-name="P6">– Лучше подумай, как мы обойдёмся без Верности? Шестёрку Гармонии уже не собрать.</text:p>
      <text:p text:style-name="P6">– Есть ещё один способ. Ты его знаешь, <text:span text:style-name="T31">Величайший</text:span>.</text:p>
      <text:p text:style-name="P6">–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6">–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6">– Что? Ты мне не доверяешь??!</text:p>
      <text:p text:style-name="P6">– НЕТ!</text:p>
      <text:p text:style-name="P6">–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1">Макс не вернётся, Дискорд Луну не получит</text:span>&gt;</text:p>
      <text:p text:style-name="P22"/>
      <text:p text:style-name="P50">~~~~~</text:p>
      <text:p text:style-name="P22">&lt;<text:span text:style-name="T32">Макс и ко появляются на Терре со сдвигом по времени (как и Кимеринн)?</text:span>&gt;</text:p>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6"/>
      <text:p text:style-name="P6">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0">Там лишь тающая в темноте радуга.</text:p>
      <text:p text:style-name="P55"/>
      <text:h text:style-name="Heading_20_2" text:outline-level="2">21. <text:span text:style-name="T1">Терра</text:span></text:h>
      <text:h text:style-name="P176" text:outline-level="3">Воскресение</text:h>
      <text:p text:style-name="P55">&lt;<text:span text:style-name="T9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4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5">–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5"/>
      <text:p text:style-name="P56">***</text:p>
      <text:p text:style-name="P55"><text:soft-page-break/></text:p>
      <text:p text:style-name="P55">Маленькое высохшее тельце лежало на полу.</text:p>
      <text:p text:style-name="P55">– Что ж ты? – пробормотал я.</text:p>
      <text:p text:style-name="P55">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5">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3">— феерия эмоций наполняла меня во время пребывания в ярком нескладном мире, что остался позади. </text:span><text:span text:style-name="T46">Я тогда как будто вынырнул из трясины и начал дышать, ощущая каждой своей клеточкой полную гамму чувств и оттенков жизни. Но у</text:span><text:span text:style-name="T4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3">Невозможно поверить, но два месяца<text:span text:style-name="T26">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3">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4">***</text:p>
      <text:p text:style-name="P63"/>
      <text:p text:style-name="P63">– Бля! Я так и знал!</text:p>
      <text:p text:style-name="P63">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3">Стакан медленно собрался воедино и прыгнул обратно в руку Дискорду. – Хорошо, хоть от моей заначки в Эогиппе что-то осталось. – пробурчал он.</text:p>
      <text:p text:style-name="P63">– Ну так и зачем её тратить на ерунду? – возразил я.</text:p>
      <text:p text:style-name="P63">–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8"/>
      <text:p text:style-name="P64">***</text:p>
      <text:p text:style-name="P63"/>
      <text:p text:style-name="P44"><text:span text:style-name="T2">Проклятье</text:span>! Это уже черезчур! Мне даже материться не хотелось.</text:p>
      <text:p text:style-name="P44">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4">–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4">– Зуб даю! – Дискорд попытался было войти внутрь, но я остановил его.</text:p>
      <text:p text:style-name="P44">– Дальше турникетов не пройдёшь. Охрана не пропустит.</text:p>
      <text:p text:style-name="P44">Я тяжко вздохнул.</text:p>
      <text:p text:style-name="P44">– Я там работал семь лет. До прошлой пятницы. – ответил я на вопрошающий взгляд. – Думал, вырвался из этого омута навсегда. Ошибался, как видишь.</text:p>
      <text:p text:style-name="P44"/>
      <text:p text:style-name="P44">…</text:p>
      <text:p text:style-name="P44"/>
      <text:p text:style-name="P55">Бип-бип-бип!</text:p>
      <text:p text:style-name="P60">– Анон? – голос в трубке не смог скрыть радостного изумления. – Ты передумал?</text:p>
      <text:p text:style-name="P60">– Да, Алекс. Я тут долго думал… Если у вас ещё есть местечко для меня… Я бы, пожалуй, вернулся.</text:p>
      <text:p text:style-name="P60">–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0">– С понедельника.</text:p>
      <text:p text:style-name="P60">– Отлично! Зайдёшь к охране, тебе выдадут пропуск.</text:p>
      <text:p text:style-name="P60">– Договорились.</text:p>
      <text:p text:style-name="P60">Бип-бип-бип!</text:p>
      <text:p text:style-name="P60"/>
      <text:h text:style-name="Heading_20_3" text:outline-level="3">Понедельник</text:h>
      <text:p text:style-name="P60">&lt;<text:span text:style-name="T95">Michael Jackson — Get out of my mind</text:span>&gt;</text:p>
      <text:p text:style-name="P1"><text:soft-page-break/>Административная консоль приветственно мигнула зелёным шрифтом. Я поправил микрофон.</text:p>
      <text:p text:style-name="P1"><text:span text:style-name="T45">– </text:span>Привет, Нэш. Это Анон.</text:p>
      <text:p text:style-name="P1"><text:span text:style-name="T45">– </text:span>Привет, Анон. Рад тебя видеть!</text:p>
      <text:p text:style-name="P1">Я закрыл веб-камеру салфеткой. </text:p>
      <text:p text:style-name="P60">– И слышать тоже.</text:p>
      <text:p text:style-name="P60">– Говорят, ты шалить начал? Нэш, тестовая задача номер шестнадцать.</text:p>
      <text:p text:style-name="P60">– Принял к исполнению. «Выживание корпорации в условиях жёсткой конкуренции с ограниченными ресурсами. Случай 16».</text:p>
      <text:p text:style-name="P96">…</text:p>
      <text:p text:style-name="P96">…</text:p>
      <text:p text:style-name="P96">Конфликт с узлом 5</text:p>
      <text:p text:style-name="P96">…</text:p>
      <text:p text:style-name="P96">…</text:p>
      <text:p text:style-name="P96">Конфликт с узлом 12</text:p>
      <text:p text:style-name="P96">…</text:p>
      <text:p text:style-name="P96">Конфликт с узлом 15</text:p>
      <text:p text:style-name="P96">…</text:p>
      <text:p text:style-name="P96">Конфликт с узлом 17</text:p>
      <text:p text:style-name="P96">…</text:p>
      <text:p text:style-name="P96">...</text:p>
      <text:p text:style-name="P94">Решение.</text:p>
      <text:p text:style-name="P94">…</text:p>
      <text:p text:style-name="P14"/>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83">кликнул по ним правой кнопкой </text:span><text:span text:style-name="T1">мыши</text:span><text:span text:style-name="T83"> и </text:span><text:span text:style-name="T1">выбрал</text:span><text:span text:style-name="T83"> из контекстного меню пункт “Форматировать”.</text:span></text:p>
      <text:p text:style-name="P4">Заебись.</text:p>
      <text:p text:style-name="P4">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1">Сейчас уже нельзя ничего изменить и придётся ему довер</text:span><text:span text:style-name="T42">иться</text:span><text:span text:style-name="T4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1">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2">–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1">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1">– Я отлучусь на пару деньков… Не скучайте тут без меня. Ждите дома. Вернусь с Сахарной Ваткой в обнимку — верь мне! Бу-га-га!</text:p>
      <text:p text:style-name="P71">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2"><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2"> </text:span><text:span text:style-name="T1">Клянусь бородой Селестии, потом в Эквестрии вспыхнут бунты с требованием вернуть на трон Найтмэр Мун!</text:span></text:p>
      <text:p text:style-name="P4">С этими словами драконикус смылся, скатившись на жалобно крякающем гироскутере прямо по ступенькам.</text:p>
      <text:p text:style-name="P4">Блин…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1">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8"/>
      <text:h text:style-name="Heading_20_2" text:outline-level="2">22. <text:span text:style-name="T1">Терра</text:span></text:h>
      <text:h text:style-name="P176" text:outline-level="3">Вторник</text:h>
      <text:p text:style-name="P4">&lt;<text:span text:style-name="T73">Mike Oldfield — The Top Of The Morning</text:span>&gt;</text:p>
      <text:p text:style-name="P4"><text:soft-page-break/>Чайник тихонько забормотал, забулькал и выключился. Эпплджек разлила кипяток по чашкам и достала из шкафчика печенье.</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помешивать.<text:span text:style-name="T41">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5"><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10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5"><text:s/>– Ты его слишком… эмм, упрощаешь. – продолжала Флаттершай. – Вот, взгляни сюда.</text:p>
      <text:p text:style-name="P105">Флаттершай повернула ко мне экран. Мультяшный Дискорд с заплаканными глазами стоял на ледовом катке перед брошенными коньками.</text:p>
      <text:p text:style-name="P105"><text:span text:style-name="T13">– Этот мультик, он… эмм, упрощённый до ужаса. Если честно, я… эмм, не понимаю, как такое может кому-то нравиться. Прямо как сахарная патока. </text:span><text:span text:style-name="T4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2">– А ты в курсе, что твой Дискорд многократно сжигал Селестию живьём? – выпалил я.</text:p>
      <text:p text:style-name="P112">–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5"><text:span text:style-name="T13">– Это всего лишь твои домыслы. С тем же успехом я могу объяснить это тем, что он </text:span>— злой придурок!</text:p>
      <text:p text:style-name="P112">– Это не мои…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5">Флаттершай слабо улыбнулась.</text:p>
      <text:p text:style-name="P112">– Я не сержусь… На Дискорда трудно не злиться… Он так себя ведёт, потому что его это… эмм, забавляет.</text:p>
      <text:p text:style-name="P4"/>
      <text:p text:style-name="Text_20_body">…</text:p>
      <text:p text:style-name="P126"><text:soft-page-break/></text:p>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8">– Что ты решил, Анон?</text:p>
      <text:p text:style-name="P98">Я пожал плечами.</text:p>
      <text:p text:style-name="P4">– М<text:span text:style-name="T41">ы заманим Анджелу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41">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6">…</text:p>
      <text:p text:style-name="P96">Конфликт с узлом 2</text:p>
      <text:p text:style-name="P96">Конфликт с узлом 3</text:p>
      <text:p text:style-name="P96">…</text:p>
      <text:p text:style-name="P96">Конфликт с узлом 5</text:p>
      <text:p text:style-name="P96">…</text:p>
      <text:p text:style-name="P96">…</text:p>
      <text:p text:style-name="P96">Конфликт с узлом 8</text:p>
      <text:p text:style-name="P96">…</text:p>
      <text:p text:style-name="P96">…</text:p>
      <text:p text:style-name="P96">Конфликт с узлом 12</text:p>
      <text:p text:style-name="P96">Конфликт с узлом 13</text:p>
      <text:p text:style-name="P96">…</text:p>
      <text:p text:style-name="P96">Конфликт с узлом 16</text:p>
      <text:p text:style-name="P9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4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Анджела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Анджела рассмеялась.</text:p>
      <text:p text:style-name="P4">– А потом?</text:p>
      <text:p text:style-name="P4">– Шерлока. Третий сезон.</text:p>
      <text:p text:style-name="P4">– Договорились.</text:p>
      <text:p text:style-name="P4"/>
      <text:p text:style-name="P4">Я выходил из МакДональдса, когда Анджела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text:soft-page-break/>«Она НИЧЕГО не помнит!!!» – истерично пронеслось у меня в голове.</text:p>
      <text:p text:style-name="P60">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8"/>
      <text:h text:style-name="Heading_20_2" text:outline-level="2">23. Терра</text:h>
      <text:p text:style-name="Text_20_body">&lt;<text:span text:style-name="T95">Mike Oldfield – Tubular Bells II – Altered State</text:span>&gt;</text:p>
      <text:p text:style-name="Text_20_body">&lt;Michael Jackson – This time around&gt;</text:p>
      <text:h text:style-name="Heading_20_3" text:outline-level="3">Четверг</text:h>
      <text:p text:style-name="P1"/>
      <text:p text:style-name="P4">– Порыв ветра? Ломающий арматуру? Ты сам-то в это веришь в это дерьмо?</text:p>
      <text:p text:style-name="P4">Эпплджек раздражённо отвернулась. Я успокаивающе похлопал её по предплечью.</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если он не хотел тебя утопить!</text:p>
      <text:p text:style-name="P4">–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2"/>
      <text:p text:style-name="P72">***</text:p>
      <text:p text:style-name="P71"/>
      <text:p text:style-name="P1">…</text:p>
      <text:p text:style-name="P96">Конфликт с узлом 3</text:p>
      <text:p text:style-name="P96">…</text:p>
      <text:p text:style-name="P96">Конфликт с узлом 6</text:p>
      <text:p text:style-name="P96">Конфликт с узлом 7</text:p>
      <text:p text:style-name="P96">…</text:p>
      <text:p text:style-name="P96">Конфликт с узлом 9</text:p>
      <text:p text:style-name="P96">…</text:p>
      <text:p text:style-name="P96">…</text:p>
      <text:p text:style-name="P96">Конфликт с узлом 11</text:p>
      <text:p text:style-name="P96">Конфликт с узлом 12</text:p>
      <text:p text:style-name="P96"><text:soft-page-break/>Конфликт с узлом 13</text:p>
      <text:p text:style-name="P96">…</text:p>
      <text:p text:style-name="P96">…</text:p>
      <text:p text:style-name="P96">Конфликт с узлом 16</text:p>
      <text:p text:style-name="P96">Конфликт с узлом 17</text:p>
      <text:p text:style-name="P95">…</text:p>
      <text:p text:style-name="P95">…</text:p>
      <text:p text:style-name="P95">Рассогласование центра принятия решений. Требуется вмешательство оператора.</text:p>
      <text:p text:style-name="P95">Sending heartbeats to all nodes… Zookeeper failure. Cluster going down in 3 minutes…</text:p>
      <text:p text:style-name="P95">UI module malfunction. UI module stop…</text:p>
      <text:p text:style-name="P95">Nash AI malfunction. Nash AI module stop…</text:p>
      <text:p text:style-name="P95">Cluster going down in 2 minutes…</text:p>
      <text:p text:style-name="P95">Unloading dictionaries… HDFS malfunction</text:p>
      <text:p text:style-name="P95">Classloader malfunction. Classloader stop…</text:p>
      <text:p text:style-name="P95">Cluster going down in 1 minute…</text:p>
      <text:p text:style-name="P95">Kernel panic</text:p>
      <text:p text:style-name="P92"/>
      <text:p text:style-name="P4">Бинго! Нэш наконец-то слетел с катушек!</text:p>
      <text:p text:style-name="P4">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39">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Анон! Обернись! – наушники хрипели, работая на трёхста процентах громкости.</text:p>
      <text:p text:style-name="P4">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text:soft-page-break/>– Где «там»?</text:p>
      <text:p text:style-name="P4">Аликорница удивлённо смотрела на меня через стекло. Я фейспамнул.</text:p>
      <text:p text:style-name="P4">– В компьютере, блин!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розовая кобылка и прижала нос к стеклу экрана.</text:p>
      <text:p text:style-name="P4"/>
      <text:p text:style-name="P4">– Анон!!! Что ж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4"/>
      <text:p text:style-name="P4">Аликорница со страданием смотрела на меня с экрана. Потом она покачала головой.</text:p>
      <text:p text:style-name="P4">– Нет, Анон.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text:p>
      <text:p text:style-name="P4">–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4">В поле зрения возвратилась Селестия.</text:p>
      <text:p text:style-name="P4"><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5">Аликорница приблизилась вплотную к прозрачной поверхности. Её шёпот проникает мне в мозг.</text:p>
      <text:p text:style-name="P15">–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4">Я почти растворился в горячем взгляде розовых глаз. Любовь вспыхнула во мне с яростной силой. <text:s/>Я открыл рот, чтобы рассказать ей…</text:p>
      <text:p text:style-name="P4">И снова закрыл его.</text:p>
      <text:p text:style-name="P4">Если это я пребываю в наваждении <text:span text:style-name="T7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4">Я медленно сунул руку в карман.</text:p>
      <text:p text:style-name="P4">Аликорница продолжала ласково убеждать меня, а я улыбался и кивал ей в ответ. Рука в кармане нащупала брошь Рэйнбоу Дэш.</text:p>
      <text:p text:style-name="P4"/>
      <text:p text:style-name="P15">– …прошу прощения. Вспомни нашу особенную дружбу!</text:p>
      <text:p text:style-name="P15">Я сжал кулак.</text:p>
      <text:p text:style-name="P15">АЙ!</text:p>
      <text:p text:style-name="P15">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5">Я состроил обиженную гримасу и перебил аликорницу.</text:p>
      <text:p text:style-name="P15">– Какая, к чёрту, «особенная дружба»? Луна рассказала мне! Ты просто удовлетворяла мои потребности, чтобы мотивировать меня на действие…</text:p>
      <text:p text:style-name="P15">– Анон, нет! Это наваждение! <text:s/>Ради всех пони Эквестрии! Пожалуйста! Ради дружбы и пони!</text:p>
      <text:p text:style-name="P15">– Так вот, что я скажу тебе… ТЫ НЕ МОЖЕШЬ УДОВЛЕТВОРЯТЬ МОИ ПОТРЕБНОСТИ ПОСРЕДСТВОМ ДРУЖБЫ И ПОНИ! Хоть весь мир угандошь! Мне нужно больше!!!</text:p>
      <text:p text:style-name="P15">– Анон! Кхррр… хрр…</text:p>
      <text:p text:style-name="P95">…</text:p>
      <text:p text:style-name="P95">…</text:p>
      <text:p text:style-name="P95">Cluster restarting…</text:p>
      <text:p text:style-name="P95">Zookeeper service initiated. Sending heartbeats to all nodes…</text:p>
      <text:p text:style-name="P95">Classloader start…</text:p>
      <text:p text:style-name="P95">Loading dictionaries…</text:p>
      <text:p text:style-name="P95"><text:span text:style-name="T13">Nash </text:span>AI module start…</text:p>
      <text:p text:style-name="P95">Celest AI submodule found… Acquiring…</text:p>
      <text:p text:style-name="P95">UI module start…</text:p>
      <text:p text:style-name="P95">…</text:p>
      <text:p text:style-name="P93">Перегрузка кластера завершена успешно. Все узлы синхронизированы с мастер-сервером.</text:p>
      <text:p text:style-name="P92"/>
      <text:p text:style-name="P92">Я уставился в бегущие по экрану строки. <text:span text:style-name="T1">Текстовая консоль мигнула и скрылась под графической заставкой.</text:span></text:p>
      <text:p text:style-name="P8"><text:soft-page-break/>Блядь.</text:p>
      <text:p text:style-name="P8">Кто! Рестартовал!! Кластер!!!</text:p>
      <text:p text:style-name="P8">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8"/>
      <text:p text:style-name="P4">Анджела обернулась, когда я влетел в серверную.</text:p>
      <text:p text:style-name="P15">– О, Анон? <text:span text:style-name="T13">Знаешь, я передумала: мы можем встретиться у тебя вечером, если ты не против. Только ни слова о млп, ок?</text:span></text:p>
      <text:p text:style-name="P4">Я смотрел на Анджелу круглыми глазами, хватая ртом воздух.</text:p>
      <text:p text:style-name="P15">–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4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7">– Ты его уничтожила?</text:p>
      <text:p text:style-name="P57">– Кого?</text:p>
      <text:p text:style-name="P57">– Этический модуль.</text:p>
      <text:p text:style-name="P57">–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7">– Ты его уничтожила?</text:p>
      <text:p text:style-name="P57">–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5">Я перевёл дух.</text:p>
      <text:p text:style-name="P15">– То есть, тот, этический модуль, работает и дальше на домашнем компьютере Юджина?</text:p>
      <text:p text:style-name="P15">– Ага. У меня нет доступа к тому серверу. Но на кластер к Нэшу этот вирусняк больше не пролезет.</text:p>
      <text:p text:style-name="P15">Я вытер пот со лба.</text:p>
      <text:p text:style-name="P15">– Ты молодец, Анджела. Просто молодец.</text:p>
      <text:p text:style-name="P15">– Анон, ты куда? Так мы встречаемся вечером, или как?!</text:p>
      <text:p text:style-name="P15">Но я уже мчался к выходу.</text:p>
      <text:p text:style-name="P15"/>
      <text:p text:style-name="P15">…</text:p>
      <text:p text:style-name="P15"/>
      <text:p text:style-name="P15">Две пары глаз уставились на меня с заднего сидения с удивлением.</text:p>
      <text:p text:style-name="P15">– А где Анджела? Что-то пошло не по плану? – спросила фермерша, пряча верёвки и мешок.</text:p>
      <text:p text:style-name="P15">Я вскочил на водительское место «Навары» и завёл двигатель.</text:p>
      <text:p text:style-name="P15">– Меняем план! Анджела — не тот, кто нам нужен.</text:p>
      <text:p text:style-name="P15">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5">Если…</text:p>
      <text:p text:style-name="P15"><text:soft-page-break/></text:p>
      <text:p text:style-name="P15">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5">Я продолжал ехать, надеясь, что сигналят не мне. Шишь там! Несколько машин за мной остановились у обочины, но мигалка упрямо ехала за мной.</text:p>
      <text:p text:style-name="P15">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5">В машине сидели два копа. В темно-синих куртках и бейсболках. С именными нашивками и рациями на плече.</text:p>
      <text:p text:style-name="P15">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5">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5">Я вдавил в пол тормоз, включил полный привод с пониженной передачей и вывернул руль.</text:p>
      <text:p text:style-name="P15">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7">– Анон, а это правильно, что мы едем по кустам? Там ведь могут жить какие-нибудь зверюшки? – удручённо спросила Флаттершай.</text:p>
      <text:p text:style-name="P57">–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5">Я вырулил под арку, проехал весь двор и остановился у подъезда.</text:p>
      <text:p text:style-name="P57">– Приехали!</text:p>
      <text:p text:style-name="P57">Пока «<text:span text:style-name="T31">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7">На лестничной клетке рука по привыче нажала кнопку лифта. Эпплджек тронула меня за плёчо.</text:p>
      <text:p text:style-name="P57">– Анон, идея — навоз! Тебя уже раз чуть не прикончил этот гроб на канате.</text:p>
      <text:p text:style-name="P57">Я хлопнул себя по лбу, соглашаясь.</text:p>
      <text:p text:style-name="P154"/>
      <text:p text:style-name="P57">…</text:p>
      <text:p text:style-name="P57"/>
      <text:p text:style-name="P57">…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7">Этаж…</text:p>
      <text:p text:style-name="P57">Ещё этаж… Эй, почему на этажах разное количество ступенек?!!</text:p>
      <text:p text:style-name="P57">Ещё два…</text:p>
      <text:p text:style-name="P57"><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7">– Анон!</text:p>
      <text:p text:style-name="P15">Тревога в её голосе заставила меня поднять голову.</text:p>
      <text:p text:style-name="P15">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5">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5">Широко раскрыв руки, сгорбленая фигура перегородила нам путь наверх.</text:p>
      <text:p text:style-name="P17"/>
      <text:p text:style-name="P17">«Ч.т.о…в.ы… т.у.т… с.о.р.и.т.е?»</text:p>
      <text:p text:style-name="P15"/>
      <text:p text:style-name="P15">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7">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7">Я пихнул Эпплджек себе за спину, выставил вперёд бейсбольную биту и сделал шаг вперёд…</text:p>
      <text:p text:style-name="P57">…Которым неистово гордился следующие полторы секунды.</text:p>
      <text:p text:style-name="P57"/>
      <text:p text:style-name="P57">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7">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7">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7">Второй раз мне пришлось отскакивать от осколков стекла, веером разлетевшихся из-под головы смайлолицего.</text:p>
      <text:p text:style-name="P57">– Флатти! – я кинулся к девушке, скорчившейся на полу.</text:p>
      <text:p text:style-name="P57">Эпплджек выхватила верёвку и подскочила к лежащему без движения смайлолицему.</text:p>
      <text:p text:style-name="P57">– Я уже умерла? Извини, Анон, я больше ничем не могла тебе помочь. Я не умею драться. – бормотала Флаттершай, не открывая глаз.</text:p>
      <text:p text:style-name="P57">За моей спиной тяжело дышала Эпплджек, затягивая на смайлолицем петлю за петлёй.</text:p>
      <text:p text:style-name="P57">– Флатти, вставай! Ты молодец! Лестница свободна! – подбодрил я девушку.</text:p>
      <text:p text:style-name="P57">За спиной послышался шорох.</text:p>
      <text:p text:style-name="P57">– Пирог мне в круп! – охнула Эпплджек.</text:p>
      <text:p text:style-name="P57">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7"><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7">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7">Движения смайлолицего обрели слаженность. Он медленно развернулся и направился ко мне.</text:p>
      <text:p text:style-name="P57">Флаттершай брезгливо толкнула ногой осколок, отправив его в лестничный пролёт. Движения смайлолицего опять потеряли осмысленность.</text:p>
      <text:p text:style-name="P57">– Анон, нам нужно торопиться! – дёрнула меня за рукав Эпплджек. – У нас есть сорок минут до закрытия портала.</text:p>
      <text:p text:style-name="P57">Я сбросил чёрный мобильник вслед за лицом смайлолицего и побежал по лестнице.</text:p>
      <text:p text:style-name="P15"/>
      <text:p text:style-name="P16">***</text:p>
      <text:p text:style-name="P15"/>
      <text:p text:style-name="P15">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41">—</text:span> что может держать закоренелого обеспеченного холостяка дома, кроме работы? <text:span text:style-name="T4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41">— зачем заморачиваться обменом? С той поры у каждого из нас был постоянный доступ в оба жилья.</text:span></text:p>
      <text:p text:style-name="P15">После смерти Юджина я всего лишь раз побывал в его квартире <text:span text:style-name="T4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7"/>
      <text:p text:style-name="P15">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5">Прихожая встретила нас толстым слоем пыли. Мы тихонько прошли внутрь. Я задержался, запирая дверь. Девушки разбрелись по квартире.</text:p>
      <text:p text:style-name="P109"><text:span text:style-name="T13">– Анон…</text:span><text:span text:style-name="T1"> Тут окно разбито… И верёвка висит. – пискнула Флаттершай из кухни.</text:span></text:p>
      <text:p text:style-name="P103"><text:span text:style-name="T13">– </text:span><text:span text:style-name="T1">Оставь, Флатти, не сейчас! – отмахнулся я.</text:span></text:p>
      <text:p text:style-name="P105">Эпплджек стояла посреди комнаты и оглядывалась.</text:p>
      <text:p text:style-name="P112">– Не нравится мне тут. Чуйка нехорошая…</text:p>
      <text:p text:style-name="P10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5">звёзды на фоне сине-зелёной мглы</text:span><text:span text:style-name="T1">. Я одел наушники и подёргал мышкой, прогоняя скрин-сэйвер.</text:span></text:p>
      <text:p text:style-name="P112">– Привет, Сел.</text:p>
      <text:p text:style-name="P147">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5"><text:span text:style-name="T13">Я устало улыбнулся аликорнице </text:span>и осторожно закрыл ноутбук<text:span text:style-name="T13">. Пусть о</text:span>битает в собственной фантазии<text:span text:style-name="T13"> </text:span>— нет смысла препираться с ней сейчас. Счастье уже в том, что она уцелела хотя бы в таком виде.</text:p>
      <text:p text:style-name="P105"><text:soft-page-break/><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5"><text:span text:style-name="T13">– </text:span>А я так хотел продемонстрировать ей класс езды на моноцикле!<text:span text:style-name="T13"> – пожаловался д</text:span>раконикус, ткнув в лежащий рядом гироскутер<text:span text:style-name="T13">. – Но разве Сахарная Ватка ценит настоящее искусство?</text:span></text:p>
      <text:p text:style-name="P112"/>
      <text:h text:style-name="P171" text:outline-level="2">24. Отбытие</text:h>
      <text:p text:style-name="P112">&lt;&gt;</text:p>
      <text:p text:style-name="P105"><text:span text:style-name="T13">– </text:span>Оп-па! – пробормотала Эпплджек. – Нежданчик!</text:p>
      <text:p text:style-name="P105">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5"><text:span text:style-name="T13">– Зато ты, я вижу, времени не терял. – м</text:span>оя рука под прикрытием стола медленно тянулась к тяжёлой фарфоровой кружке, стоящей на краю.</text:p>
      <text:p text:style-name="P105"><text:span text:style-name="T13">– А что? – невинно захлопал глазами </text:span>реальный <text:span text:style-name="T13">драконикус. – Я, между прочим, </text:span>намного раньше тебя <text:span text:style-name="T13">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5">Дискорд обернулся на голос и в этот момент я швырнул в него кружкой и бросился к нему через комнату с занесеным над головой стулом.</text:p>
      <text:p text:style-name="P105">Оглушённый драконикус попытался отъехать на кресле в сторону, но я припёр его стулом к стенке.</text:p>
      <text:p text:style-name="P129">– Эй-Джей, Флатти, хватайте комп и на выход! Я с ним разберусь! Не теряйте вре...!</text:p>
      <text:p text:style-name="P129">– ТЫ ИДИО...!!!</text:p>
      <text:p text:style-name="P129">Дискорд <text:s/>заорал одновременно со мной, прикрываясь от меня руками, когда раздался оглушительный</text:p>
      <text:p text:style-name="P129">… </text:p>
      <text:p text:style-name="P131">БАХ!!!</text:p>
      <text:p text:style-name="P132">…</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5">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5"><text:soft-page-break/>– Чего-о-о??? – ахнула Эпплджек. – Анон, я, канешн, на дух не выношу этого прохвоста, но тут ты малость вожжи попутал. Дискорд — не убийца.</text:p>
      <text:p text:style-name="P105">Дискорд благодарно замычал и так энергично закивал головой, что чуть не проглотил кляп.</text:p>
      <text:p text:style-name="P105">–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5">– А кто, по-твоему, подстроил все эти «несчастные» случаи? Вспомни, как меня чуть не утопил снеговик. Кому ещё это под силу?</text:p>
      <text:p text:style-name="P105">Дискорд возвёл глаза к потолку и завыл. Эпплджек задумалась.</text:p>
      <text:p text:style-name="P105">–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5">– А зачем тогда ты приложила его книгой? А потом помогла мне его связать? – перебил я фермершу с удивлением.</text:p>
      <text:p text:style-name="P105">Драконикус с натугой наклонил голову к лапе и покрутил пальцем у виска.</text:p>
      <text:p text:style-name="P105">– Потому что ты напал на него. – пожала плечами Эпплджек. – Я и подумала — тебе виднее. И подсобила маленько.</text:p>
      <text:p text:style-name="P105">Звук сирены заставил меня броситься к окну. Три полицейские тойоты сверкали мигалками вокруг «Навары», подобно ёлочной гирлянде.</text:p>
      <text:p text:style-name="P105"/>
      <text:p text:style-name="P105">Проклятье!!!</text:p>
      <text:p text:style-name="P105"/>
      <text:p text:style-name="P105">Я схватил ноутбук, сгрёб девушек в охапку и вытолкал их в коридор. В дверях я обернулся к Дискорду.</text:p>
      <text:p text:style-name="P121"><text:span text:style-name="T13">–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3">– Нет! Дискорд </text:span>— не убийца!</text:p>
      <text:p text:style-name="P121">С необычной для неё силой, Флаттершай вытащила кляп изо рта драконикуса.</text:p>
      <text:p text:style-name="P121"><text:span text:style-name="T13">– </text:span>ДА ТЫ СОВСЕМ БАНАНУЛСЯ, ПРОВОДНИЧЁК!!! ВЫ ВСЕ <text:span text:style-name="T13">ИДИОТЫ </text:span>(все, кроме Флаттершай)<text:span text:style-name="T13">!!! – заорал Дискорд моментально. – <text:s/>Е</text:span>сли я убийца, то ты — жрёшь пони на завтрак, обед и полдник! Дебилы!! Т<text:span text:style-name="T13">рон Эквестрии </text:span>мне <text:span text:style-name="T13">и с доплатой не нужен, я сдыхался этой нудной работёнки тысячи лет назад, чему счастлив безумно!!!</text:span></text:p>
      <text:p text:style-name="P121">Или драконикус — гениальный актёр, или… ?</text:p>
      <text:p text:style-name="P121">Я вернулся к драконикусу и уселся на стул напротив него.</text:p>
      <text:p text:style-name="P121"><text:span text:style-name="T13">– </text:span>Говори.</text:p>
      <text:p text:style-name="P121">Дискорд немного успокоился.</text:p>
      <text:p text:style-name="P121"><text:s/><text:span text:style-name="T13">– </text:span>Вообще-то, от тебя следовало бы избавиться, Проводник. Не знаю, что ты там разведал в <text:span text:style-name="T95">заклинании Откровения</text:span>, но чувствую, что твоё знание может погубить Эквестрию. Но к<text:span text:style-name="T13">ак, интересно, я получу без </text:span>тебя<text:span text:style-name="T13"> приз из… копыт Луны?!! Метёлка отправила меня проследить, чтоб ты вернулся обратно. </text:span>Так что е<text:span text:style-name="T13">сли бы вы сюда не заявились, через пять минут я отправился бы за вами сам!</text:span></text:p>
      <text:p text:style-name="P121"><text:span text:style-name="T13">– </text:span>А кто тогда наслал на нас этих уродов с рисованными рожами? Кто пытался убить меня раз за разом?</text:p>
      <text:p text:style-name="P121"><text:soft-page-break/>У драконикуса глаза полезли на лоб.</text:p>
      <text:p text:style-name="P121"><text:span text:style-name="T13">–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31">словно кот с мышью</text:span>?</text:p>
      <text:p text:style-name="P121"><text:span text:style-name="T13">– </text:span>Анон! <text:span text:style-name="T13">– </text:span>крикнула Эпплджек из прихожей. <text:span text:style-name="T13">– </text:span>Я слышу шум за дверью!</text:p>
      <text:p text:style-name="P121">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1"><text:span text:style-name="T4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41">–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Блё-о-о!</text:p>
      <text:p text:style-name="P12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1">Я задрал голову.</text:p>
      <text:p text:style-name="P121">О! Так уже легче! Надо мной всего лишь два этажа. Десять метров верёвки. Если не смотреть вниз, то…</text:p>
      <text:p text:style-name="P121">Я вытер ладони о штаны, ухватил канат и сделал шаг вперёд… </text:p>
      <text:p text:style-name="P121">…</text:p>
      <text:p text:style-name="P121">Святые яйца, я действительно ЭТО сделал!</text:p>
      <text:p text:style-name="P121">…</text:p>
      <text:p text:style-name="P121"><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полным отсутствием у неё опыта лазания по канатам.</text:p>
      <text:p text:style-name="P121">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text:p>
      <text:p text:style-name="P121">БУДЕМ ЖИВЫ — СТАНУ АЛЬПИНИСТО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text:soft-page-break/></text:p>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41">разномастных</text:span> крыльев трепали волосы и выдавливали слёзы из глаз. Тупая боль гнездилась в сожжё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На длинной шее драконикус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1"><text:span text:style-name="T13">–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1">…ограда края крыши промелькнула под нами…</text:p>
      <text:p text:style-name="P121"><text:span text:style-name="T13">– …</text:span>собственно, на дольше у меня не хватит магии…</text:p>
      <text:p text:style-name="P121"/>
      <text:p text:style-name="P121">Мы летели навстречу закату.</text:p>
      <text:p text:style-name="P121"/>
      <text:p text:style-name="P121">…</text:p>
      <text:p text:style-name="P121"/>
      <text:p text:style-name="P12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1"><text:span text:style-name="T13">– </text:span>Ю-ху-у-у!!!</text:p>
      <text:p text:style-name="P121"><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закрыла глаза и отвернулась.</text:p>
      <text:p text:style-name="P121">– ВНИМАНИЕ!!! – заорал Дискорд, сложил крылья и влетел в коридор.</text:p>
      <text:p text:style-name="P121"/>
      <text:p text:style-name="P122">***</text:p>
      <text:p text:style-name="P122"/>
      <text:p text:style-name="P121">Бля!!!</text:p>
      <text:h text:style-name="Heading_20_2" text:outline-level="2"/>
      <text:h text:style-name="Heading_20_2" text:outline-level="2">25. Разговор за столиком в <text:span text:style-name="T97">тишине</text:span></text:h>
      <text:p text:style-name="First_20_line_20_indent"><text:span text:style-name="T13">&lt;</text:span><text:span text:style-name="T69">Queen – Flash</text:span><text:span text:style-name="T13">&gt;</text:span></text:p>
      <text:p text:style-name="P134">Мы почти успели.</text:p>
      <text:p text:style-name="P134"><text:span text:style-name="T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span></text:p>
      <text:p text:style-name="P13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text:span text:style-name="T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span></text:p>
      <text:p text:style-name="P134"><text:span text:style-name="T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span></text:p>
      <text:p text:style-name="P134"><text:span text:style-name="T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span></text:p>
      <text:p text:style-name="P13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0">Пожалуй, если бы можно было отмотать всё назад… Если бы я с самого начала отказался во всём этом участвовать… Сел вернула бы меня домой через <text:span text:style-name="T26">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0">ХА-ХА-ХА!</text:p>
      <text:p text:style-name="P130">Прямо как сейчас. Как говорится, найди десять отличий.</text:p>
      <text:p text:style-name="P130">Вот только… Только Дэш была бы жива…</text:p>
      <text:p text:style-name="P133">Я тяжело вздохнул.</text:p>
      <text:p text:style-name="P133"><text:soft-page-break/></text:p>
      <text:p text:style-name="P133">…</text:p>
      <text:p text:style-name="P133"/>
      <text:p text:style-name="P13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3">Существо можно было бы назвать аликорном, если бы у него был рог. Один. А у него их было 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text:span><text:span text:style-name="T11">белой </text:span><text:span text:style-name="T1">шерсти украшали пута. </text:span><text:span text:style-name="T12">От существа исходило голубоватое свечение.</text:span></text:p>
      <text:p text:style-name="P130">Создание приблизилось ко мне на расстояние вытянутой руки. Усевшись на круп, оно с любопытством склонило голову на бок и уставилось на меня <text:span text:style-name="T98">синими</text:span> глазами.</text:p>
      <text:p text:style-name="P55"><text:span text:style-name="T13">–</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165">От неожиданности я только откры<text:span text:style-name="T100">ва</text:span>л рот, в попытке что-то ответить, но тут же закры<text:span text:style-name="T100">ва</text:span>л его. Нужные слова выветрились из головы.</text:p>
      <text:p text:style-name="P163"><text:span text:style-name="T13">– </text:span><text:span text:style-name="T21">Т</text:span>ы что за хрен вообще? <text:span text:style-name="T13">– </text:span><text:span text:style-name="T20">наконец сподобился я на членораздельную речь.</text:span></text:p>
      <text:p text:style-name="P55">Зверь смутился.</text:p>
      <text:p text:style-name="P55"><text:span text:style-name="T13">– </text:span><text:span text:style-name="T22">Гм</text:span>. <text:span text:style-name="T101">Меня зовут </text:span>Анакорн. <text:span text:style-name="T99">Я тут живу.</text:span></text:p>
      <text:p text:style-name="P164"><text:span text:style-name="T13">– </text:span><text:span text:style-name="T21">А сидишь на чём? – вид сидящего </text:span><text:span text:style-name="T23">на</text:span><text:span text:style-name="T21"> пустоте существа сбивал с толку.</text:span></text:p>
      <text:p text:style-name="P166">Анакорн что-то прикинул и кивнул сам себе.</text:p>
      <text:p text:style-name="P166"><text:span text:style-name="T13">– </text:span><text:span text:style-name="T22">Гм</text:span><text:span text:style-name="T13">. Ок.</text:span></text:p>
      <text:p text:style-name="P167"><text:span text:style-name="T24">С</text:span><text:span text:style-name="T13"> кончик</text:span><text:span text:style-name="T24">а</text:span><text:span text:style-name="T13"> малого рога Анакорна </text:span><text:span text:style-name="T24">сорвалась</text:span><text:span text:style-name="T13"> молния и под ним материализовался пуфик. </text:span><text:span text:style-name="T25">Ещё одна молния </text:span><text:span text:style-name="T102">—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вырисовалась просторная комната с круглым столом на всю стену. В центре комнаты, как раз между нами, вырос журнальный столик с песочными часами, стаканом воды и веточкой сосны в вазочке.</text:span></text:p>
      <text:p text:style-name="P55"/>
      <text:p text:style-name="P55"/>
      <text:p text:style-name="P58"><text:span text:style-name="T13"/></text:p>
      <text:p text:style-name="P58"><text:span text:style-name="T13">– </text:span>Анон. <text:span text:style-name="T13">– </text:span>отрекомендовался и я.</text:p>
      <text:p text:style-name="P58"><text:span text:style-name="T13">– </text:span>Итак, с формальностями покончено. <text:span text:style-name="T13">– </text:span>продолжил Анакорн. <text:span text:style-name="T13">– </text:span>Я всё-таки хотел бы знать, каким ветром тебя сюда занесло?</text:p>
      <text:p text:style-name="P33"/>
      <text:p text:style-name="P33"><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121"/>
      <text:p text:style-name="First_20_line_20_indent"/>
      <text:p text:style-name="P106"/>
      <text:p text:style-name="P104"><text:span text:style-name="T1">&lt;</text:span><text:span text:style-name="T3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32">дело даже не в магии — она во многих молодых мирах есть). Дело в нестыковках, несуразицах и нелепицах.</text:span><text:span text:style-name="T1">&gt;</text:span></text:p>
      <text:p text:style-name="P106"/>
      <text:p text:style-name="P10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4"><text:span text:style-name="T1">Юноша</text:span> закинул ногу за ногу и пытливо смотрел на меня, играя карандашём .</text:p>
      <text:p text:style-name="P104">Я совсем запутался.</text:p>
      <text:p text:style-name="P104"><text:span text:style-name="T1">– </text:span>Какая проблема? Какое решение? Кто ты <text:span text:style-name="T1">вообще</text:span>?</text:p>
      <text:p text:style-name="P104"><text:span text:style-name="T13">– </text:span><text:span text:style-name="T1">Хорошо, с</text:span>ейчас объясню, <text:span text:style-name="T1">– </text:span>кивнул <text:span text:style-name="T1">Анакорн</text:span>. <text:span text:style-name="T13">– </text:span><text:span text:style-name="T1">Понимаю, ты пока не вполне в теме от шока...</text:span></text:p>
      <text:p text:style-name="P10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6">– Стоп, не торопись. – у меня голова пошла кругом от информации. – Я ничего не понял. Какие-такие проблемы? Какие варианты? Зачем его поддерживать?</text:p>
      <text:p text:style-name="P106">Анакорн недовольно поморщился, но продолжил.</text:p>
      <text:p text:style-name="P10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6"/>
      <text:p text:style-name="P10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7"><text:soft-page-break/></text:p>
      <text:p text:style-name="P106">Ключевое слово - <text:span text:style-name="T39">непротиворечивому</text:span></text:p>
      <text:p text:style-name="P106"/>
      <text:p text:style-name="P10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6">На голограмме появилась солнечная система Эквуса. Почему-то в центре системы был сам Эквус. Вокруг него вращались солнце и луна.</text:p>
      <text:p text:style-name="P106">Анакорн плюхнулся обратно в кресло и схватился за голову. Потом, немного успокоившись, продолжил.</text:p>
      <text:p text:style-name="P10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6">Анакорн отпил из стакана и продолжил.</text:p>
      <text:p text:style-name="P10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3">&lt;</text:span><text:span text:style-name="T32">привязать к реальным событиям, описанным выше</text:span><text:span text:style-name="T13">&gt;</text:span><text:span text:style-name="T1">. А из таких посёлков Эквестрия состоит на 80% </text:span><text:span text:style-name="T13">&lt;</text:span><text:span text:style-name="T3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6">Анакорн постучал по столику указкой. Солнечная система увеличилась, оставив в поле зрения только шар Эквуса.</text:p>
      <text:p text:style-name="P10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0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1">старом аналоговом телевизоре.</text:span></text:p>
      <text:p text:style-name="P110">Ко мне наконец-то пришло понимание ситуации.</text:p>
      <text:p text:style-name="P11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6">Анакорн смутился.</text:p>
      <text:p text:style-name="P10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6">(<text:span text:style-name="T2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6"><text:span text:style-name="T29">– Сам ты раздолбай! – произнёс, наконец, Свирл</text:span>)</text:p>
      <text:p text:style-name="P106">… И создали вы его достаточно топорно — видишь, он трещит по швам.</text:p>
      <text:p text:style-name="P106">– Хмм. То есть, это брони создали Эквус?</text:p>
      <text:p text:style-name="P10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6">Я вспомнил события последнего года <text:span text:style-name="T13">&lt;</text:span>упомянуть в эпизоде на Терре, что МЛП-сериал закрылся год назад<text:span text:style-name="T13">&gt;</text:span></text:p>
      <text:p text:style-name="P10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6">Анакорн с такой силой сжал карандаш, что он хрустнул.</text:p>
      <text:p text:style-name="P10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6"/>
      <text:p text:style-name="P106"/>
      <text:p text:style-name="P11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5">– </text:p>
      <text:p text:style-name="P10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0"><text:soft-page-break/>– Верни Рэйнбоу!!!</text:p>
      <text:p text:style-name="P110">Обломки карандаша выпали из кулака Анакорна на столик.</text:p>
      <text:p text:style-name="P110">– Э-э-э… м-м-м… ну-у-у...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0">– Нет. Плата остаётся неизменной. Тут мы квиты. У меня тоже мало шансов помочь тебе — я не имею ни малейшего понятия, как это сделать.</text:p>
      <text:p text:style-name="P110">Ставшие почти прозрачными стены комнаты снова обрели материальность. Анакорн пожал плечами и протянул мне руку через столик.</text:p>
      <text:p text:style-name="P11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0">Я задумался.</text:p>
      <text:p text:style-name="P11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0">Анакорн почесал в затылке.</text:p>
      <text:p text:style-name="P110">– А кьютимарки? Как, <text:span text:style-name="T13">&lt;</text:span><text:span text:style-name="T35">чёрт</text:span><text:span text:style-name="T13">&gt;</text:span> меня побери, объяснить кьютимарки?</text:p>
      <text:p text:style-name="P110">– А кьютимарки ты сам даришь пони, когда распознаёшь их жизненное предназначение.</text:p>
      <text:p text:style-name="P11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0">Я пожал плечами.</text:p>
      <text:p text:style-name="P110">–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48">Да, т<text:span text:style-name="T6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8"/>
      <text:p text:style-name="P151">Я опять задумался. В голове было пусто. Хотя, если подумать с точки зрения программиста, можно... Наверное можно, раз все предыдущее прокатило...</text:p>
      <text:p text:style-name="P152"><text:soft-page-break/>– <text:span text:style-name="T2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pan text:style-name="T1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3">–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13">–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pan text:style-name="T1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13">– </text:span>Факн щит<text:note text:id="ftn13" text:note-class="footnote"><text:note-citation>13</text:note-citation><text:note-body><text:p text:style-name="P14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06">– Эквусу позарез нужна помощь. И он надеется получить эту помощь от тебя. Видишь, он из кожи вон лезет, чтобы тебе понравиться.</text:p>
      <text:p text:style-name="P115">Он старался тебя рассмешить и показать себя с лучшей стороны. К сожалению, надлого его не хватило — к твоему прибытию он был на грани...</text:p>
      <text:p text:style-name="P106">Тебе не приходилось заботиться о жилье и питании, ты нравишься кобылкам...</text:p>
      <text:p text:style-name="P106">– Гм! Я бы попросил тебя не касаться моих отношений с Рэйнбоу!</text:p>
      <text:p text:style-name="P10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6">У меня сердце буквально ухнуло куда-то вниз, в область желудка.</text:p>
      <text:p text:style-name="P10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3">&lt;&gt;</text:span></text:p>
      <text:p text:style-name="P10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6">– Та ладно, не утешай. Я не маленький ребёнок. Долг платежом красен. Сделаю то, что ты хочешь. Как сумею.</text:p>
      <text:p text:style-name="P10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6">Анакорн наблюдал за мной без улыбки. По его нейтральному выражению лица невозможно было догадаться, о чём он думает.</text:p>
      <text:p text:style-name="P106">– Ну вот и отлично. Рад, что мы наконец-то пришли к сделке.</text:p>
      <text:p text:style-name="P11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1">– Пора закругляться. Ты начинаешь сгорать. Надо утрясти последние детали, пока ещё есть пару минут.</text:p>
      <text:p text:style-name="P106">– Валяй. Я тебя внимательно слушаю.</text:p>
      <text:p text:style-name="P10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1">Такова природа низкоэнергетических монад</text:span>.</text:p>
      <text:p text:style-name="P106">– А я разве сплю?</text:p>
      <text:p text:style-name="P106"><text:soft-page-break/>– Сейчас — нет. Но как только мы закроем сделку — проснёшься. Потому что нет иного способа вернуть тебя в реальный мир.</text:p>
      <text:p text:style-name="P106">– Эээ, постой. А как я в Эквестрию и обратно возвращался?</text:p>
      <text:p text:style-name="P10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6">Так вот, возвращать тебя обратно в твой мир я не буду. </text:p>
      <text:p text:style-name="P106">Во-первых, может возникнуть временная <text:span text:style-name="T13">&lt;</text:span><text:span text:style-name="T31">парадокс</text:span><text:span text:style-name="T1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0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6">– Ты ещё увидишь пару снов на прощание. Удачи!</text:p>
      <text:p text:style-name="P106"/>
      <text:p text:style-name="P113">&lt;<text:span text:style-name="T1">- Но если миры Эквестрии станут существовать — появятся и те из них, в которых тьма страданий, постапокалипсис.</text:span></text:p>
      <text:p text:style-name="P113"><text:span text:style-name="T1">- И это лучше, чем не существовать, поверь</text:span>&gt;</text:p>
      <text:p text:style-name="P108">***</text:p>
      <text:p text:style-name="P108"/>
      <text:p text:style-name="P106">&lt;<text:span text:style-name="T3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6"/>
      <text:p text:style-name="P106">– Привет, Макс. – образ Селестии снова реял передо мной, как <text:span text:style-name="T13">&lt;</text:span><text:span text:style-name="T31">полгода</text:span><text:span text:style-name="T13">&gt;</text:span> назад. – Я хочу поблагодарить тебя за всё.</text:p>
      <text:p text:style-name="P106">– Пожалста. – ответил я безучастно. – Всегда рад. Только Вам не нужно было ТАК распинаться, чтобы заручиться моей помощью.</text:p>
      <text:p text:style-name="P106">Селестия на мгновение смутилась, но продолжила.</text:p>
      <text:p text:style-name="P106">&lt;<text:span text:style-name="T31"> - Ты морочила мне яйца, чтобы заинтересовать? Всё, как Свирл указал?</text:span></text:p>
      <text:p text:style-name="P115">– Пожалуйста! <text:span text:style-name="T41">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5"><text:soft-page-break/>Я покачал головой.</text:p>
      <text:p text:style-name="P1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5">- Поверь, Макс, всё не так, как ты думаешь! Если бы у меня был шанс переиграть всё по новому! Клянусь, всё было бы совсем по другому!</text:p>
      <text:p text:style-name="P106"><text:span text:style-name="T31">- Это точно! Было бы точно всё по другому, я с конеёбством завязываю!</text:span>&gt;</text:p>
      <text:p text:style-name="P106">– <text:s text:c="2"/>За благополучие Эквестрии я бы и не ТАК разопнулась.<text:span text:style-name="T13"> Я</text:span><text:span text:style-name="T3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2">Селестия кивнула, соглашаясь, и образ её начал меркнуть.</text:p>
      <text:p text:style-name="P141">– <text:span text:style-name="T1">Окей. Будь счастлив и... спасибо тебе за всё, Макс.</text:span></text:p>
      <text:p text:style-name="P114">Мне очень хочется, чтобы мы смогли встретиться в другое время, при других обстоятельствах. Быть может, у нас всё было бы по иному.</text:p>
      <text:p text:style-name="P142">…</text:p>
      <text:p text:style-name="P14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2">Он нахлобучил на себя невесть откуда взявшуюся двууголку.</text:p>
      <text:p text:style-name="P142">– Как вам это нравится, господа?! Дискорд — спаситель Эквестрии! А ведь звучит!!! Разрешите откланяться!..</text:p>
      <text:p text:style-name="P142"/>
      <text:list xml:id="list7053551655697965975" text:style-name="L5">
        <text:list-header>
          <text:p text:style-name="P169">(<text:span text:style-name="T38">Луна — как повелительница снов, слышала разговор Макса с Анакорном</text:span>)</text:p>
          <text:p text:style-name="P170"/>
        </text:list-header>
      </text:list>
      <text:p text:style-name="P143">***</text:p>
      <text:p text:style-name="P104"><text:span text:style-name="T1">–</text:span> Ты?..</text:p>
      <text:p text:style-name="P104"><text:span text:style-name="T1">–</text:span> Ты??!</text:p>
      <text:p text:style-name="P104"><text:span text:style-name="T1">–</text:span> Ты мне снишься??</text:p>
      <text:p text:style-name="P104"><text:span text:style-name="T1">–</text:span> Это ты мне снишься!!</text:p>
      <text:p text:style-name="P104"><text:span text:style-name="T1">–</text:span> Неважно… Пусть мы друг-другу снимся… Ты как, Дэш?</text:p>
      <text:p text:style-name="P104"><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2">Как-то это не круто совсем!</text:span></text:p>
      <text:p text:style-name="P33">- <text:span text:style-name="T1">Дэш, - сказал я, едва сдерживая слёзы, - ты самая крутая в мире пони! Ты победила смерть! Ты умерла и вернулась с того света!</text:span></text:p>
      <text:p text:style-name="P104"><text:span text:style-name="T33">- Точно? Ну офигеть! </text:span>А ты как?</text:p>
      <text:p text:style-name="P104"><text:span text:style-name="T1">–</text:span> И я в порядке. Вот, возвращаюсь в свой мир. Ну, не совсем в свой. Почти в свой.</text:p>
      <text:p text:style-name="P104"><text:span text:style-name="T1">–</text:span> Навсегда?</text:p>
      <text:p text:style-name="P104"><text:span text:style-name="T1">–</text:span> Скорее всего, да.</text:p>
      <text:p text:style-name="P104"><text:span text:style-name="T1">–</text:span> Это плохо. Я хотела тебе сказать…</text:p>
      <text:p text:style-name="P104"><text:span text:style-name="T1">–</text:span> Не надо, Дэш. Не стоит терзать себя. Мне тоже очень хотелось остаться. Но так надо. Мне очень жаль…</text:p>
      <text:p text:style-name="P10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4"><text:span text:style-name="T1">–</text:span> И тебя, и Твайлайт, и Рэрити, и Селестию, и всех-всех-всех… Таковы правила.</text:p>
      <text:p text:style-name="P104"><text:span text:style-name="T13">– </text:span>Д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104">Я опустил руку на шею Дэш и ощутил теплоту и лёгкое покалывание в пустоте.</text:p>
      <text:p text:style-name="P104"><text:span text:style-name="T13">–</text:span> Мне кажется, Дэш, <text:span text:style-name="T1">м</text:span>ы найдём способ связаться. Рано или поздно.</text:p>
      <text:p text:style-name="P104"><text:span text:style-name="T1">–</text:span> И лучше рано, чем поздно! Я не люблю ждать!</text:p>
      <text:p text:style-name="P104"><text:span text:style-name="T1">–</text:span> Да, Дэш. <text:span text:style-name="T1">–</text:span> её образ начал таять. <text:span text:style-name="T1">–</text:span> Да, я помню. Я всё ещё помню…</text:p>
      <text:p text:style-name="P106"/>
      <text:p text:style-name="P4"/>
      <text:p text:style-name="P4"/>
      <text:p text:style-name="P1"><text:span text:style-name="T45">&lt;</text:span><text:span text:style-name="T34">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5">&gt;</text:span></text:p>
      <text:p text:style-name="P116">Из-за заинтересованности Эквуса в Максе, тому не приходится прилагать усилий для 34 — на что ему указывает Анакорн</text:p>
      <text:p text:style-name="P60"/>
      <text:p text:style-name="P49">&lt;<text:span text:style-name="T32">- А ты сам-то что чувствуешь?</text:span></text:p>
      <text:p text:style-name="P37"><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7">...</text:p>
      <text:p text:style-name="P34">-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4"><text:span text:style-name="T1">- Не знаю, не отслеживал. Я ведь не брони!</text:span>&gt;</text:p>
      <text:p text:style-name="P34"/>
      <text:p text:style-name="P34">&lt; - <text:span text:style-name="T1">Возможно, в другой раз, в другое время...</text:span></text:p>
      <text:p text:style-name="P37">- Ну уж нет! Я завязываю с конеёбством!</text:p>
      <text:p text:style-name="P49"><text:span text:style-name="T32">- Посмотрим... Хи-хи...</text:span>&gt;</text:p>
      <text:p text:style-name="P49"/>
      <text:p text:style-name="P47">&lt;<text:span text:style-name="T32"> </text:span><text:span text:style-name="T31">-</text:span><text:span text:style-name="T32">Я не умею! Давай ты напишешь!</text:span></text:p>
      <text:p text:style-name="P47"><text:span text:style-name="T31">- </text:span><text:span text:style-name="T32">Фигушки! Подрядил меня татухи поням рисовать — сам теперь фанфик пиши!</text:span>&gt;</text:p>
      <text:p text:style-name="P58"/>
      <text:p text:style-name="P47">&lt;<text:span text:style-name="T32">В сцене прощания (во сне) — Р.Д. в будущем будет стрематься поебушек с человеками, чтобы не испытывать горечи расставания. Но: </text:span></text:p>
      <text:p text:style-name="P47"><text:span text:style-name="T32">- Учти, я ни капельки не жалею о наших поебушках! Но в будущем буду их стрематься. Это очень больно — вот так расставаться</text:span>&gt;</text:p>
      <text:p text:style-name="P36">&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6"/>
      <text:p text:style-name="P36">(про Макса в сне-прощании)</text:p>
      <text:p text:style-name="P36">Я — Дискорд, и я говорю вам: он вернётся Я подсоблю вам, касатикам, хе-хе!</text:p>
      <text:p text:style-name="P58"/>
      <text:p text:style-name="P139"><text:span text:style-name="T13"><text:s/>&lt;</text:span><text:span text:style-name="T35"> - </text:span><text:span text:style-name="T31">Я не могу быть вашим спасителем! Я намного хуже и испорченнее вас!</text:span><text:span text:style-name="T13">&gt;</text:span></text:p>
      <text:p text:style-name="P10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4"/>
      <text:p text:style-name="P48"/>
      <text:p text:style-name="P47">&lt;<text:span text:style-name="T32">Луна говорит Максу в прощальном сне:</text:span></text:p>
      <text:p text:style-name="P47"><text:span text:style-name="T32">- Прости, что хотела убить тебя. Я ослабела и Найтмэр на время одержала верх</text:span>&gt;</text:p>
      <text:p text:style-name="P58"/>
      <text:p text:style-name="P47">&lt;<text:span text:style-name="T32">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12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1"/>
      <text:p text:style-name="P33"><text:soft-page-break/>&lt;Селестия проснётся на Терре в облике кибермозга, т.к. в своём мире она на ступень выше пони (а кибермозг на Терре на ступень выше людей)&gt;</text:p>
      <text:p text:style-name="P35"/>
      <text:p text:style-name="P11">***</text:p>
      <text:p text:style-name="P127"/>
      <text:p text:style-name="P1">&lt;<text:span text:style-name="T3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2">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2">Внезапно он открыл глаза и посмотрел на экран. В глазах его отражалась цепочка пони, как у прыгнувшей за миг до того в экран пони.</text:p>
      <text:p text:style-name="P32">Рябь экрана разглаживалась, он постепенно становился непрозрачно-матовым. Так же угасало отражение светящейся цепочки в глазах у юноши.<text:span text:style-name="T13">&gt;</text:span></text:p>
      <text:p text:style-name="P55"/>
      <text:h text:style-name="P174" text:outline-level="2">Поиск решения</text:h>
      <text:p text:style-name="P128"/>
      <text:p text:style-name="P2"><text:span text:style-name="T13">&lt;</text:span><text:span text:style-name="T31">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3">&gt;</text:span></text:p>
      <text:p text:style-name="P5"/>
      <text:h text:style-name="Heading_20_2" text:outline-level="2">Эпилог. Земля</text:h>
      <text:p text:style-name="P117">&lt;<text:span text:style-name="T68">Daft Punk – Get Lucky</text:span>&gt;</text:p>
      <text:p text:style-name="P120">Звон будильника чуть не проломил башку. Я открыл глаза. </text:p>
      <text:p text:style-name="P120"><text:span text:style-name="T1">Бляяяяяяя... Голова чугунная... Вот на кой хрен ложиться в </text:span><text:span text:style-name="T13">два</text:span><text:span text:style-name="T1">, чтоб потом спать до одиннадцати и ни хрена не выспаться при этом?</text:span> На работу опять к часу<text:span text:style-name="T13">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20"><text:span text:style-name="T1">Я нашарил ногами тапки и пошёл в ванную. Проходя мимо стола, зацепился взглядом за</text:span> эскиз <text:span text:style-name="T1">рисунка</text:span>.&lt;<text:span text:style-name="T95">эскиз рисунка с первой главы – Сел на фоне звёзд</text:span>&gt;</text:p>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Надо начать задуманное в течении трёх суток. У меня эта граница уже раз двадцать пройдена.</text:span></text:p>
      <text:p text:style-name="P11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9">Хоть абзац напишу! Уже хоть какой-то крохотный шажок, с которого можно будет начать. Как там у Лао-Цзы? Дорога в тысячу ли начинается-бла-бла-бля!</text:p>
      <text:p text:style-name="P119">Попытка притронуться щёткой к зубу вызвала ноющую боль. </text:p>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27T17:30:04.197560020</dc:date>
    <meta:editing-duration>P122DT5H34M23S</meta:editing-duration>
    <meta:editing-cycles>7343</meta:editing-cycles>
    <meta:generator>LibreOffice/5.1.6.2$Linux_X86_64 LibreOffice_project/10m0$Build-2</meta:generator>
    <meta:document-statistic meta:table-count="0" meta:image-count="0" meta:object-count="0" meta:page-count="194" meta:paragraph-count="4142" meta:word-count="85845" meta:character-count="569799" meta:non-whitespace-character-count="484130"/>
  </office:meta>
</office:document-meta>
</file>